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7.609cm"/>
    </style:style>
    <style:style style:name="co6" style:family="table-column">
      <style:table-column-properties fo:break-before="auto" style:column-width="8.0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Nimbus Sans L"/>
    </style:style>
    <style:style style:name="ce4" style:family="table-cell" style:parent-style-name="Default" style:data-style-name="N100">
      <style:text-properties style:font-name="Nimbus Sans L"/>
    </style:style>
    <style:style style:name="ce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6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9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2" style:family="table-cell" style:parent-style-name="Default">
      <style:text-properties style:font-name="Thoth Int" fo:font-size="11pt" style:font-size-asian="11pt" style:font-size-complex="11pt"/>
    </style:style>
    <style:style style:name="ce13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5" style:family="table-cell" style:parent-style-name="Default" style:data-style-name="N100">
      <style:table-cell-properties fo:background-color="#ffffff" style:cell-protect="none" style:print-content="true" fo:border="0.035cm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7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8" style:family="table-cell" style:parent-style-name="Default" style:data-style-name="N100">
      <style:table-cell-properties fo:border="0.002cm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3"/>
        <table:table-column table:style-name="co4" table:default-cell-style-name="ce13"/>
        <table:table-column table:style-name="co3" table:default-cell-style-name="ce4"/>
        <table:table-column table:style-name="co3" table:default-cell-style-name="ce13"/>
        <table:table-column table:style-name="co4" table:default-cell-style-name="ce13"/>
        <table:table-column table:style-name="co3" table:default-cell-style-name="ce4"/>
        <table:table-column table:style-name="co3" table:default-cell-style-name="ce13"/>
        <table:table-column table:style-name="co4" table:default-cell-style-name="ce13"/>
        <table:table-column table:style-name="co3" table:number-columns-repeated="2" table:default-cell-style-name="ce13"/>
        <table:table-column table:style-name="co4" table:number-columns-repeated="2" table:default-cell-style-name="ce13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1002" table:default-cell-style-name="ce4"/>
        <table:table-column table:style-name="co3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Version 0.8.9</text:p>
          </table:table-cell>
          <table:covered-table-cell table:style-name="ce7"/>
          <table:table-cell table:style-name="ce9" office:value-type="string" table:number-columns-spanned="16" table:number-rows-spanned="1">
            <text:p><text:span text:style-name="T2">NOTE</text:span>: You must have the <text:span text:style-name="T2">Thoth-Int</text:span> font installed to view the QS columns</text:p>
          </table:table-cell>
          <table:covered-table-cell table:style-name="ce11"/>
          <table:covered-table-cell table:style-name="ce14"/>
          <table:covered-table-cell table:style-name="ce16"/>
          <table:covered-table-cell table:style-name="ce11"/>
          <table:covered-table-cell table:style-name="ce11"/>
          <table:covered-table-cell table:style-name="ce16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4"/>
          <table:covered-table-cell table:style-name="ce11"/>
          <table:covered-table-cell table:style-name="ce16"/>
          <table:covered-table-cell table:style-name="ce17"/>
          <table:covered-table-cell table:style-name="ce6"/>
          <table:table-cell table:style-name="ce6" table:number-columns-repeated="2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0=irregular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1=regular: add _-ed_, _-s_ and _-ing_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2=regular: add _-ed_, <text:s/>_-es_ <text:s/>and _-ing_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3=regular: add _-d_, _-s_ and drop the _e_ and _ing_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4=regular: <text:span text:style-name="T1">change _y_ to _i_ and add _-ed_, _-es_ but just add _-ing_ (with y intact)</text:span>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5=special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*=double last letter for _-ed_ and _-ing_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d=/d/ <text:s text:c="5"/>d=/Id, @d/ <text:s text:c="6"/>t=/t/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n=[iN]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s=/s/ <text:s text:c="4"/>z=/z/ <text:s text:c="4"/>_z=/@z, Iz/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1">
          <table:table-cell table:style-name="ce1" office:value-type="string">
            <text:p>x=form missing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2">
          <table:table-cell table:style-name="Default" table:number-columns-repeated="1020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Version 0.8.x</text:p>
          </table:table-cell>
          <table:covered-table-cell table:style-name="ce7"/>
          <table:table-cell table:style-name="ce9" office:value-type="string" table:number-columns-spanned="16" table:number-rows-spanned="1">
            <text:p><text:span text:style-name="T2">NOTE</text:span>: You must have the <text:span text:style-name="T2">Thoth-Int</text:span> font installed to view the QS columns</text:p>
          </table:table-cell>
          <table:covered-table-cell table:style-name="ce11"/>
          <table:covered-table-cell table:style-name="ce14"/>
          <table:covered-table-cell table:style-name="ce16"/>
          <table:covered-table-cell table:style-name="ce11"/>
          <table:covered-table-cell table:style-name="ce11"/>
          <table:covered-table-cell table:style-name="ce16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4"/>
          <table:covered-table-cell table:style-name="ce11"/>
          <table:covered-table-cell table:style-name="ce16"/>
          <table:covered-table-cell table:style-name="ce17"/>
          <table:covered-table-cell table:style-name="ce6"/>
          <table:table-cell table:style-name="ce6" table:number-columns-repeated="1002"/>
          <table:table-cell table:number-columns-repeated="4"/>
        </table:table-row>
        <table:table-row table:style-name="ro3">
          <table:table-cell table:style-name="ce2" office:value-type="string">
            <text:p>WORD</text:p>
          </table:table-cell>
          <table:table-cell table:style-name="ce8" office:value-type="string">
            <text:p>POS</text:p>
          </table:table-cell>
          <table:table-cell table:style-name="ce8" office:value-type="string">
            <text:p>Ph-RP</text:p>
          </table:table-cell>
          <table:table-cell table:style-name="ce8" office:value-type="string">
            <text:p>QS-RP (j)</text:p>
          </table:table-cell>
          <table:table-cell table:style-name="ce15" office:value-type="string">
            <text:p>QS-RP (s)</text:p>
          </table:table-cell>
          <table:table-cell table:style-name="ce8" office:value-type="string">
            <text:p>Ph-GA</text:p>
          </table:table-cell>
          <table:table-cell table:style-name="ce8" office:value-type="string">
            <text:p>QS-GA (j)</text:p>
          </table:table-cell>
          <table:table-cell table:style-name="ce8" office:value-type="string">
            <text:p>QS-GA (s)</text:p>
          </table:table-cell>
          <table:table-cell table:style-name="ce8" office:value-type="string">
            <text:p>Ph-Au</text:p>
          </table:table-cell>
          <table:table-cell table:style-name="ce8" office:value-type="string">
            <text:p>QS-Au (j)</text:p>
          </table:table-cell>
          <table:table-cell table:style-name="ce8" office:value-type="string">
            <text:p>QS-Au (s)</text:p>
          </table:table-cell>
          <table:table-cell table:style-name="ce8" office:value-type="string">
            <text:p>Main.Int.QS (j)</text:p>
          </table:table-cell>
          <table:table-cell table:style-name="ce8" office:value-type="string">
            <text:p>Alt.Int.QS (j)</text:p>
          </table:table-cell>
          <table:table-cell table:style-name="ce15" office:value-type="string">
            <text:p>Main.Int.QS (s)</text:p>
          </table:table-cell>
          <table:table-cell table:style-name="ce8" office:value-type="string">
            <text:p>Alt.Int.QS(s)</text:p>
          </table:table-cell>
          <table:table-cell table:style-name="ce8" office:value-type="string">
            <text:p>Code</text:p>
          </table:table-cell>
          <table:table-cell table:style-name="ce18" office:value-type="string">
            <text:p>Tags (w=weak, n=NORTH set, f=FORCE set)</text:p>
          </table:table-cell>
          <table:table-cell table:style-name="ce18" office:value-type="string">
            <text:p>NOTES</text:p>
          </table:table-cell>
          <table:table-cell table:style-name="ce5" table:number-columns-repeated="1002"/>
          <table:table-cell table:number-columns-repeated="4"/>
        </table:table-row>
        <table:table-row table:style-name="ro4">
          <table:table-cell table:style-name="ce1" office:value-type="string">
            <text:p>IRREGULAR</text:p>
          </table:table-cell>
          <table:table-cell table:style-name="ce7"/>
          <table:table-cell table:style-name="ce10"/>
          <table:table-cell table:style-name="ce11"/>
          <table:table-cell table:style-name="ce14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4"/>
          <table:table-cell table:style-name="ce11"/>
          <table:table-cell table:style-name="ce16"/>
          <table:table-cell table:style-name="ce17"/>
          <table:table-cell table:style-name="ce6" table:number-columns-repeated="3"/>
          <table:table-cell table:style-name="Default"/>
          <table:table-cell table:style-name="ce6" table:number-columns-repeated="1003"/>
        </table:table-row>
        <table:table-row table:style-name="ro5">
          <table:table-cell table:style-name="ce3" office:value-type="string">
            <text:p>ag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eIdZ</text:p>
          </table:table-cell>
          <table:table-cell table:style-name="ce12" office:value-type="string">
            <text:p>Aj</text:p>
          </table:table-cell>
          <table:table-cell table:style-name="ce12"/>
          <table:table-cell table:style-name="ce3" office:value-type="string">
            <text:p>eIdZ</text:p>
          </table:table-cell>
          <table:table-cell table:style-name="ce12" office:value-type="string">
            <text:p>Aj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ad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age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aging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ages</text:p>
          </table:table-cell>
          <table:table-cell table:style-name="ce3" office:value-type="string">
            <text:p>0 _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bite</text:p>
          </table:table-cell>
          <table:table-cell office:value-type="string">
            <text:p>0</text:p>
          </table:table-cell>
          <table:table-cell office:value-type="string">
            <text:p>baIt</text:p>
          </table:table-cell>
          <table:table-cell office:value-type="string">
            <text:p>bIt</text:p>
          </table:table-cell>
          <table:table-cell/>
          <table:table-cell office:value-type="string">
            <text:p>baIt</text:p>
          </table:table-cell>
          <table:table-cell office:value-type="string">
            <text:p>bIt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bi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It</text:p>
          </table:table-cell>
          <table:table-cell table:style-name="ce12" office:value-type="string">
            <text:p>bit</text:p>
          </table:table-cell>
          <table:table-cell table:style-name="ce12"/>
          <table:table-cell table:style-name="ce3" office:value-type="string">
            <text:p>bIt</text:p>
          </table:table-cell>
          <table:table-cell table:style-name="ce12" office:value-type="string">
            <text:p>bi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bite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bit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bitt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It=n</text:p>
          </table:table-cell>
          <table:table-cell table:style-name="ce12" office:value-type="string">
            <text:p>bitn</text:p>
          </table:table-cell>
          <table:table-cell table:style-name="ce12"/>
          <table:table-cell table:style-name="ce3" office:value-type="string">
            <text:p>bIt=n</text:p>
          </table:table-cell>
          <table:table-cell table:style-name="ce12" office:value-type="string">
            <text:p>bitn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burst</text:p>
          </table:table-cell>
          <table:table-cell office:value-type="string">
            <text:p>0</text:p>
          </table:table-cell>
          <table:table-cell office:value-type="string">
            <text:p>b3:st</text:p>
          </table:table-cell>
          <table:table-cell office:value-type="string">
            <text:p>büst</text:p>
          </table:table-cell>
          <table:table-cell/>
          <table:table-cell office:value-type="string">
            <text:p>b3`:st</text:p>
          </table:table-cell>
          <table:table-cell office:value-type="string">
            <text:p>büst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burst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burst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office:value-type="string">
            <text:p>df</text:p>
          </table:table-cell>
          <table:table-cell table:style-name="ce1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cancel</text:p>
          </table:table-cell>
          <table:table-cell office:value-type="string">
            <text:p>0</text:p>
          </table:table-cell>
          <table:table-cell office:value-type="string">
            <text:p>k{n(t)s=l</text:p>
          </table:table-cell>
          <table:table-cell office:value-type="string">
            <text:p>kansl</text:p>
          </table:table-cell>
          <table:table-cell/>
          <table:table-cell office:value-type="string">
            <text:p>k{n(t)s=l</text:p>
          </table:table-cell>
          <table:table-cell office:value-type="string">
            <text:p>kansl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cancel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cancell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cancel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cancell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cancel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dig</text:p>
          </table:table-cell>
          <table:table-cell office:value-type="string">
            <text:p>0</text:p>
          </table:table-cell>
          <table:table-cell office:value-type="string">
            <text:p>dIg</text:p>
          </table:table-cell>
          <table:table-cell office:value-type="string">
            <text:p>dig</text:p>
          </table:table-cell>
          <table:table-cell/>
          <table:table-cell office:value-type="string">
            <text:p>dIg</text:p>
          </table:table-cell>
          <table:table-cell office:value-type="string">
            <text:p>dig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digg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dig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dug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dVg</text:p>
          </table:table-cell>
          <table:table-cell table:style-name="ce12" office:value-type="string">
            <text:p>dug</text:p>
          </table:table-cell>
          <table:table-cell table:style-name="ce12"/>
          <table:table-cell table:style-name="ce3" office:value-type="string">
            <text:p>dVg</text:p>
          </table:table-cell>
          <table:table-cell table:style-name="ce12" office:value-type="string">
            <text:p>dug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dream</text:p>
          </table:table-cell>
          <table:table-cell office:value-type="string">
            <text:p>0</text:p>
          </table:table-cell>
          <table:table-cell office:value-type="string">
            <text:p>dri:m</text:p>
          </table:table-cell>
          <table:table-cell office:value-type="string">
            <text:p>drEm</text:p>
          </table:table-cell>
          <table:table-cell/>
          <table:table-cell office:value-type="string">
            <text:p>dri:m</text:p>
          </table:table-cell>
          <table:table-cell office:value-type="string">
            <text:p>drEm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dreame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-drem(p)t <text:s/>2-dri:md</text:p>
          </table:table-cell>
          <table:table-cell table:style-name="ce12" office:value-type="string">
            <text:p>1-dremt-&gt;1 <text:s/>2-drEmd-&gt;2</text:p>
          </table:table-cell>
          <table:table-cell table:style-name="ce12"/>
          <table:table-cell table:style-name="ce3" office:value-type="string">
            <text:p>dri:md</text:p>
          </table:table-cell>
          <table:table-cell table:style-name="ce12" office:value-type="string">
            <text:p>DrEmd-&gt;2</text:p>
          </table:table-cell>
          <table:table-cell table:style-name="ce12"/>
          <table:table-cell table:style-name="ce3" office:value-type="string">
            <text:p>rp1O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dream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dream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dream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drem(p)t</text:p>
          </table:table-cell>
          <table:table-cell table:style-name="ce12" office:value-type="string">
            <text:p>dremt</text:p>
          </table:table-cell>
          <table:table-cell table:style-name="ce12"/>
          <table:table-cell table:style-name="ce3" office:value-type="string">
            <text:p>drem(p)t</text:p>
          </table:table-cell>
          <table:table-cell table:style-name="ce12" office:value-type="string">
            <text:p>dremt</text:p>
          </table:table-cell>
          <table:table-cell table:style-name="ce12"/>
          <table:table-cell table:style-name="ce3" office:value-type="string">
            <text:p>rp/ga O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le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li:</text:p>
          </table:table-cell>
          <table:table-cell table:style-name="ce12" office:value-type="string">
            <text:p>flE</text:p>
          </table:table-cell>
          <table:table-cell table:style-name="ce12"/>
          <table:table-cell table:style-name="ce3" office:value-type="string">
            <text:p>fli:</text:p>
          </table:table-cell>
          <table:table-cell table:style-name="ce12" office:value-type="string">
            <text:p>flE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le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led</text:p>
          </table:table-cell>
          <table:table-cell table:style-name="ce12" office:value-type="string">
            <text:p>fled</text:p>
          </table:table-cell>
          <table:table-cell table:style-name="ce12"/>
          <table:table-cell table:style-name="ce3" office:value-type="string">
            <text:p>fled</text:p>
          </table:table-cell>
          <table:table-cell table:style-name="ce12" office:value-type="string">
            <text:p>fle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lee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le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orgiv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<text:a xlink:href="mailto:1-f@gIv">1-f@gIv</text:a> <text:s/>2-fO:gIv</text:p>
          </table:table-cell>
          <table:table-cell table:style-name="ce12" office:value-type="string">
            <text:p>1-fuÑgiv-&gt;1 <text:s/>2-fögiv-&gt;1</text:p>
          </table:table-cell>
          <table:table-cell table:style-name="ce12"/>
          <table:table-cell table:style-name="ce3" office:value-type="string">
            <text:p>1-f=rgIv <text:s/>2-fO:rgIv</text:p>
          </table:table-cell>
          <table:table-cell table:style-name="ce12" office:value-type="string">
            <text:p>1-furgIv-&gt;1 <text:s/>2-fQrgIv-&gt;1</text:p>
          </table:table-cell>
          <table:table-cell table:style-name="ce12"/>
          <table:table-cell table:style-name="ce3" office:value-type="string">
            <text:p>North : rp,ga 24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orgav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-f@geIv <text:s/>2-fO:geIv</text:p>
          </table:table-cell>
          <table:table-cell table:style-name="ce12" office:value-type="string">
            <text:p>1-fuÑgAv-&gt;1 <text:s/>2-fögAv-&gt;1</text:p>
          </table:table-cell>
          <table:table-cell table:style-name="ce12"/>
          <table:table-cell table:style-name="ce3" office:value-type="string">
            <text:p>1-f=rgeIv <text:s/>2-fO:rgeIv</text:p>
          </table:table-cell>
          <table:table-cell table:style-name="ce12" office:value-type="string">
            <text:p>1-furgAv-&gt;1 <text:s/>2-fQrgAv-&gt;1</text:p>
          </table:table-cell>
          <table:table-cell table:style-name="ce12"/>
          <table:table-cell table:style-name="ce3" office:value-type="string">
            <text:p>North : rp,ga 24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orgiv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orgiv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ri: </text:p>
          </table:table-cell>
          <table:table-cell table:style-name="ce12" office:value-type="string">
            <text:p>frE </text:p>
          </table:table-cell>
          <table:table-cell table:style-name="ce12"/>
          <table:table-cell table:style-name="ce3" office:value-type="string">
            <text:p>fri: <text:s/></text:p>
          </table:table-cell>
          <table:table-cell table:style-name="ce12" office:value-type="string">
            <text:p>frE 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z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ri:z</text:p>
          </table:table-cell>
          <table:table-cell table:style-name="ce12" office:value-type="string">
            <text:p>frEz</text:p>
          </table:table-cell>
          <table:table-cell table:style-name="ce12"/>
          <table:table-cell table:style-name="ce3" office:value-type="string">
            <text:p>fri:z</text:p>
          </table:table-cell>
          <table:table-cell table:style-name="ce12" office:value-type="string">
            <text:p>frEz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zes</text:p>
          </table:table-cell>
          <table:table-cell table:style-name="ce3" office:value-type="string">
            <text:p>0 _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eez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froz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<text:a xlink:href="mailto:fr@Uz">fr@Uz</text:a></text:p>
          </table:table-cell>
          <table:table-cell table:style-name="ce12" office:value-type="string">
            <text:p>frOz</text:p>
          </table:table-cell>
          <table:table-cell table:style-name="ce12"/>
          <table:table-cell table:style-name="ce3" office:value-type="string">
            <text:p>froUz</text:p>
          </table:table-cell>
          <table:table-cell table:style-name="ce12" office:value-type="string">
            <text:p>frOz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ap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:p</text:p>
          </table:table-cell>
          <table:table-cell table:style-name="ce12" office:value-type="string">
            <text:p>lEp</text:p>
          </table:table-cell>
          <table:table-cell table:style-name="ce12"/>
          <table:table-cell table:style-name="ce3" office:value-type="string">
            <text:p>li:p</text:p>
          </table:table-cell>
          <table:table-cell table:style-name="ce12" office:value-type="string">
            <text:p>lEp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ape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-lept <text:s/>2-li:pt</text:p>
          </table:table-cell>
          <table:table-cell table:style-name="ce12" office:value-type="string">
            <text:p>1-lept-&gt;1 <text:s/>2-lEpt-&gt;2</text:p>
          </table:table-cell>
          <table:table-cell table:style-name="ce12"/>
          <table:table-cell table:style-name="ce3" office:value-type="string">
            <text:p>li:pt</text:p>
          </table:table-cell>
          <table:table-cell table:style-name="ce12" office:value-type="string">
            <text:p>lEp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ap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ap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ap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ept</text:p>
          </table:table-cell>
          <table:table-cell table:style-name="ce12" office:value-type="string">
            <text:p>lept</text:p>
          </table:table-cell>
          <table:table-cell table:style-name="ce12"/>
          <table:table-cell table:style-name="ce3" office:value-type="string">
            <text:p>lept</text:p>
          </table:table-cell>
          <table:table-cell table:style-name="ce12" office:value-type="string">
            <text:p>lep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n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end</text:p>
          </table:table-cell>
          <table:table-cell table:style-name="ce12" office:value-type="string">
            <text:p>lend</text:p>
          </table:table-cell>
          <table:table-cell table:style-name="ce12"/>
          <table:table-cell table:style-name="ce3" office:value-type="string">
            <text:p>lend</text:p>
          </table:table-cell>
          <table:table-cell table:style-name="ce12" office:value-type="string">
            <text:p>len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nd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nd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en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ent</text:p>
          </table:table-cell>
          <table:table-cell table:style-name="ce12" office:value-type="string">
            <text:p>lent</text:p>
          </table:table-cell>
          <table:table-cell table:style-name="ce12"/>
          <table:table-cell table:style-name="ce3" office:value-type="string">
            <text:p>lent</text:p>
          </table:table-cell>
          <table:table-cell table:style-name="ce12" office:value-type="string">
            <text:p>len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igh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aIt</text:p>
          </table:table-cell>
          <table:table-cell table:style-name="ce12" office:value-type="string">
            <text:p>lIt</text:p>
          </table:table-cell>
          <table:table-cell table:style-name="ce12"/>
          <table:table-cell table:style-name="ce3" office:value-type="string">
            <text:p>laIt</text:p>
          </table:table-cell>
          <table:table-cell table:style-name="ce12" office:value-type="string">
            <text:p>lI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ighted</text:p>
          </table:table-cell>
          <table:table-cell table:style-name="ce3" office:value-type="string">
            <text:p>0 _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ight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ight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li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t</text:p>
          </table:table-cell>
          <table:table-cell table:style-name="ce12" office:value-type="string">
            <text:p>lit</text:p>
          </table:table-cell>
          <table:table-cell table:style-name="ce12"/>
          <table:table-cell table:style-name="ce3" office:value-type="string">
            <text:p>lit</text:p>
          </table:table-cell>
          <table:table-cell table:style-name="ce12" office:value-type="string">
            <text:p>li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overcome</text:p>
          </table:table-cell>
          <table:table-cell office:value-type="string">
            <text:p>0</text:p>
          </table:table-cell>
          <table:table-cell office:value-type="string">
            <text:p>@Uv@kVm</text:p>
          </table:table-cell>
          <table:table-cell office:value-type="string">
            <text:p>OvuÑkum</text:p>
          </table:table-cell>
          <table:table-cell/>
          <table:table-cell office:value-type="string">
            <text:p>oUv=rkVm</text:p>
          </table:table-cell>
          <table:table-cell office:value-type="string">
            <text:p>Ovurkum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overcam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@Uv@keIm</text:p>
          </table:table-cell>
          <table:table-cell table:style-name="ce12" office:value-type="string">
            <text:p>OvuÑkAm</text:p>
          </table:table-cell>
          <table:table-cell table:style-name="ce12"/>
          <table:table-cell table:style-name="ce3" office:value-type="string">
            <text:p>oUv=rkeIm</text:p>
          </table:table-cell>
          <table:table-cell table:style-name="ce12" office:value-type="string">
            <text:p>OvurkAm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overcom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overcom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hin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aIn</text:p>
          </table:table-cell>
          <table:table-cell table:style-name="ce12" office:value-type="string">
            <text:p>SIn</text:p>
          </table:table-cell>
          <table:table-cell table:style-name="ce12"/>
          <table:table-cell table:style-name="ce3" office:value-type="string">
            <text:p>SaIn</text:p>
          </table:table-cell>
          <table:table-cell table:style-name="ce12" office:value-type="string">
            <text:p>SIn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hin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hin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hin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hon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Qn</text:p>
          </table:table-cell>
          <table:table-cell table:style-name="ce12" office:value-type="string">
            <text:p>Son-&gt;1</text:p>
          </table:table-cell>
          <table:table-cell table:style-name="ce12"/>
          <table:table-cell table:style-name="ce3" office:value-type="string">
            <text:p>SoUn</text:p>
          </table:table-cell>
          <table:table-cell table:style-name="ce12" office:value-type="string">
            <text:p>SOn-&gt;2</text:p>
          </table:table-cell>
          <table:table-cell table:style-name="ce12"/>
          <table:table-cell table:style-name="ce3" office:value-type="string">
            <text:p>two pronun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in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INk</text:p>
          </table:table-cell>
          <table:table-cell table:style-name="ce12" office:value-type="string">
            <text:p>siNk</text:p>
          </table:table-cell>
          <table:table-cell table:style-name="ce12"/>
          <table:table-cell table:style-name="ce3" office:value-type="string">
            <text:p>sINk</text:p>
          </table:table-cell>
          <table:table-cell table:style-name="ce12" office:value-type="string">
            <text:p>siNk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an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{Nk</text:p>
          </table:table-cell>
          <table:table-cell table:style-name="ce12" office:value-type="string">
            <text:p>saNk</text:p>
          </table:table-cell>
          <table:table-cell table:style-name="ce12"/>
          <table:table-cell table:style-name="ce3" office:value-type="string">
            <text:p>s{Nk</text:p>
          </table:table-cell>
          <table:table-cell table:style-name="ce12" office:value-type="string">
            <text:p>saNk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ink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ink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un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VNk</text:p>
          </table:table-cell>
          <table:table-cell table:style-name="ce12" office:value-type="string">
            <text:p>suNk</text:p>
          </table:table-cell>
          <table:table-cell table:style-name="ce12"/>
          <table:table-cell table:style-name="ce3" office:value-type="string">
            <text:p>sVNk</text:p>
          </table:table-cell>
          <table:table-cell table:style-name="ce12" office:value-type="string">
            <text:p>suNk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lid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laId</text:p>
          </table:table-cell>
          <table:table-cell table:style-name="ce12" office:value-type="string">
            <text:p>slId</text:p>
          </table:table-cell>
          <table:table-cell table:style-name="ce12"/>
          <table:table-cell table:style-name="ce3" office:value-type="string">
            <text:p>slaId</text:p>
          </table:table-cell>
          <table:table-cell table:style-name="ce12" office:value-type="string">
            <text:p>slI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li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lid</text:p>
          </table:table-cell>
          <table:table-cell table:style-name="ce12" office:value-type="string">
            <text:p>slid</text:p>
          </table:table-cell>
          <table:table-cell table:style-name="ce12"/>
          <table:table-cell table:style-name="ce3" office:value-type="string">
            <text:p>slid</text:p>
          </table:table-cell>
          <table:table-cell table:style-name="ce12" office:value-type="string">
            <text:p>sli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lid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lid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mell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mel</text:p>
          </table:table-cell>
          <table:table-cell table:style-name="ce12" office:value-type="string">
            <text:p>smel</text:p>
          </table:table-cell>
          <table:table-cell table:style-name="ce12"/>
          <table:table-cell table:style-name="ce3" office:value-type="string">
            <text:p>smel</text:p>
          </table:table-cell>
          <table:table-cell table:style-name="ce12" office:value-type="string">
            <text:p>smel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mell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mell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mell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mel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melt</text:p>
          </table:table-cell>
          <table:table-cell table:style-name="ce12" office:value-type="string">
            <text:p>smelt</text:p>
          </table:table-cell>
          <table:table-cell table:style-name="ce12"/>
          <table:table-cell table:style-name="ce3" office:value-type="string">
            <text:p>smelt</text:p>
          </table:table-cell>
          <table:table-cell table:style-name="ce12" office:value-type="string">
            <text:p>smel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pell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pel</text:p>
          </table:table-cell>
          <table:table-cell table:style-name="ce12" office:value-type="string">
            <text:p>spel</text:p>
          </table:table-cell>
          <table:table-cell table:style-name="ce12"/>
          <table:table-cell table:style-name="ce3" office:value-type="string">
            <text:p>spel</text:p>
          </table:table-cell>
          <table:table-cell table:style-name="ce12" office:value-type="string">
            <text:p>spel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pelled</text:p>
          </table:table-cell>
          <table:table-cell table:style-name="ce3" office:value-type="string">
            <text:p>0 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pell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pell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pel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pelt</text:p>
          </table:table-cell>
          <table:table-cell table:style-name="ce12" office:value-type="string">
            <text:p>spelt</text:p>
          </table:table-cell>
          <table:table-cell table:style-name="ce12"/>
          <table:table-cell table:style-name="ce3" office:value-type="string">
            <text:p>spelt</text:p>
          </table:table-cell>
          <table:table-cell table:style-name="ce12" office:value-type="string">
            <text:p>spel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ar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e@</text:p>
          </table:table-cell>
          <table:table-cell table:style-name="ce12" office:value-type="string">
            <text:p>swÄ</text:p>
          </table:table-cell>
          <table:table-cell table:style-name="ce12"/>
          <table:table-cell table:style-name="ce3" office:value-type="string">
            <text:p>swe=r</text:p>
          </table:table-cell>
          <table:table-cell table:style-name="ce12" office:value-type="string">
            <text:p>swÄ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ar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ar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or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O:</text:p>
          </table:table-cell>
          <table:table-cell table:style-name="ce12" office:value-type="string">
            <text:p>swö</text:p>
          </table:table-cell>
          <table:table-cell table:style-name="ce12"/>
          <table:table-cell table:style-name="ce3" office:value-type="string">
            <text:p>1-swO:r <text:s/>2-swo:r</text:p>
          </table:table-cell>
          <table:table-cell table:style-name="ce12" office:value-type="string">
            <text:p>1-swQr-&gt;1 <text:s/>2=1</text:p>
          </table:table-cell>
          <table:table-cell table:style-name="ce12"/>
          <table:table-cell table:style-name="ce3" office:value-type="string">
            <text:p>force <text:s/>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or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O:n</text:p>
          </table:table-cell>
          <table:table-cell table:style-name="ce12" office:value-type="string">
            <text:p>swön</text:p>
          </table:table-cell>
          <table:table-cell table:style-name="ce12"/>
          <table:table-cell table:style-name="ce3" office:value-type="string">
            <text:p>1-swO:rn <text:s/>2-swo:rn</text:p>
          </table:table-cell>
          <table:table-cell table:style-name="ce12" office:value-type="string">
            <text:p>1-swQrn-&gt;1 <text:s/>2=1</text:p>
          </table:table-cell>
          <table:table-cell table:style-name="ce12"/>
          <table:table-cell table:style-name="ce3" office:value-type="string">
            <text:p>force <text:s/>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ep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i:p</text:p>
          </table:table-cell>
          <table:table-cell table:style-name="ce12" office:value-type="string">
            <text:p>swEp</text:p>
          </table:table-cell>
          <table:table-cell table:style-name="ce12"/>
          <table:table-cell table:style-name="ce3" office:value-type="string">
            <text:p>swi:p</text:p>
          </table:table-cell>
          <table:table-cell table:style-name="ce12" office:value-type="string">
            <text:p>swEp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ep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eps</text:p>
          </table:table-cell>
          <table:table-cell table:style-name="ce3" office:value-type="string">
            <text:p>0 s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ep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ept</text:p>
          </table:table-cell>
          <table:table-cell table:style-name="ce12" office:value-type="string">
            <text:p>swept</text:p>
          </table:table-cell>
          <table:table-cell table:style-name="ce12"/>
          <table:table-cell table:style-name="ce3" office:value-type="string">
            <text:p>swept</text:p>
          </table:table-cell>
          <table:table-cell table:style-name="ce12" office:value-type="string">
            <text:p>swep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Im</text:p>
          </table:table-cell>
          <table:table-cell table:style-name="ce12" office:value-type="string">
            <text:p>swim</text:p>
          </table:table-cell>
          <table:table-cell table:style-name="ce12"/>
          <table:table-cell table:style-name="ce3" office:value-type="string">
            <text:p>swIm</text:p>
          </table:table-cell>
          <table:table-cell table:style-name="ce12" office:value-type="string">
            <text:p>swim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a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{m</text:p>
          </table:table-cell>
          <table:table-cell table:style-name="ce12" office:value-type="string">
            <text:p>swam</text:p>
          </table:table-cell>
          <table:table-cell table:style-name="ce12"/>
          <table:table-cell table:style-name="ce3" office:value-type="string">
            <text:p>sw{m</text:p>
          </table:table-cell>
          <table:table-cell table:style-name="ce12" office:value-type="string">
            <text:p>swam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mm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m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u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Vm</text:p>
          </table:table-cell>
          <table:table-cell table:style-name="ce12" office:value-type="string">
            <text:p>swum</text:p>
          </table:table-cell>
          <table:table-cell table:style-name="ce12"/>
          <table:table-cell table:style-name="ce3" office:value-type="string">
            <text:p>swVm</text:p>
          </table:table-cell>
          <table:table-cell table:style-name="ce12" office:value-type="string">
            <text:p>swum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ng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IN</text:p>
          </table:table-cell>
          <table:table-cell table:style-name="ce12" office:value-type="string">
            <text:p>swiN</text:p>
          </table:table-cell>
          <table:table-cell table:style-name="ce12"/>
          <table:table-cell table:style-name="ce3" office:value-type="string">
            <text:p>swIN</text:p>
          </table:table-cell>
          <table:table-cell table:style-name="ce12" office:value-type="string">
            <text:p>swiN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nging</text:p>
          </table:table-cell>
          <table:table-cell table:style-name="ce3" office:value-type="string">
            <text:p>0 <text:s/>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ing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swung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wVN</text:p>
          </table:table-cell>
          <table:table-cell table:style-name="ce12" office:value-type="string">
            <text:p>swuN</text:p>
          </table:table-cell>
          <table:table-cell table:style-name="ce12"/>
          <table:table-cell table:style-name="ce3" office:value-type="string">
            <text:p>swVN</text:p>
          </table:table-cell>
          <table:table-cell table:style-name="ce12" office:value-type="string">
            <text:p>swuN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tear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te@</text:p>
          </table:table-cell>
          <table:table-cell table:style-name="ce12" office:value-type="string">
            <text:p>tÄ</text:p>
          </table:table-cell>
          <table:table-cell table:style-name="ce12"/>
          <table:table-cell table:style-name="ce3" office:value-type="string">
            <text:p>1-te=r <text:s/>2-t{=r</text:p>
          </table:table-cell>
          <table:table-cell table:style-name="ce12" office:value-type="string">
            <text:p>1-teur-&gt;1 <text:s/>2=taur-&gt;1</text:p>
          </table:table-cell>
          <table:table-cell table:style-name="ce12"/>
          <table:table-cell table:style-name="ce3" office:value-type="string">
            <text:p>Ga 20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tear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tear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tor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tO:</text:p>
          </table:table-cell>
          <table:table-cell table:style-name="ce12" office:value-type="string">
            <text:p>tö</text:p>
          </table:table-cell>
          <table:table-cell table:style-name="ce12"/>
          <table:table-cell table:style-name="ce3" office:value-type="string">
            <text:p>1-tO:r <text:s/>2-to:r</text:p>
          </table:table-cell>
          <table:table-cell table:style-name="ce12" office:value-type="string">
            <text:p>1-tQr-&gt;1 <text:s/>2=1</text:p>
          </table:table-cell>
          <table:table-cell table:style-name="ce12"/>
          <table:table-cell table:style-name="ce3" office:value-type="string">
            <text:p>force <text:s/>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tor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tO:n</text:p>
          </table:table-cell>
          <table:table-cell table:style-name="ce12" office:value-type="string">
            <text:p>tön</text:p>
          </table:table-cell>
          <table:table-cell table:style-name="ce12"/>
          <table:table-cell table:style-name="ce3" office:value-type="string">
            <text:p>1-tO:rn <text:s/>2-to:rn</text:p>
          </table:table-cell>
          <table:table-cell table:style-name="ce12" office:value-type="string">
            <text:p>1-tQrn-&gt;1 <text:s/>2=1</text:p>
          </table:table-cell>
          <table:table-cell table:style-name="ce12"/>
          <table:table-cell table:style-name="ce3" office:value-type="string">
            <text:p>force <text:s/>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 table:number-rows-repeated="2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undergo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Vnd@g@U</text:p>
          </table:table-cell>
          <table:table-cell table:style-name="ce12" office:value-type="string">
            <text:p>unduÑgO</text:p>
          </table:table-cell>
          <table:table-cell table:style-name="ce12"/>
          <table:table-cell table:style-name="ce3" office:value-type="string">
            <text:p>Vnd=rgoU</text:p>
          </table:table-cell>
          <table:table-cell table:style-name="ce12" office:value-type="string">
            <text:p>undurgO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undergoe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undergon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<text:a xlink:href="mailto:Vnd@gQn">Vnd@gQn</text:a></text:p>
          </table:table-cell>
          <table:table-cell table:style-name="ce12" office:value-type="string">
            <text:p>unduÑgon</text:p>
          </table:table-cell>
          <table:table-cell table:style-name="ce12"/>
          <table:table-cell table:style-name="ce3" office:value-type="string">
            <text:p>1-Vnd=rgQ:n <text:s/>2-Vnd=gA:n</text:p>
          </table:table-cell>
          <table:table-cell table:style-name="ce12" office:value-type="string">
            <text:p>1-undurgon-&gt;1 <text:s/>2-undurgRn-&gt;1</text:p>
          </table:table-cell>
          <table:table-cell table:style-name="ce12"/>
          <table:table-cell table:style-name="ce3" office:value-type="string">
            <text:p>ga2:17</text:p>
          </table:table-cell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underwent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<text:a xlink:href="mailto:Vnd@went">Vnd@went</text:a></text:p>
          </table:table-cell>
          <table:table-cell table:style-name="ce12" office:value-type="string">
            <text:p>unduÑwent</text:p>
          </table:table-cell>
          <table:table-cell table:style-name="ce12"/>
          <table:table-cell table:style-name="ce3" office:value-type="string">
            <text:p>Vnd=rwent</text:p>
          </table:table-cell>
          <table:table-cell table:style-name="ce12" office:value-type="string">
            <text:p>undurwent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win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waInd</text:p>
          </table:table-cell>
          <table:table-cell table:style-name="ce12" office:value-type="string">
            <text:p>wInd</text:p>
          </table:table-cell>
          <table:table-cell table:style-name="ce12"/>
          <table:table-cell table:style-name="ce3" office:value-type="string">
            <text:p>waInd</text:p>
          </table:table-cell>
          <table:table-cell table:style-name="ce12" office:value-type="string">
            <text:p>wIn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winded</text:p>
          </table:table-cell>
          <table:table-cell table:style-name="ce3" office:value-type="string">
            <text:p>0 _d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winding</text:p>
          </table:table-cell>
          <table:table-cell table:style-name="ce3" office:value-type="string">
            <text:p>0 n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winds</text:p>
          </table:table-cell>
          <table:table-cell table:style-name="ce3" office:value-type="string">
            <text:p>0 z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ce3" office:value-type="string">
            <text:p>woun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waUnd</text:p>
          </table:table-cell>
          <table:table-cell table:style-name="ce12" office:value-type="string">
            <text:p>wWnd</text:p>
          </table:table-cell>
          <table:table-cell table:style-name="ce12"/>
          <table:table-cell table:style-name="ce3" office:value-type="string">
            <text:p>waUnd</text:p>
          </table:table-cell>
          <table:table-cell table:style-name="ce12" office:value-type="string">
            <text:p>wWnd</text:p>
          </table:table-cell>
          <table:table-cell table:style-name="ce1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6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7">
          <table:table-cell table:style-name="ce3" table:number-columns-repeated="3"/>
          <table:table-cell table:style-name="ce12" table:number-columns-repeated="2"/>
          <table:table-cell table:style-name="ce3"/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table:style-name="Default" office:value-type="string">
            <text:p>REGULAR</text:p>
          </table:table-cell>
          <table:table-cell table:style-name="Default" table:number-columns-repeated="7"/>
          <table:table-cell table:style-name="ce3"/>
          <table:table-cell table:style-name="ce12" table:number-columns-repeated="6"/>
          <table:table-cell table:style-name="ce3" table:number-columns-repeated="3"/>
          <table:table-cell table:style-name="Default" table:number-columns-repeated="1002"/>
          <table:table-cell table:number-columns-repeated="4"/>
        </table:table-row>
        <table:table-row table:style-name="ro5">
          <table:table-cell office:value-type="string">
            <text:p>adjust</text:p>
          </table:table-cell>
          <table:table-cell office:value-type="string">
            <text:p>1 _dsn</text:p>
          </table:table-cell>
          <table:table-cell office:value-type="string">
            <text:p>@dZVst</text:p>
          </table:table-cell>
          <table:table-cell office:value-type="string">
            <text:p>ujust</text:p>
          </table:table-cell>
          <table:table-cell/>
          <table:table-cell office:value-type="string">
            <text:p>@dZVst</text:p>
          </table:table-cell>
          <table:table-cell office:value-type="string">
            <text:p>ujust</text:p>
          </table:table-cell>
          <table:table-cell table:number-columns-repeated="1017"/>
        </table:table-row>
        <table:table-row table:style-name="ro5">
          <table:table-cell office:value-type="string">
            <text:p>administer</text:p>
          </table:table-cell>
          <table:table-cell office:value-type="string">
            <text:p>1 dzn</text:p>
          </table:table-cell>
          <table:table-cell office:value-type="string">
            <text:p>1-@dmInIst@ <text:s/>2-{dmInIst@ <text:s/>3-@dmIn@st@</text:p>
          </table:table-cell>
          <table:table-cell office:value-type="string">
            <text:p>1-udministuÑ-&gt;1 <text:s/>2-administuÑ-&gt;2 <text:s/>3-udminustuÑ-&gt;1</text:p>
          </table:table-cell>
          <table:table-cell/>
          <table:table-cell office:value-type="string">
            <text:p>@dmInIst=r</text:p>
          </table:table-cell>
          <table:table-cell office:value-type="string">
            <text:p>udministur</text:p>
          </table:table-cell>
          <table:table-cell/>
          <table:table-cell office:value-type="string">
            <text:p>major exception</text:p>
          </table:table-cell>
          <table:table-cell table:number-columns-repeated="1015"/>
        </table:table-row>
        <table:table-row table:style-name="ro5">
          <table:table-cell office:value-type="string">
            <text:p>admire</text:p>
          </table:table-cell>
          <table:table-cell office:value-type="string">
            <text:p>3 dsn</text:p>
          </table:table-cell>
          <table:table-cell office:value-type="string">
            <text:p>@dmaI@</text:p>
          </table:table-cell>
          <table:table-cell office:value-type="string">
            <text:p>udmÏ</text:p>
          </table:table-cell>
          <table:table-cell/>
          <table:table-cell office:value-type="string">
            <text:p>@dmaI=r</text:p>
          </table:table-cell>
          <table:table-cell office:value-type="string">
            <text:p>udmÏ</text:p>
          </table:table-cell>
          <table:table-cell table:number-columns-repeated="1017"/>
        </table:table-row>
        <table:table-row table:style-name="ro5">
          <table:table-cell office:value-type="string">
            <text:p>advance</text:p>
          </table:table-cell>
          <table:table-cell office:value-type="string">
            <text:p>3 tzn</text:p>
          </table:table-cell>
          <table:table-cell office:value-type="string">
            <text:p>@dvA:n(t)s</text:p>
          </table:table-cell>
          <table:table-cell office:value-type="string">
            <text:p>udvRns</text:p>
          </table:table-cell>
          <table:table-cell/>
          <table:table-cell office:value-type="string">
            <text:p>@dv{n(t)s</text:p>
          </table:table-cell>
          <table:table-cell office:value-type="string">
            <text:p>udvans</text:p>
          </table:table-cell>
          <table:table-cell/>
          <table:table-cell office:value-type="string">
            <text:p>rp16</text:p>
          </table:table-cell>
          <table:table-cell table:number-columns-repeated="1015"/>
        </table:table-row>
        <table:table-row table:style-name="ro5">
          <table:table-cell office:value-type="string">
            <text:p>allege</text:p>
          </table:table-cell>
          <table:table-cell office:value-type="string">
            <text:p>3 d_zn</text:p>
          </table:table-cell>
          <table:table-cell office:value-type="string">
            <text:p>1-@ledZ <text:s/>2-{ledZ</text:p>
          </table:table-cell>
          <table:table-cell office:value-type="string">
            <text:p>1-ulej-&gt;1 <text:s/>2-alej-&gt;2</text:p>
          </table:table-cell>
          <table:table-cell/>
          <table:table-cell office:value-type="string">
            <text:p>@ledZ</text:p>
          </table:table-cell>
          <table:table-cell office:value-type="string">
            <text:p>ulej-&gt;1</text:p>
          </table:table-cell>
          <table:table-cell/>
          <table:table-cell office:value-type="string">
            <text:p>major exception</text:p>
          </table:table-cell>
          <table:table-cell table:number-columns-repeated="1015"/>
        </table:table-row>
        <table:table-row table:style-name="ro5">
          <table:table-cell office:value-type="string">
            <text:p>allocate</text:p>
          </table:table-cell>
          <table:table-cell office:value-type="string">
            <text:p>3 dsn</text:p>
          </table:table-cell>
          <table:table-cell office:value-type="string">
            <text:p>{l@keIt</text:p>
          </table:table-cell>
          <table:table-cell office:value-type="string">
            <text:p>alukAt</text:p>
          </table:table-cell>
          <table:table-cell/>
          <table:table-cell office:value-type="string">
            <text:p>{l@keIt</text:p>
          </table:table-cell>
          <table:table-cell office:value-type="string">
            <text:p>alukAt</text:p>
          </table:table-cell>
          <table:table-cell table:number-columns-repeated="1017"/>
        </table:table-row>
        <table:table-row table:style-name="ro5">
          <table:table-cell office:value-type="string">
            <text:p>amount</text:p>
          </table:table-cell>
          <table:table-cell office:value-type="string">
            <text:p>1 _dsn</text:p>
          </table:table-cell>
          <table:table-cell office:value-type="string">
            <text:p>@maUnt</text:p>
          </table:table-cell>
          <table:table-cell office:value-type="string">
            <text:p>umWnt</text:p>
          </table:table-cell>
          <table:table-cell/>
          <table:table-cell office:value-type="string">
            <text:p>@maUnt</text:p>
          </table:table-cell>
          <table:table-cell office:value-type="string">
            <text:p>umWnt</text:p>
          </table:table-cell>
          <table:table-cell table:number-columns-repeated="1017"/>
        </table:table-row>
        <table:table-row table:style-name="ro5">
          <table:table-cell office:value-type="string">
            <text:p>anticipate</text:p>
          </table:table-cell>
          <table:table-cell office:value-type="string">
            <text:p>3 _dsn</text:p>
          </table:table-cell>
          <table:table-cell office:value-type="string">
            <text:p>1-{ntIsIpeIt <text:s/>2-{ntIs@peIt</text:p>
          </table:table-cell>
          <table:table-cell office:value-type="string">
            <text:p>1-antisipAt-&gt;1 <text:s/>2-antisupAt-&gt;1</text:p>
          </table:table-cell>
          <table:table-cell/>
          <table:table-cell office:value-type="string">
            <text:p>{ntIsIpeIt</text:p>
          </table:table-cell>
          <table:table-cell office:value-type="string">
            <text:p>antisipA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assert</text:p>
          </table:table-cell>
          <table:table-cell office:value-type="string">
            <text:p>3 _dsn</text:p>
          </table:table-cell>
          <table:table-cell office:value-type="string">
            <text:p>@s3:t</text:p>
          </table:table-cell>
          <table:table-cell office:value-type="string">
            <text:p>usüt</text:p>
          </table:table-cell>
          <table:table-cell/>
          <table:table-cell office:value-type="string">
            <text:p>@s3`:t</text:p>
          </table:table-cell>
          <table:table-cell office:value-type="string">
            <text:p>usüt</text:p>
          </table:table-cell>
          <table:table-cell table:number-columns-repeated="1017"/>
        </table:table-row>
        <table:table-row table:style-name="ro5">
          <table:table-cell office:value-type="string">
            <text:p>assure</text:p>
          </table:table-cell>
          <table:table-cell office:value-type="string">
            <text:p>3 dzn</text:p>
          </table:table-cell>
          <table:table-cell office:value-type="string">
            <text:p>1-@SO: <text:s/>2-@SU@</text:p>
          </table:table-cell>
          <table:table-cell office:value-type="string">
            <text:p>1-uSö-&gt;1 <text:s/>2-uSÜ-&gt;1</text:p>
          </table:table-cell>
          <table:table-cell/>
          <table:table-cell office:value-type="string">
            <text:p>1-@SU=r <text:s/>2-@S3`:</text:p>
          </table:table-cell>
          <table:table-cell office:value-type="string">
            <text:p>1-uSÜ-&gt;1 <text:s/>2-uSü-&gt;1</text:p>
          </table:table-cell>
          <table:table-cell/>
          <table:table-cell office:value-type="string">
            <text:p>rp,ga 22</text:p>
          </table:table-cell>
          <table:table-cell table:number-columns-repeated="1015"/>
        </table:table-row>
        <table:table-row table:style-name="ro5">
          <table:table-cell office:value-type="string">
            <text:p>attribute</text:p>
          </table:table-cell>
          <table:table-cell office:value-type="string">
            <text:p>3 dsn</text:p>
          </table:table-cell>
          <table:table-cell office:value-type="string">
            <text:p>@trIbju:t</text:p>
          </table:table-cell>
          <table:table-cell office:value-type="string">
            <text:p>utribyUt</text:p>
          </table:table-cell>
          <table:table-cell/>
          <table:table-cell office:value-type="string">
            <text:p>1-@trIbj@t <text:s/>2-@trIbju:t</text:p>
          </table:table-cell>
          <table:table-cell office:value-type="string">
            <text:p>1-utribyut-&gt;1 <text:s/>2-utribyUt-&gt;1</text:p>
          </table:table-cell>
          <table:table-cell/>
          <table:table-cell office:value-type="string">
            <text:p>rp32</text:p>
          </table:table-cell>
          <table:table-cell table:number-columns-repeated="1015"/>
        </table:table-row>
        <table:table-row table:style-name="ro5">
          <table:table-cell office:value-type="string">
            <text:p>await</text:p>
          </table:table-cell>
          <table:table-cell office:value-type="string">
            <text:p>1 _dsn</text:p>
          </table:table-cell>
          <table:table-cell office:value-type="string">
            <text:p>@weIt</text:p>
          </table:table-cell>
          <table:table-cell office:value-type="string">
            <text:p>uwAt</text:p>
          </table:table-cell>
          <table:table-cell/>
          <table:table-cell office:value-type="string">
            <text:p>@weIt</text:p>
          </table:table-cell>
          <table:table-cell office:value-type="string">
            <text:p>uwAt</text:p>
          </table:table-cell>
          <table:table-cell table:number-columns-repeated="1017"/>
        </table:table-row>
        <table:table-row table:style-name="ro5">
          <table:table-cell office:value-type="string">
            <text:p>award</text:p>
          </table:table-cell>
          <table:table-cell office:value-type="string">
            <text:p>1 _dzn</text:p>
          </table:table-cell>
          <table:table-cell office:value-type="string">
            <text:p>@wO:d</text:p>
          </table:table-cell>
          <table:table-cell office:value-type="string">
            <text:p>uwöd</text:p>
          </table:table-cell>
          <table:table-cell/>
          <table:table-cell office:value-type="string">
            <text:p>@wO:rd</text:p>
          </table:table-cell>
          <table:table-cell office:value-type="string">
            <text:p>uwQrd</text:p>
          </table:table-cell>
          <table:table-cell table:number-columns-repeated="1017"/>
        </table:table-row>
        <table:table-row table:style-name="ro5">
          <table:table-cell office:value-type="string">
            <text:p>balance</text:p>
          </table:table-cell>
          <table:table-cell office:value-type="string">
            <text:p>3 t_zn</text:p>
          </table:table-cell>
          <table:table-cell office:value-type="string">
            <text:p>b{l@n(t)s</text:p>
          </table:table-cell>
          <table:table-cell office:value-type="string">
            <text:p>baluns</text:p>
          </table:table-cell>
          <table:table-cell/>
          <table:table-cell office:value-type="string">
            <text:p>b{l@n(t)s</text:p>
          </table:table-cell>
          <table:table-cell office:value-type="string">
            <text:p>baluns</text:p>
          </table:table-cell>
          <table:table-cell table:number-columns-repeated="1017"/>
        </table:table-row>
        <table:table-row table:style-name="ro5">
          <table:table-cell office:value-type="string">
            <text:p>ban</text:p>
          </table:table-cell>
          <table:table-cell office:value-type="string">
            <text:p>1* dzn</text:p>
          </table:table-cell>
          <table:table-cell office:value-type="string">
            <text:p>b{n</text:p>
          </table:table-cell>
          <table:table-cell office:value-type="string">
            <text:p>ban</text:p>
          </table:table-cell>
          <table:table-cell/>
          <table:table-cell office:value-type="string">
            <text:p>b{n</text:p>
          </table:table-cell>
          <table:table-cell office:value-type="string">
            <text:p>ban</text:p>
          </table:table-cell>
          <table:table-cell table:number-columns-repeated="1017"/>
        </table:table-row>
        <table:table-row table:style-name="ro5">
          <table:table-cell office:value-type="string">
            <text:p>beg</text:p>
          </table:table-cell>
          <table:table-cell office:value-type="string">
            <text:p>1* dzn</text:p>
          </table:table-cell>
          <table:table-cell table:number-columns-repeated="2" office:value-type="string">
            <text:p>beg</text:p>
          </table:table-cell>
          <table:table-cell/>
          <table:table-cell table:number-columns-repeated="2" office:value-type="string">
            <text:p>beg</text:p>
          </table:table-cell>
          <table:table-cell table:number-columns-repeated="1017"/>
        </table:table-row>
        <table:table-row table:style-name="ro5">
          <table:table-cell office:value-type="string">
            <text:p>behave</text:p>
          </table:table-cell>
          <table:table-cell office:value-type="string">
            <text:p>3 dzn</text:p>
          </table:table-cell>
          <table:table-cell office:value-type="string">
            <text:p>1-bIheIv <text:s/>2-b@heIv</text:p>
          </table:table-cell>
          <table:table-cell office:value-type="string">
            <text:p>1-bihAv-&gt;1 <text:s/>2-buhAv-&gt;1</text:p>
          </table:table-cell>
          <table:table-cell/>
          <table:table-cell office:value-type="string">
            <text:p>bIheIv</text:p>
          </table:table-cell>
          <table:table-cell office:value-type="string">
            <text:p>bihAv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bend</text:p>
          </table:table-cell>
          <table:table-cell office:value-type="string">
            <text:p>1 _dzn</text:p>
          </table:table-cell>
          <table:table-cell table:number-columns-repeated="2" office:value-type="string">
            <text:p>bend</text:p>
          </table:table-cell>
          <table:table-cell/>
          <table:table-cell table:number-columns-repeated="2" office:value-type="string">
            <text:p>bend</text:p>
          </table:table-cell>
          <table:table-cell table:number-columns-repeated="1017"/>
        </table:table-row>
        <table:table-row table:style-name="ro5">
          <table:table-cell office:value-type="string">
            <text:p>bet</text:p>
          </table:table-cell>
          <table:table-cell office:value-type="string">
            <text:p>1* _dsn</text:p>
          </table:table-cell>
          <table:table-cell table:number-columns-repeated="2" office:value-type="string">
            <text:p>bet</text:p>
          </table:table-cell>
          <table:table-cell/>
          <table:table-cell table:number-columns-repeated="2" office:value-type="string">
            <text:p>bet</text:p>
          </table:table-cell>
          <table:table-cell table:number-columns-repeated="1017"/>
        </table:table-row>
        <table:table-row table:style-name="ro5">
          <table:table-cell office:value-type="string">
            <text:p>block</text:p>
          </table:table-cell>
          <table:table-cell office:value-type="string">
            <text:p>1 tsn</text:p>
          </table:table-cell>
          <table:table-cell office:value-type="string">
            <text:p>blQk</text:p>
          </table:table-cell>
          <table:table-cell office:value-type="string">
            <text:p>blok</text:p>
          </table:table-cell>
          <table:table-cell/>
          <table:table-cell office:value-type="string">
            <text:p>blA:k</text:p>
          </table:table-cell>
          <table:table-cell office:value-type="string">
            <text:p>blRk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book</text:p>
          </table:table-cell>
          <table:table-cell office:value-type="string">
            <text:p>1 tsn</text:p>
          </table:table-cell>
          <table:table-cell office:value-type="string">
            <text:p>bUk</text:p>
          </table:table-cell>
          <table:table-cell office:value-type="string">
            <text:p>bVk</text:p>
          </table:table-cell>
          <table:table-cell/>
          <table:table-cell office:value-type="string">
            <text:p>bUk</text:p>
          </table:table-cell>
          <table:table-cell office:value-type="string">
            <text:p>bVk</text:p>
          </table:table-cell>
          <table:table-cell table:number-columns-repeated="1017"/>
        </table:table-row>
        <table:table-row table:style-name="ro5">
          <table:table-cell office:value-type="string">
            <text:p>borrow</text:p>
          </table:table-cell>
          <table:table-cell office:value-type="string">
            <text:p>1 dzn</text:p>
          </table:table-cell>
          <table:table-cell office:value-type="string">
            <text:p>bQr@U</text:p>
          </table:table-cell>
          <table:table-cell office:value-type="string">
            <text:p>borO</text:p>
          </table:table-cell>
          <table:table-cell/>
          <table:table-cell office:value-type="string">
            <text:p>1-bO:roU <text:s/>2-bA:roU</text:p>
          </table:table-cell>
          <table:table-cell office:value-type="string">
            <text:p>1-bQrO-&gt;1 <text:s/>2-bRrO-&gt;1</text:p>
          </table:table-cell>
          <table:table-cell/>
          <table:table-cell office:value-type="string">
            <text:p>ga?</text:p>
          </table:table-cell>
          <table:table-cell table:number-columns-repeated="1015"/>
        </table:table-row>
        <table:table-row table:style-name="ro5">
          <table:table-cell office:value-type="string">
            <text:p>bound</text:p>
          </table:table-cell>
          <table:table-cell office:value-type="string">
            <text:p>1 _dzn</text:p>
          </table:table-cell>
          <table:table-cell office:value-type="string">
            <text:p>baUnd</text:p>
          </table:table-cell>
          <table:table-cell office:value-type="string">
            <text:p>bWnd</text:p>
          </table:table-cell>
          <table:table-cell/>
          <table:table-cell office:value-type="string">
            <text:p>baUnd</text:p>
          </table:table-cell>
          <table:table-cell office:value-type="string">
            <text:p>bWnd</text:p>
          </table:table-cell>
          <table:table-cell table:number-columns-repeated="1017"/>
        </table:table-row>
        <table:table-row table:style-name="ro5">
          <table:table-cell office:value-type="string">
            <text:p>breathe</text:p>
          </table:table-cell>
          <table:table-cell office:value-type="string">
            <text:p>3 dzn</text:p>
          </table:table-cell>
          <table:table-cell office:value-type="string">
            <text:p>bri:D</text:p>
          </table:table-cell>
          <table:table-cell office:value-type="string">
            <text:p>brED</text:p>
          </table:table-cell>
          <table:table-cell/>
          <table:table-cell office:value-type="string">
            <text:p>bri:D</text:p>
          </table:table-cell>
          <table:table-cell office:value-type="string">
            <text:p>brED</text:p>
          </table:table-cell>
          <table:table-cell table:number-columns-repeated="1017"/>
        </table:table-row>
        <table:table-row table:style-name="ro5">
          <table:table-cell office:value-type="string">
            <text:p>brush</text:p>
          </table:table-cell>
          <table:table-cell office:value-type="string">
            <text:p>2 t_zn</text:p>
          </table:table-cell>
          <table:table-cell office:value-type="string">
            <text:p>brVS</text:p>
          </table:table-cell>
          <table:table-cell office:value-type="string">
            <text:p>bruS</text:p>
          </table:table-cell>
          <table:table-cell/>
          <table:table-cell office:value-type="string">
            <text:p>brVS</text:p>
          </table:table-cell>
          <table:table-cell office:value-type="string">
            <text:p>bruS</text:p>
          </table:table-cell>
          <table:table-cell table:number-columns-repeated="1017"/>
        </table:table-row>
        <table:table-row table:style-name="ro5">
          <table:table-cell office:value-type="string">
            <text:p>bury</text:p>
          </table:table-cell>
          <table:table-cell office:value-type="string">
            <text:p>4 dzn</text:p>
          </table:table-cell>
          <table:table-cell office:value-type="string">
            <text:p>beri</text:p>
          </table:table-cell>
          <table:table-cell office:value-type="string">
            <text:p>berE</text:p>
          </table:table-cell>
          <table:table-cell/>
          <table:table-cell office:value-type="string">
            <text:p>beri</text:p>
          </table:table-cell>
          <table:table-cell office:value-type="string">
            <text:p>berE</text:p>
          </table:table-cell>
          <table:table-cell table:number-columns-repeated="1017"/>
        </table:table-row>
        <table:table-row table:style-name="ro5">
          <table:table-cell office:value-type="string">
            <text:p>capture</text:p>
          </table:table-cell>
          <table:table-cell office:value-type="string">
            <text:p>3 dzn</text:p>
          </table:table-cell>
          <table:table-cell office:value-type="string">
            <text:p>1-k{ptS@ <text:s/>2-k{pS@</text:p>
          </table:table-cell>
          <table:table-cell office:value-type="string">
            <text:p>1-kapCuÑ-&gt;1 <text:s/>2-kapSuÑ-&gt;?</text:p>
          </table:table-cell>
          <table:table-cell/>
          <table:table-cell office:value-type="string">
            <text:p>1-k{ptS=r <text:s/>2-k{pS=r</text:p>
          </table:table-cell>
          <table:table-cell office:value-type="string">
            <text:p>1-kapCur-&gt;1 <text:s/>2-kapSur-&gt;?</text:p>
          </table:table-cell>
          <table:table-cell/>
          <table:table-cell office:value-type="string">
            <text:p>hb?</text:p>
          </table:table-cell>
          <table:table-cell table:number-columns-repeated="1015"/>
        </table:table-row>
        <table:table-row table:style-name="ro5">
          <table:table-cell office:value-type="string">
            <text:p>cease</text:p>
          </table:table-cell>
          <table:table-cell office:value-type="string">
            <text:p>3 t_zn</text:p>
          </table:table-cell>
          <table:table-cell office:value-type="string">
            <text:p>si:s</text:p>
          </table:table-cell>
          <table:table-cell office:value-type="string">
            <text:p>sEs</text:p>
          </table:table-cell>
          <table:table-cell/>
          <table:table-cell office:value-type="string">
            <text:p>si:s</text:p>
          </table:table-cell>
          <table:table-cell office:value-type="string">
            <text:p>sEs</text:p>
          </table:table-cell>
          <table:table-cell table:number-columns-repeated="1017"/>
        </table:table-row>
        <table:table-row table:style-name="ro5">
          <table:table-cell office:value-type="string">
            <text:p>celebrate</text:p>
          </table:table-cell>
          <table:table-cell office:value-type="string">
            <text:p>3 _dsn</text:p>
          </table:table-cell>
          <table:table-cell office:value-type="string">
            <text:p>1-sel@breIt <text:s/>2-selIbreIt</text:p>
          </table:table-cell>
          <table:table-cell office:value-type="string">
            <text:p>1-selubrAt-&gt;1 <text:s/>2-selibrAt-&gt;2</text:p>
          </table:table-cell>
          <table:table-cell/>
          <table:table-cell office:value-type="string">
            <text:p>sel@breIt</text:p>
          </table:table-cell>
          <table:table-cell office:value-type="string">
            <text:p>selubrAt-&gt;1</text:p>
          </table:table-cell>
          <table:table-cell/>
          <table:table-cell office:value-type="string">
            <text:p>major exception</text:p>
          </table:table-cell>
          <table:table-cell table:number-columns-repeated="1015"/>
        </table:table-row>
        <table:table-row table:style-name="ro5">
          <table:table-cell office:value-type="string">
            <text:p>chase</text:p>
          </table:table-cell>
          <table:table-cell office:value-type="string">
            <text:p>3 t_zn</text:p>
          </table:table-cell>
          <table:table-cell office:value-type="string">
            <text:p>tSeIs</text:p>
          </table:table-cell>
          <table:table-cell office:value-type="string">
            <text:p>CAs</text:p>
          </table:table-cell>
          <table:table-cell/>
          <table:table-cell office:value-type="string">
            <text:p>tSeIS</text:p>
          </table:table-cell>
          <table:table-cell office:value-type="string">
            <text:p>CAs</text:p>
          </table:table-cell>
          <table:table-cell table:number-columns-repeated="1017"/>
        </table:table-row>
        <table:table-row table:style-name="ro5">
          <table:table-cell office:value-type="string">
            <text:p>cite</text:p>
          </table:table-cell>
          <table:table-cell office:value-type="string">
            <text:p>3 _dsn</text:p>
          </table:table-cell>
          <table:table-cell office:value-type="string">
            <text:p>saIt</text:p>
          </table:table-cell>
          <table:table-cell office:value-type="string">
            <text:p>sIt</text:p>
          </table:table-cell>
          <table:table-cell/>
          <table:table-cell office:value-type="string">
            <text:p>saIt</text:p>
          </table:table-cell>
          <table:table-cell office:value-type="string">
            <text:p>sIt</text:p>
          </table:table-cell>
          <table:table-cell table:number-columns-repeated="1017"/>
        </table:table-row>
        <table:table-row table:style-name="ro5">
          <table:table-cell office:value-type="string">
            <text:p>collapse</text:p>
          </table:table-cell>
          <table:table-cell office:value-type="string">
            <text:p>3 t_zn</text:p>
          </table:table-cell>
          <table:table-cell office:value-type="string">
            <text:p>k@l{ps</text:p>
          </table:table-cell>
          <table:table-cell office:value-type="string">
            <text:p>kulaps</text:p>
          </table:table-cell>
          <table:table-cell/>
          <table:table-cell office:value-type="string">
            <text:p>k@l{ps</text:p>
          </table:table-cell>
          <table:table-cell office:value-type="string">
            <text:p>kulaps</text:p>
          </table:table-cell>
          <table:table-cell table:number-columns-repeated="1017"/>
        </table:table-row>
        <table:table-row table:style-name="ro5">
          <table:table-cell office:value-type="string">
            <text:p>command</text:p>
          </table:table-cell>
          <table:table-cell office:value-type="string">
            <text:p>1 _dzn</text:p>
          </table:table-cell>
          <table:table-cell office:value-type="string">
            <text:p>k@mA:nd</text:p>
          </table:table-cell>
          <table:table-cell office:value-type="string">
            <text:p>kumRnd</text:p>
          </table:table-cell>
          <table:table-cell/>
          <table:table-cell office:value-type="string">
            <text:p>k@m{nd</text:p>
          </table:table-cell>
          <table:table-cell office:value-type="string">
            <text:p>kumand</text:p>
          </table:table-cell>
          <table:table-cell/>
          <table:table-cell office:value-type="string">
            <text:p>rp16</text:p>
          </table:table-cell>
          <table:table-cell table:number-columns-repeated="1015"/>
        </table:table-row>
        <table:table-row table:style-name="ro5">
          <table:table-cell office:value-type="string">
            <text:p>communicate</text:p>
          </table:table-cell>
          <table:table-cell office:value-type="string">
            <text:p>3 _dsn</text:p>
          </table:table-cell>
          <table:table-cell office:value-type="string">
            <text:p>1-k@mju:nIkeIt <text:s/>2-k@mju:n@keIt</text:p>
          </table:table-cell>
          <table:table-cell office:value-type="string">
            <text:p>1-kumyUnikAt-&gt;1 <text:s/>2-kumyUnukAt-&gt;1</text:p>
          </table:table-cell>
          <table:table-cell/>
          <table:table-cell office:value-type="string">
            <text:p>k@mju:nIkeIt</text:p>
          </table:table-cell>
          <table:table-cell office:value-type="string">
            <text:p>kumyUnikA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compete</text:p>
          </table:table-cell>
          <table:table-cell office:value-type="string">
            <text:p>1 _dsn</text:p>
          </table:table-cell>
          <table:table-cell office:value-type="string">
            <text:p>k@mpi:t</text:p>
          </table:table-cell>
          <table:table-cell office:value-type="string">
            <text:p>kumpEt</text:p>
          </table:table-cell>
          <table:table-cell/>
          <table:table-cell office:value-type="string">
            <text:p>k@mpi:t</text:p>
          </table:table-cell>
          <table:table-cell office:value-type="string">
            <text:p>kumpEt</text:p>
          </table:table-cell>
          <table:table-cell table:number-columns-repeated="1017"/>
        </table:table-row>
        <table:table-row table:style-name="ro5">
          <table:table-cell office:value-type="string">
            <text:p>comply</text:p>
          </table:table-cell>
          <table:table-cell office:value-type="string">
            <text:p>4 dzn</text:p>
          </table:table-cell>
          <table:table-cell office:value-type="string">
            <text:p>k@mplaI</text:p>
          </table:table-cell>
          <table:table-cell office:value-type="string">
            <text:p>kumplI</text:p>
          </table:table-cell>
          <table:table-cell/>
          <table:table-cell office:value-type="string">
            <text:p>k@mplaI</text:p>
          </table:table-cell>
          <table:table-cell office:value-type="string">
            <text:p>kumplI</text:p>
          </table:table-cell>
          <table:table-cell table:number-columns-repeated="1017"/>
        </table:table-row>
        <table:table-row table:style-name="ro5">
          <table:table-cell office:value-type="string">
            <text:p>compose</text:p>
          </table:table-cell>
          <table:table-cell office:value-type="string">
            <text:p>3 d_zn</text:p>
          </table:table-cell>
          <table:table-cell office:value-type="string">
            <text:p>k@mp@Uz</text:p>
          </table:table-cell>
          <table:table-cell office:value-type="string">
            <text:p>kumpOz</text:p>
          </table:table-cell>
          <table:table-cell/>
          <table:table-cell office:value-type="string">
            <text:p>k@mpoUz</text:p>
          </table:table-cell>
          <table:table-cell office:value-type="string">
            <text:p>kumpOz</text:p>
          </table:table-cell>
          <table:table-cell table:number-columns-repeated="1017"/>
        </table:table-row>
        <table:table-row table:style-name="ro5">
          <table:table-cell office:value-type="string">
            <text:p>comprise</text:p>
          </table:table-cell>
          <table:table-cell office:value-type="string">
            <text:p>3 d_zn</text:p>
          </table:table-cell>
          <table:table-cell office:value-type="string">
            <text:p>k@mpraIz</text:p>
          </table:table-cell>
          <table:table-cell office:value-type="string">
            <text:p>kumprIz</text:p>
          </table:table-cell>
          <table:table-cell/>
          <table:table-cell office:value-type="string">
            <text:p>k@mpraIz</text:p>
          </table:table-cell>
          <table:table-cell office:value-type="string">
            <text:p>kumprIz</text:p>
          </table:table-cell>
          <table:table-cell table:number-columns-repeated="1017"/>
        </table:table-row>
        <table:table-row table:style-name="ro5">
          <table:table-cell office:value-type="string">
            <text:p>concern</text:p>
          </table:table-cell>
          <table:table-cell office:value-type="string">
            <text:p>1 dzn</text:p>
          </table:table-cell>
          <table:table-cell office:value-type="string">
            <text:p>k@ns3:n</text:p>
          </table:table-cell>
          <table:table-cell office:value-type="string">
            <text:p>kunsün</text:p>
          </table:table-cell>
          <table:table-cell/>
          <table:table-cell office:value-type="string">
            <text:p>k@ns3`:n</text:p>
          </table:table-cell>
          <table:table-cell office:value-type="string">
            <text:p>kunsÚün</text:p>
          </table:table-cell>
          <table:table-cell table:number-columns-repeated="1017"/>
        </table:table-row>
        <table:table-row table:style-name="ro5">
          <table:table-cell office:value-type="string">
            <text:p>condemn</text:p>
          </table:table-cell>
          <table:table-cell office:value-type="string">
            <text:p>3 dzn</text:p>
          </table:table-cell>
          <table:table-cell office:value-type="string">
            <text:p>k@ndem</text:p>
          </table:table-cell>
          <table:table-cell office:value-type="string">
            <text:p>kundem</text:p>
          </table:table-cell>
          <table:table-cell/>
          <table:table-cell office:value-type="string">
            <text:p>k@ndem</text:p>
          </table:table-cell>
          <table:table-cell office:value-type="string">
            <text:p>kundem</text:p>
          </table:table-cell>
          <table:table-cell table:number-columns-repeated="1017"/>
        </table:table-row>
        <table:table-row table:style-name="ro5">
          <table:table-cell office:value-type="string">
            <text:p>confine</text:p>
          </table:table-cell>
          <table:table-cell office:value-type="string">
            <text:p>3 _dzn</text:p>
          </table:table-cell>
          <table:table-cell office:value-type="string">
            <text:p>k@nfaId</text:p>
          </table:table-cell>
          <table:table-cell office:value-type="string">
            <text:p>kunfId</text:p>
          </table:table-cell>
          <table:table-cell/>
          <table:table-cell office:value-type="string">
            <text:p>k@nfaId</text:p>
          </table:table-cell>
          <table:table-cell office:value-type="string">
            <text:p>kunfId</text:p>
          </table:table-cell>
          <table:table-cell table:number-columns-repeated="1017"/>
        </table:table-row>
        <table:table-row table:style-name="ro5">
          <table:table-cell office:value-type="string">
            <text:p>confront</text:p>
          </table:table-cell>
          <table:table-cell office:value-type="string">
            <text:p>1 _dsn</text:p>
          </table:table-cell>
          <table:table-cell office:value-type="string">
            <text:p>k@nfrVnt</text:p>
          </table:table-cell>
          <table:table-cell office:value-type="string">
            <text:p>kunfrunt</text:p>
          </table:table-cell>
          <table:table-cell/>
          <table:table-cell office:value-type="string">
            <text:p>k@nfrVnt</text:p>
          </table:table-cell>
          <table:table-cell office:value-type="string">
            <text:p>kunfrunt</text:p>
          </table:table-cell>
          <table:table-cell table:number-columns-repeated="1017"/>
        </table:table-row>
        <table:table-row table:style-name="ro5">
          <table:table-cell office:value-type="string">
            <text:p>consult</text:p>
          </table:table-cell>
          <table:table-cell office:value-type="string">
            <text:p>1 _dsn</text:p>
          </table:table-cell>
          <table:table-cell office:value-type="string">
            <text:p>k@nsVlt</text:p>
          </table:table-cell>
          <table:table-cell office:value-type="string">
            <text:p>kunsult</text:p>
          </table:table-cell>
          <table:table-cell/>
          <table:table-cell office:value-type="string">
            <text:p>k@nsVlt</text:p>
          </table:table-cell>
          <table:table-cell office:value-type="string">
            <text:p>kunsult</text:p>
          </table:table-cell>
          <table:table-cell table:number-columns-repeated="1017"/>
        </table:table-row>
        <table:table-row table:style-name="ro5">
          <table:table-cell office:value-type="string">
            <text:p>consume</text:p>
          </table:table-cell>
          <table:table-cell office:value-type="string">
            <text:p>3 dzn</text:p>
          </table:table-cell>
          <table:table-cell office:value-type="string">
            <text:p><text:a xlink:href="mailto:1-k@nsju">1-k@nsju</text:a>:m <text:s/>2-k@nsu:m</text:p>
          </table:table-cell>
          <table:table-cell office:value-type="string">
            <text:p>1-kunsyUm-&gt;1 <text:s/>2-kunsUm-&gt;1</text:p>
          </table:table-cell>
          <table:table-cell/>
          <table:table-cell office:value-type="string">
            <text:p>k@nsu:m</text:p>
          </table:table-cell>
          <table:table-cell office:value-type="string">
            <text:p>kunsUm-&gt;1</text:p>
          </table:table-cell>
          <table:table-cell/>
          <table:table-cell office:value-type="string">
            <text:p>rp,ga32</text:p>
          </table:table-cell>
          <table:table-cell table:number-columns-repeated="1015"/>
        </table:table-row>
        <table:table-row table:style-name="ro5">
          <table:table-cell office:value-type="string">
            <text:p>convey</text:p>
          </table:table-cell>
          <table:table-cell office:value-type="string">
            <text:p>1 dzn</text:p>
          </table:table-cell>
          <table:table-cell office:value-type="string">
            <text:p>k@nveI</text:p>
          </table:table-cell>
          <table:table-cell office:value-type="string">
            <text:p>kunvA</text:p>
          </table:table-cell>
          <table:table-cell/>
          <table:table-cell office:value-type="string">
            <text:p>k@nveI</text:p>
          </table:table-cell>
          <table:table-cell office:value-type="string">
            <text:p>kunvA</text:p>
          </table:table-cell>
          <table:table-cell table:number-columns-repeated="1017"/>
        </table:table-row>
        <table:table-row table:style-name="ro5">
          <table:table-cell office:value-type="string">
            <text:p>convince</text:p>
          </table:table-cell>
          <table:table-cell office:value-type="string">
            <text:p>3 t_zn</text:p>
          </table:table-cell>
          <table:table-cell office:value-type="string">
            <text:p>k@nvIn(t)s</text:p>
          </table:table-cell>
          <table:table-cell office:value-type="string">
            <text:p>kunvins</text:p>
          </table:table-cell>
          <table:table-cell/>
          <table:table-cell office:value-type="string">
            <text:p>k@nvIn(t)s</text:p>
          </table:table-cell>
          <table:table-cell office:value-type="string">
            <text:p>kunvins</text:p>
          </table:table-cell>
          <table:table-cell table:number-columns-repeated="1017"/>
        </table:table-row>
        <table:table-row table:style-name="ro5">
          <table:table-cell office:value-type="string">
            <text:p>copy</text:p>
          </table:table-cell>
          <table:table-cell office:value-type="string">
            <text:p>4 dzn</text:p>
          </table:table-cell>
          <table:table-cell office:value-type="string">
            <text:p>kQpi</text:p>
          </table:table-cell>
          <table:table-cell office:value-type="string">
            <text:p>kopE</text:p>
          </table:table-cell>
          <table:table-cell/>
          <table:table-cell office:value-type="string">
            <text:p>kA:pi</text:p>
          </table:table-cell>
          <table:table-cell office:value-type="string">
            <text:p>kRpE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correct</text:p>
          </table:table-cell>
          <table:table-cell office:value-type="string">
            <text:p>1 _dsn</text:p>
          </table:table-cell>
          <table:table-cell office:value-type="string">
            <text:p>k@rekt</text:p>
          </table:table-cell>
          <table:table-cell office:value-type="string">
            <text:p>kurekt</text:p>
          </table:table-cell>
          <table:table-cell/>
          <table:table-cell office:value-type="string">
            <text:p>k@rekt</text:p>
          </table:table-cell>
          <table:table-cell office:value-type="string">
            <text:p>kurekt</text:p>
          </table:table-cell>
          <table:table-cell table:number-columns-repeated="1017"/>
        </table:table-row>
        <table:table-row table:style-name="ro5">
          <table:table-cell office:value-type="string">
            <text:p>correspond</text:p>
          </table:table-cell>
          <table:table-cell office:value-type="string">
            <text:p>1 _dzn</text:p>
          </table:table-cell>
          <table:table-cell office:value-type="string">
            <text:p>1-kQr@spQnd <text:s/>2-kQrIspQnd</text:p>
          </table:table-cell>
          <table:table-cell office:value-type="string">
            <text:p>1-koruspond-&gt;1 <text:s/>2-korispont-&gt;1</text:p>
          </table:table-cell>
          <table:table-cell/>
          <table:table-cell office:value-type="string">
            <text:p>kO:r@spA:nd</text:p>
          </table:table-cell>
          <table:table-cell office:value-type="string">
            <text:p>kQruspRnd-&gt;1</text:p>
          </table:table-cell>
          <table:table-cell/>
          <table:table-cell office:value-type="string">
            <text:p>ga?,9 : major exception</text:p>
          </table:table-cell>
          <table:table-cell table:number-columns-repeated="1015"/>
        </table:table-row>
        <table:table-row table:style-name="ro5">
          <table:table-cell office:value-type="string">
            <text:p>crash</text:p>
          </table:table-cell>
          <table:table-cell office:value-type="string">
            <text:p>2 t_zn</text:p>
          </table:table-cell>
          <table:table-cell office:value-type="string">
            <text:p>kr{S</text:p>
          </table:table-cell>
          <table:table-cell office:value-type="string">
            <text:p>kraS</text:p>
          </table:table-cell>
          <table:table-cell/>
          <table:table-cell office:value-type="string">
            <text:p>kr{S</text:p>
          </table:table-cell>
          <table:table-cell office:value-type="string">
            <text:p>kraS</text:p>
          </table:table-cell>
          <table:table-cell table:number-columns-repeated="1017"/>
        </table:table-row>
        <table:table-row table:style-name="ro5">
          <table:table-cell office:value-type="string">
            <text:p>criticise</text:p>
          </table:table-cell>
          <table:table-cell office:value-type="string">
            <text:p>3 d_zn</text:p>
          </table:table-cell>
          <table:table-cell office:value-type="string">
            <text:p>1-krItIsaIz <text:s/><text:a xlink:href="mailto:2-krIt@saIz">2-krIt@saIz</text:a></text:p>
          </table:table-cell>
          <table:table-cell office:value-type="string">
            <text:p>1-kritisIz-&gt;1 2-kritusIz-&gt;1</text:p>
          </table:table-cell>
          <table:table-cell/>
          <table:table-cell office:value-type="string">
            <text:p><text:a xlink:href="mailto:krIt@saIz">krIt@saIz</text:a></text:p>
          </table:table-cell>
          <table:table-cell office:value-type="string">
            <text:p>KritusIz-&gt;2</text:p>
          </table:table-cell>
          <table:table-cell/>
          <table:table-cell office:value-type="string">
            <text:p>rabbit exception</text:p>
          </table:table-cell>
          <table:table-cell table:number-columns-repeated="1015"/>
        </table:table-row>
        <table:table-row table:style-name="ro5">
          <table:table-cell office:value-type="string">
            <text:p>dare</text:p>
          </table:table-cell>
          <table:table-cell office:value-type="string">
            <text:p>3 dzn</text:p>
          </table:table-cell>
          <table:table-cell office:value-type="string">
            <text:p>de@</text:p>
          </table:table-cell>
          <table:table-cell office:value-type="string">
            <text:p>dÄ</text:p>
          </table:table-cell>
          <table:table-cell/>
          <table:table-cell office:value-type="string">
            <text:p>1-de=r <text:s/>2-d{=r</text:p>
          </table:table-cell>
          <table:table-cell office:value-type="string">
            <text:p>1-dÄ-&gt;1 <text:s/>2-dar-&gt;1</text:p>
          </table:table-cell>
          <table:table-cell/>
          <table:table-cell office:value-type="string">
            <text:p>ga20</text:p>
          </table:table-cell>
          <table:table-cell table:number-columns-repeated="1015"/>
        </table:table-row>
        <table:table-row table:style-name="ro5">
          <table:table-cell office:value-type="string">
            <text:p>date</text:p>
          </table:table-cell>
          <table:table-cell office:value-type="string">
            <text:p>3 _dsn</text:p>
          </table:table-cell>
          <table:table-cell office:value-type="string">
            <text:p>deIt</text:p>
          </table:table-cell>
          <table:table-cell office:value-type="string">
            <text:p>dAt</text:p>
          </table:table-cell>
          <table:table-cell/>
          <table:table-cell office:value-type="string">
            <text:p>deIt</text:p>
          </table:table-cell>
          <table:table-cell office:value-type="string">
            <text:p>dAt</text:p>
          </table:table-cell>
          <table:table-cell table:number-columns-repeated="1017"/>
        </table:table-row>
        <table:table-row table:style-name="ro5">
          <table:table-cell office:value-type="string">
            <text:p>decline</text:p>
          </table:table-cell>
          <table:table-cell office:value-type="string">
            <text:p>3 dzn</text:p>
          </table:table-cell>
          <table:table-cell office:value-type="string">
            <text:p>1-dIklaIn <text:s/><text:a xlink:href="mailto:2-d@klaIn">2-d@klaIn</text:a></text:p>
          </table:table-cell>
          <table:table-cell office:value-type="string">
            <text:p>1-diklIn-&gt;1 <text:s/>2-duklIn-&gt;1</text:p>
          </table:table-cell>
          <table:table-cell/>
          <table:table-cell office:value-type="string">
            <text:p>dIkaIn</text:p>
          </table:table-cell>
          <table:table-cell office:value-type="string">
            <text:p>diklIn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feat</text:p>
          </table:table-cell>
          <table:table-cell office:value-type="string">
            <text:p>1 _dsn</text:p>
          </table:table-cell>
          <table:table-cell office:value-type="string">
            <text:p>1-dIfi:t <text:s/><text:a xlink:href="mailto:2-d@fi">2-d@fi</text:a>:t</text:p>
          </table:table-cell>
          <table:table-cell office:value-type="string">
            <text:p>1-difEt-&gt;1 <text:s/>2-dufEt-&gt;1</text:p>
          </table:table-cell>
          <table:table-cell/>
          <table:table-cell office:value-type="string">
            <text:p>dIfi:t</text:p>
          </table:table-cell>
          <table:table-cell office:value-type="string">
            <text:p>difE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lay</text:p>
          </table:table-cell>
          <table:table-cell office:value-type="string">
            <text:p>5 dzn</text:p>
          </table:table-cell>
          <table:table-cell office:value-type="string">
            <text:p>1-dIleI <text:s/><text:a xlink:href="mailto:2-d@leI">2-d@leI</text:a></text:p>
          </table:table-cell>
          <table:table-cell office:value-type="string">
            <text:p>1-dilA-&gt;1 <text:s/>2-dulA-&gt;1</text:p>
          </table:table-cell>
          <table:table-cell/>
          <table:table-cell office:value-type="string">
            <text:p>dIleI</text:p>
          </table:table-cell>
          <table:table-cell office:value-type="string">
            <text:p>dilA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serve</text:p>
          </table:table-cell>
          <table:table-cell office:value-type="string">
            <text:p>3 dzn</text:p>
          </table:table-cell>
          <table:table-cell office:value-type="string">
            <text:p>1-dIz3:v <text:s/><text:a xlink:href="mailto:2-d@z3">2-d@z3</text:a>:v</text:p>
          </table:table-cell>
          <table:table-cell office:value-type="string">
            <text:p>1-dizüv-&gt;1 <text:s/>2-duzüv-&gt;1</text:p>
          </table:table-cell>
          <table:table-cell/>
          <table:table-cell office:value-type="string">
            <text:p>dIz3`:v</text:p>
          </table:table-cell>
          <table:table-cell office:value-type="string">
            <text:p>dizüv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tect</text:p>
          </table:table-cell>
          <table:table-cell office:value-type="string">
            <text:p>1 _dsn</text:p>
          </table:table-cell>
          <table:table-cell office:value-type="string">
            <text:p>1-dItekt <text:s/><text:a xlink:href="mailto:2-d@tekt">2-d@tekt</text:a></text:p>
          </table:table-cell>
          <table:table-cell office:value-type="string">
            <text:p>1-ditekt-&gt;1 <text:s/>2-dutekt-&gt;1</text:p>
          </table:table-cell>
          <table:table-cell/>
          <table:table-cell office:value-type="string">
            <text:p>dItekt</text:p>
          </table:table-cell>
          <table:table-cell office:value-type="string">
            <text:p>ditek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vise</text:p>
          </table:table-cell>
          <table:table-cell office:value-type="string">
            <text:p>3 d_zn</text:p>
          </table:table-cell>
          <table:table-cell office:value-type="string">
            <text:p>1-dIvaIz <text:s/><text:a xlink:href="mailto:2-d@vaIz">2-d@vaIz</text:a></text:p>
          </table:table-cell>
          <table:table-cell office:value-type="string">
            <text:p>1-divIz-&gt;1 <text:s/>2-duvIz-&gt;1</text:p>
          </table:table-cell>
          <table:table-cell/>
          <table:table-cell office:value-type="string">
            <text:p>dIvaIz</text:p>
          </table:table-cell>
          <table:table-cell office:value-type="string">
            <text:p>divIz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evote</text:p>
          </table:table-cell>
          <table:table-cell office:value-type="string">
            <text:p>3 _dsn</text:p>
          </table:table-cell>
          <table:table-cell office:value-type="string">
            <text:p><text:a xlink:href="mailto:1-dIv@Ut">1-dIv@Ut</text:a> <text:s/>2-d@v@Ut</text:p>
          </table:table-cell>
          <table:table-cell office:value-type="string">
            <text:p>1-divOt-&gt;1 <text:s/>2-duvOt-&gt;1</text:p>
          </table:table-cell>
          <table:table-cell/>
          <table:table-cell office:value-type="string">
            <text:p>dIvoUt</text:p>
          </table:table-cell>
          <table:table-cell office:value-type="string">
            <text:p>divO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iffer</text:p>
          </table:table-cell>
          <table:table-cell office:value-type="string">
            <text:p>1 dzn</text:p>
          </table:table-cell>
          <table:table-cell office:value-type="string">
            <text:p>dIf@</text:p>
          </table:table-cell>
          <table:table-cell office:value-type="string">
            <text:p>difuÑ</text:p>
          </table:table-cell>
          <table:table-cell/>
          <table:table-cell office:value-type="string">
            <text:p>dIf=r</text:p>
          </table:table-cell>
          <table:table-cell office:value-type="string">
            <text:p>difur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disturb</text:p>
          </table:table-cell>
          <table:table-cell office:value-type="string">
            <text:p>1 dzn</text:p>
          </table:table-cell>
          <table:table-cell office:value-type="string">
            <text:p>1-dIst3:b <text:s/><text:a xlink:href="mailto:2-d@st3">2-d@st3</text:a>:b</text:p>
          </table:table-cell>
          <table:table-cell office:value-type="string">
            <text:p>1-distüb-&gt;1 <text:s/>2-dustüb-&gt;1</text:p>
          </table:table-cell>
          <table:table-cell/>
          <table:table-cell office:value-type="string">
            <text:p>dIst3`:b</text:p>
          </table:table-cell>
          <table:table-cell office:value-type="string">
            <text:p>distüb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double</text:p>
          </table:table-cell>
          <table:table-cell office:value-type="string">
            <text:p>3 dzn</text:p>
          </table:table-cell>
          <table:table-cell office:value-type="string">
            <text:p>dVb=l</text:p>
          </table:table-cell>
          <table:table-cell office:value-type="string">
            <text:p>dubl</text:p>
          </table:table-cell>
          <table:table-cell/>
          <table:table-cell office:value-type="string">
            <text:p>dVb=l</text:p>
          </table:table-cell>
          <table:table-cell office:value-type="string">
            <text:p>dubl</text:p>
          </table:table-cell>
          <table:table-cell/>
          <table:table-cell office:value-type="string">
            <text:p>rp/ga O</text:p>
          </table:table-cell>
          <table:table-cell table:number-columns-repeated="1015"/>
        </table:table-row>
        <table:table-row table:style-name="ro5">
          <table:table-cell office:value-type="string">
            <text:p>doubt</text:p>
          </table:table-cell>
          <table:table-cell office:value-type="string">
            <text:p>1 _dsn</text:p>
          </table:table-cell>
          <table:table-cell office:value-type="string">
            <text:p>daUt</text:p>
          </table:table-cell>
          <table:table-cell office:value-type="string">
            <text:p>dWt</text:p>
          </table:table-cell>
          <table:table-cell/>
          <table:table-cell office:value-type="string">
            <text:p>daUt</text:p>
          </table:table-cell>
          <table:table-cell office:value-type="string">
            <text:p>dWt</text:p>
          </table:table-cell>
          <table:table-cell table:number-columns-repeated="1017"/>
        </table:table-row>
        <table:table-row table:style-name="ro5">
          <table:table-cell office:value-type="string">
            <text:p>drag</text:p>
          </table:table-cell>
          <table:table-cell office:value-type="string">
            <text:p>1* dzn</text:p>
          </table:table-cell>
          <table:table-cell office:value-type="string">
            <text:p>dr{g</text:p>
          </table:table-cell>
          <table:table-cell office:value-type="string">
            <text:p>drag</text:p>
          </table:table-cell>
          <table:table-cell/>
          <table:table-cell office:value-type="string">
            <text:p>dr{g</text:p>
          </table:table-cell>
          <table:table-cell office:value-type="string">
            <text:p>drag</text:p>
          </table:table-cell>
          <table:table-cell table:number-columns-repeated="1017"/>
        </table:table-row>
        <table:table-row table:style-name="ro5">
          <table:table-cell office:value-type="string">
            <text:p>drift</text:p>
          </table:table-cell>
          <table:table-cell office:value-type="string">
            <text:p>1 _dsn</text:p>
          </table:table-cell>
          <table:table-cell office:value-type="string">
            <text:p>drIft</text:p>
          </table:table-cell>
          <table:table-cell office:value-type="string">
            <text:p>drift</text:p>
          </table:table-cell>
          <table:table-cell/>
          <table:table-cell office:value-type="string">
            <text:p>drIft</text:p>
          </table:table-cell>
          <table:table-cell office:value-type="string">
            <text:p>drift</text:p>
          </table:table-cell>
          <table:table-cell table:number-columns-repeated="1017"/>
        </table:table-row>
        <table:table-row table:style-name="ro5">
          <table:table-cell office:value-type="string">
            <text:p>dry</text:p>
          </table:table-cell>
          <table:table-cell office:value-type="string">
            <text:p>4 dzn</text:p>
          </table:table-cell>
          <table:table-cell office:value-type="string">
            <text:p>draI</text:p>
          </table:table-cell>
          <table:table-cell office:value-type="string">
            <text:p>drI</text:p>
          </table:table-cell>
          <table:table-cell/>
          <table:table-cell office:value-type="string">
            <text:p>draI</text:p>
          </table:table-cell>
          <table:table-cell office:value-type="string">
            <text:p>drI</text:p>
          </table:table-cell>
          <table:table-cell table:number-columns-repeated="1017"/>
        </table:table-row>
        <table:table-row table:style-name="ro5">
          <table:table-cell office:value-type="string">
            <text:p>ease</text:p>
          </table:table-cell>
          <table:table-cell office:value-type="string">
            <text:p>3 d_zn</text:p>
          </table:table-cell>
          <table:table-cell office:value-type="string">
            <text:p>i:z</text:p>
          </table:table-cell>
          <table:table-cell office:value-type="string">
            <text:p>Ez</text:p>
          </table:table-cell>
          <table:table-cell/>
          <table:table-cell office:value-type="string">
            <text:p>i:z</text:p>
          </table:table-cell>
          <table:table-cell office:value-type="string">
            <text:p>Ez</text:p>
          </table:table-cell>
          <table:table-cell table:number-columns-repeated="1017"/>
        </table:table-row>
        <table:table-row table:style-name="ro5">
          <table:table-cell office:value-type="string">
            <text:p>echo</text:p>
          </table:table-cell>
          <table:table-cell office:value-type="string">
            <text:p>2 dzn</text:p>
          </table:table-cell>
          <table:table-cell office:value-type="string">
            <text:p><text:a xlink:href="mailto:ek@U">ek@U</text:a></text:p>
          </table:table-cell>
          <table:table-cell office:value-type="string">
            <text:p>ekO</text:p>
          </table:table-cell>
          <table:table-cell/>
          <table:table-cell office:value-type="string">
            <text:p>ekoU</text:p>
          </table:table-cell>
          <table:table-cell office:value-type="string">
            <text:p>ekO</text:p>
          </table:table-cell>
          <table:table-cell table:number-columns-repeated="1017"/>
        </table:table-row>
        <table:table-row table:style-name="ro5">
          <table:table-cell office:value-type="string">
            <text:p>educate</text:p>
          </table:table-cell>
          <table:table-cell office:value-type="string">
            <text:p>3 _dsn</text:p>
          </table:table-cell>
          <table:table-cell office:value-type="string">
            <text:p>1-edjukeIt <text:s/>2-edZukeIt</text:p>
          </table:table-cell>
          <table:table-cell office:value-type="string">
            <text:p>1-edyUkAt-&gt;1 <text:s/>2-ejUkAt-&gt;1</text:p>
          </table:table-cell>
          <table:table-cell/>
          <table:table-cell office:value-type="string">
            <text:p><text:a xlink:href="mailto:edZ@keIt">edZ@keIt</text:a></text:p>
          </table:table-cell>
          <table:table-cell office:value-type="string">
            <text:p>ejukAt</text:p>
          </table:table-cell>
          <table:table-cell/>
          <table:table-cell office:value-type="string">
            <text:p>hb? <text:s/>rp2:32 ga32&amp;15</text:p>
          </table:table-cell>
          <table:table-cell table:number-columns-repeated="1015"/>
        </table:table-row>
        <table:table-row table:style-name="ro5">
          <table:table-cell office:value-type="string">
            <text:p>eliminate</text:p>
          </table:table-cell>
          <table:table-cell office:value-type="string">
            <text:p>3 _dsn</text:p>
          </table:table-cell>
          <table:table-cell office:value-type="string">
            <text:p>1-IlImIneIt <text:s/><text:a xlink:href="mailto:2-@lImIneIt">2-@lImIneIt</text:a> <text:s/><text:a xlink:href="mailto:3-IlIm@neIt">3-IlIm@neIt</text:a></text:p>
          </table:table-cell>
          <table:table-cell office:value-type="string">
            <text:p>1-iliminAt-&gt;1 <text:s/>2-uliminAt-&gt; <text:s/>3-ilimunAt-&gt;1</text:p>
          </table:table-cell>
          <table:table-cell/>
          <table:table-cell office:value-type="string">
            <text:p>IlImIneIt</text:p>
          </table:table-cell>
          <table:table-cell office:value-type="string">
            <text:p>iliminAt</text:p>
          </table:table-cell>
          <table:table-cell/>
          <table:table-cell office:value-type="string">
            <text:p>Rp2:25 <text:s/>3:25</text:p>
          </table:table-cell>
          <table:table-cell table:number-columns-repeated="1015"/>
        </table:table-row>
        <table:table-row table:style-name="ro5">
          <table:table-cell office:value-type="string">
            <text:p>emphasise</text:p>
          </table:table-cell>
          <table:table-cell office:value-type="string">
            <text:p>3 d_zn</text:p>
          </table:table-cell>
          <table:table-cell office:value-type="string">
            <text:p>em(p)<text:a xlink:href="mailto:f@saIz">f@saIz</text:a></text:p>
          </table:table-cell>
          <table:table-cell office:value-type="string">
            <text:p>emfusIz</text:p>
          </table:table-cell>
          <table:table-cell/>
          <table:table-cell office:value-type="string">
            <text:p>em(p)<text:a xlink:href="mailto:f@saIz">f@saIz</text:a></text:p>
          </table:table-cell>
          <table:table-cell office:value-type="string">
            <text:p>emfusIz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5">
          <table:table-cell office:value-type="string">
            <text:p>emphasize</text:p>
          </table:table-cell>
          <table:table-cell office:value-type="string">
            <text:p>3 d_zn</text:p>
          </table:table-cell>
          <table:table-cell office:value-type="string">
            <text:p>em(p)<text:a xlink:href="mailto:f@saIz">f@saIz</text:a></text:p>
          </table:table-cell>
          <table:table-cell office:value-type="string">
            <text:p>emfusIz</text:p>
          </table:table-cell>
          <table:table-cell/>
          <table:table-cell office:value-type="string">
            <text:p>em(p)<text:a xlink:href="mailto:f@saIz">f@saIz</text:a></text:p>
          </table:table-cell>
          <table:table-cell office:value-type="string">
            <text:p>emfusIz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5">
          <table:table-cell office:value-type="string">
            <text:p>encounter</text:p>
          </table:table-cell>
          <table:table-cell office:value-type="string">
            <text:p>1 dzn</text:p>
          </table:table-cell>
          <table:table-cell office:value-type="string">
            <text:p>1-InkaUnt@ <text:s/>2-enkaUnt@ <text:s/>3-@nkaUnt@</text:p>
          </table:table-cell>
          <table:table-cell office:value-type="string">
            <text:p>1-inkWntuÑ-&gt;2 <text:s/>2-enkWntuÑ-&gt;1 <text:s/>3-unkWntuÑ-&gt;1</text:p>
          </table:table-cell>
          <table:table-cell/>
          <table:table-cell office:value-type="string">
            <text:p>InkaUnt=r</text:p>
          </table:table-cell>
          <table:table-cell office:value-type="string">
            <text:p>inkWntur-&gt;2</text:p>
          </table:table-cell>
          <table:table-cell/>
          <table:table-cell office:value-type="string">
            <text:p>rp3:25 </text:p>
          </table:table-cell>
          <table:table-cell table:number-columns-repeated="1015"/>
        </table:table-row>
        <table:table-row table:style-name="ro5">
          <table:table-cell office:value-type="string">
            <text:p>enforce</text:p>
          </table:table-cell>
          <table:table-cell office:value-type="string">
            <text:p>3 t_zn</text:p>
          </table:table-cell>
          <table:table-cell office:value-type="string">
            <text:p>1-InfO:s <text:s/>2-enfO:s <text:s/><text:a xlink:href="mailto:3-@nfO">3-@nfO</text:a>:s</text:p>
          </table:table-cell>
          <table:table-cell office:value-type="string">
            <text:p>1-infös-&gt;2 <text:s/>2-enfös-&gt;1 <text:s/>3-unfös-&gt;1</text:p>
          </table:table-cell>
          <table:table-cell/>
          <table:table-cell office:value-type="string">
            <text:p>1-InfO:rs <text:s/>2-Info:rs</text:p>
          </table:table-cell>
          <table:table-cell office:value-type="string">
            <text:p>1-infQrs-&gt;2 <text:s/>2=1</text:p>
          </table:table-cell>
          <table:table-cell/>
          <table:table-cell office:value-type="string">
            <text:p>Force rp3:25 <text:s/>ga23 </text:p>
          </table:table-cell>
          <table:table-cell table:number-columns-repeated="1015"/>
        </table:table-row>
        <table:table-row table:style-name="ro5">
          <table:table-cell office:value-type="string">
            <text:p>enhance</text:p>
          </table:table-cell>
          <table:table-cell office:value-type="string">
            <text:p>3 t_zn</text:p>
          </table:table-cell>
          <table:table-cell office:value-type="string">
            <text:p>1-InhA:n(t)s <text:s/>2-enhA:n(t)s <text:s/><text:a xlink:href="mailto:3-@nhA">3-@nhA</text:a>:n(t)s</text:p>
          </table:table-cell>
          <table:table-cell office:value-type="string">
            <text:p>1-inhRns-&gt;2 <text:s/>2-enhRns-&gt;1 <text:s/>3-unhRns-&gt;1</text:p>
          </table:table-cell>
          <table:table-cell/>
          <table:table-cell office:value-type="string">
            <text:p>Inh{n(t)s</text:p>
          </table:table-cell>
          <table:table-cell office:value-type="string">
            <text:p>inhans-&gt;2</text:p>
          </table:table-cell>
          <table:table-cell/>
          <table:table-cell office:value-type="string">
            <text:p>rp1,2,3:16 rp3,25</text:p>
          </table:table-cell>
          <table:table-cell table:number-columns-repeated="1015"/>
        </table:table-row>
        <table:table-row table:style-name="ro5">
          <table:table-cell office:value-type="string">
            <text:p>entitle</text:p>
          </table:table-cell>
          <table:table-cell office:value-type="string">
            <text:p>3 dzn</text:p>
          </table:table-cell>
          <table:table-cell office:value-type="string">
            <text:p>1-IntaIt=l <text:s/>2-entaIt=l <text:s/><text:a xlink:href="mailto:3-@ntaIt">3-@ntaIt</text:a>=l</text:p>
          </table:table-cell>
          <table:table-cell office:value-type="string">
            <text:p>1-intItl-&gt;2 <text:s/>2-entItl-&gt;1 <text:s/>3-untItl-&gt;1</text:p>
          </table:table-cell>
          <table:table-cell/>
          <table:table-cell office:value-type="string">
            <text:p>IntaIt=l</text:p>
          </table:table-cell>
          <table:table-cell office:value-type="string">
            <text:p>IntItl-&gt;2</text:p>
          </table:table-cell>
          <table:table-cell/>
          <table:table-cell office:value-type="string">
            <text:p>rp3.25</text:p>
          </table:table-cell>
          <table:table-cell table:number-columns-repeated="1015"/>
        </table:table-row>
        <table:table-row table:style-name="ro5">
          <table:table-cell office:value-type="string">
            <text:p>equip</text:p>
          </table:table-cell>
          <table:table-cell office:value-type="string">
            <text:p>1 tsn</text:p>
          </table:table-cell>
          <table:table-cell office:value-type="string">
            <text:p>1-IkwIp <text:s/><text:a xlink:href="mailto:2-@kwIp">2-@kwIp</text:a></text:p>
          </table:table-cell>
          <table:table-cell office:value-type="string">
            <text:p>1-ikwip-&gt;1 <text:s/>2-ukwip-&gt;1</text:p>
          </table:table-cell>
          <table:table-cell/>
          <table:table-cell office:value-type="string">
            <text:p>IkwIp</text:p>
          </table:table-cell>
          <table:table-cell office:value-type="string">
            <text:p>ikwip</text:p>
          </table:table-cell>
          <table:table-cell/>
          <table:table-cell office:value-type="string">
            <text:p>rp3.25</text:p>
          </table:table-cell>
          <table:table-cell table:number-columns-repeated="1015"/>
        </table:table-row>
        <table:table-row table:style-name="ro5">
          <table:table-cell office:value-type="string">
            <text:p>evaluate</text:p>
          </table:table-cell>
          <table:table-cell office:value-type="string">
            <text:p>3 _dsn</text:p>
          </table:table-cell>
          <table:table-cell office:value-type="string">
            <text:p>1-Iv{ljueIt <text:s/><text:a xlink:href="mailto:2-@v">2-@v</text:a>{ljueIt</text:p>
          </table:table-cell>
          <table:table-cell office:value-type="string">
            <text:p>1-ivalyUAt-&gt;1 <text:s/>2-uvalyUAt-&gt;1</text:p>
          </table:table-cell>
          <table:table-cell/>
          <table:table-cell office:value-type="string">
            <text:p>IvaljueIt</text:p>
          </table:table-cell>
          <table:table-cell office:value-type="string">
            <text:p>ivalyUAt</text:p>
          </table:table-cell>
          <table:table-cell/>
          <table:table-cell office:value-type="string">
            <text:p>rp2:25 <text:s text:c="3"/></text:p>
          </table:table-cell>
          <table:table-cell table:number-columns-repeated="1015"/>
        </table:table-row>
        <table:table-row table:style-name="ro5">
          <table:table-cell office:value-type="string">
            <text:p>evolve</text:p>
          </table:table-cell>
          <table:table-cell office:value-type="string">
            <text:p>3 dzn</text:p>
          </table:table-cell>
          <table:table-cell office:value-type="string">
            <text:p>1-IvQlv <text:s/>2-i:vQlv <text:s/><text:a xlink:href="mailto:3-@vQlv">3-@vQlv</text:a></text:p>
          </table:table-cell>
          <table:table-cell office:value-type="string">
            <text:p>1-ivolv-&gt;1 <text:s/>2-Evolv-&gt;1 <text:s/>3-uvolv-&gt;1</text:p>
          </table:table-cell>
          <table:table-cell/>
          <table:table-cell office:value-type="string">
            <text:p>IvA:lv</text:p>
          </table:table-cell>
          <table:table-cell office:value-type="string">
            <text:p>ivRlv</text:p>
          </table:table-cell>
          <table:table-cell/>
          <table:table-cell office:value-type="string">
            <text:p>rp3:25 <text:s/>ga9</text:p>
          </table:table-cell>
          <table:table-cell table:number-columns-repeated="1015"/>
        </table:table-row>
        <table:table-row table:style-name="ro5">
          <table:table-cell office:value-type="string">
            <text:p>exceed</text:p>
          </table:table-cell>
          <table:table-cell office:value-type="string">
            <text:p>1 _dzn</text:p>
          </table:table-cell>
          <table:table-cell office:value-type="string">
            <text:p>1-Iksi:d <text:s/>2-eksi:d <text:s/><text:a xlink:href="mailto:3-@ksi">3-@ksi</text:a>:d</text:p>
          </table:table-cell>
          <table:table-cell office:value-type="string">
            <text:p>1-iksEd-&gt;1 <text:s/>2-eksEd-&gt;2 <text:s/>3-uksEd-&gt;1</text:p>
          </table:table-cell>
          <table:table-cell/>
          <table:table-cell office:value-type="string">
            <text:p>Iksi:d</text:p>
          </table:table-cell>
          <table:table-cell office:value-type="string">
            <text:p>IksEd-&gt;1</text:p>
          </table:table-cell>
          <table:table-cell/>
          <table:table-cell office:value-type="string">
            <text:p>rp3:25?</text:p>
          </table:table-cell>
          <table:table-cell table:number-columns-repeated="1015"/>
        </table:table-row>
        <table:table-row table:style-name="ro5">
          <table:table-cell office:value-type="string">
            <text:p>exchange</text:p>
          </table:table-cell>
          <table:table-cell office:value-type="string">
            <text:p>3 d_zn</text:p>
          </table:table-cell>
          <table:table-cell office:value-type="string">
            <text:p>1-IkstSeIndZ <text:s/>2-ekstSeIndZ <text:s/><text:a xlink:href="mailto:3-@kstSeIndZ">3-@kstSeIndZ</text:a></text:p>
          </table:table-cell>
          <table:table-cell office:value-type="string">
            <text:p>1-iksCAnj-&gt;1 <text:s/>2-eksCAnj-&gt;2 <text:s/>3-uksCAnj-&gt;1</text:p>
          </table:table-cell>
          <table:table-cell/>
          <table:table-cell office:value-type="string">
            <text:p>IkstSeIndZ</text:p>
          </table:table-cell>
          <table:table-cell office:value-type="string">
            <text:p>IksCAnj-&gt;1</text:p>
          </table:table-cell>
          <table:table-cell/>
          <table:table-cell office:value-type="string">
            <text:p>rp3:25?</text:p>
          </table:table-cell>
          <table:table-cell table:number-columns-repeated="1015"/>
        </table:table-row>
        <table:table-row table:style-name="ro5">
          <table:table-cell office:value-type="string">
            <text:p>execute</text:p>
          </table:table-cell>
          <table:table-cell office:value-type="string">
            <text:p>3 _dsn</text:p>
          </table:table-cell>
          <table:table-cell office:value-type="string">
            <text:p>1-eksIkju:t <text:s/><text:a xlink:href="mailto:2-eks@kju">2-eks@kju</text:a>:t</text:p>
          </table:table-cell>
          <table:table-cell office:value-type="string">
            <text:p>1-eksikyUt-&gt;1 <text:s/>2-eksukyUt-&gt;1</text:p>
          </table:table-cell>
          <table:table-cell/>
          <table:table-cell office:value-type="string">
            <text:p>eksIkju:t</text:p>
          </table:table-cell>
          <table:table-cell office:value-type="string">
            <text:p>eksikyUt</text:p>
          </table:table-cell>
          <table:table-cell/>
          <table:table-cell office:value-type="string">
            <text:p>rp2:25</text:p>
          </table:table-cell>
          <table:table-cell table:number-columns-repeated="1015"/>
        </table:table-row>
        <table:table-row table:style-name="ro5">
          <table:table-cell office:value-type="string">
            <text:p>exploit</text:p>
          </table:table-cell>
          <table:table-cell office:value-type="string">
            <text:p>1 _dsn</text:p>
          </table:table-cell>
          <table:table-cell office:value-type="string">
            <text:p>1-IksplOIt <text:s/>2-eksplOIt <text:s/><text:a xlink:href="mailto:3-@ksplOIt">3-@ksplOIt</text:a></text:p>
          </table:table-cell>
          <table:table-cell office:value-type="string">
            <text:p>1-iksplYt-&gt;1 <text:s/>2-eksplYt-&gt;2 3-uksplYt-&gt;1</text:p>
          </table:table-cell>
          <table:table-cell/>
          <table:table-cell office:value-type="string">
            <text:p>IksplOIt</text:p>
          </table:table-cell>
          <table:table-cell office:value-type="string">
            <text:p>IksplYt-&gt;1</text:p>
          </table:table-cell>
          <table:table-cell/>
          <table:table-cell office:value-type="string">
            <text:p>rp3:25?</text:p>
          </table:table-cell>
          <table:table-cell table:number-columns-repeated="1015"/>
        </table:table-row>
        <table:table-row table:style-name="ro5">
          <table:table-cell office:value-type="string">
            <text:p>expose</text:p>
          </table:table-cell>
          <table:table-cell office:value-type="string">
            <text:p>3 d_zn</text:p>
          </table:table-cell>
          <table:table-cell office:value-type="string">
            <text:p><text:a xlink:href="mailto:1-Iksp@Uz">1-Iksp@Uz</text:a> <text:s/><text:a xlink:href="mailto:2-eksp@Uz">2-eksp@Uz</text:a> <text:s/>3-@ksp@Uz</text:p>
          </table:table-cell>
          <table:table-cell office:value-type="string">
            <text:p>1-ikspOz-&gt;1 <text:s/>2-ekspOz-&gt;2 <text:s/>3-@kspOz-&gt;1</text:p>
          </table:table-cell>
          <table:table-cell/>
          <table:table-cell office:value-type="string">
            <text:p>IkspoUz</text:p>
          </table:table-cell>
          <table:table-cell office:value-type="string">
            <text:p>IkspOz-&gt;1</text:p>
          </table:table-cell>
          <table:table-cell/>
          <table:table-cell office:value-type="string">
            <text:p>rp3:25?</text:p>
          </table:table-cell>
          <table:table-cell table:number-columns-repeated="1015"/>
        </table:table-row>
        <table:table-row table:style-name="ro5">
          <table:table-cell office:value-type="string">
            <text:p>fade</text:p>
          </table:table-cell>
          <table:table-cell office:value-type="string">
            <text:p>3 _dzn</text:p>
          </table:table-cell>
          <table:table-cell office:value-type="string">
            <text:p>feId</text:p>
          </table:table-cell>
          <table:table-cell office:value-type="string">
            <text:p>fAd</text:p>
          </table:table-cell>
          <table:table-cell/>
          <table:table-cell office:value-type="string">
            <text:p>feId</text:p>
          </table:table-cell>
          <table:table-cell office:value-type="string">
            <text:p>fAd</text:p>
          </table:table-cell>
          <table:table-cell table:number-columns-repeated="1017"/>
        </table:table-row>
        <table:table-row table:style-name="ro5">
          <table:table-cell office:value-type="string">
            <text:p>favour</text:p>
          </table:table-cell>
          <table:table-cell office:value-type="string">
            <text:p>1 dzn</text:p>
          </table:table-cell>
          <table:table-cell office:value-type="string">
            <text:p>feIv@</text:p>
          </table:table-cell>
          <table:table-cell office:value-type="string">
            <text:p>fAvuÑ</text:p>
          </table:table-cell>
          <table:table-cell/>
          <table:table-cell office:value-type="string">
            <text:p>feIv=r</text:p>
          </table:table-cell>
          <table:table-cell office:value-type="string">
            <text:p>fAvur</text:p>
          </table:table-cell>
          <table:table-cell table:number-columns-repeated="1017"/>
        </table:table-row>
        <table:table-row table:style-name="ro5">
          <table:table-cell office:value-type="string">
            <text:p>fetch</text:p>
          </table:table-cell>
          <table:table-cell office:value-type="string">
            <text:p>2 t_zn</text:p>
          </table:table-cell>
          <table:table-cell office:value-type="string">
            <text:p>fetS</text:p>
          </table:table-cell>
          <table:table-cell office:value-type="string">
            <text:p>feC</text:p>
          </table:table-cell>
          <table:table-cell/>
          <table:table-cell office:value-type="string">
            <text:p>fetS</text:p>
          </table:table-cell>
          <table:table-cell office:value-type="string">
            <text:p>feC</text:p>
          </table:table-cell>
          <table:table-cell table:number-columns-repeated="1017"/>
        </table:table-row>
        <table:table-row table:style-name="ro5">
          <table:table-cell office:value-type="string">
            <text:p>finance</text:p>
          </table:table-cell>
          <table:table-cell office:value-type="string">
            <text:p>3 t_zn</text:p>
          </table:table-cell>
          <table:table-cell office:value-type="string">
            <text:p>1-faIn{n(t)s <text:s/>2-fIn{n(t)s <text:s/>3-f@n{n(t)s</text:p>
          </table:table-cell>
          <table:table-cell office:value-type="string">
            <text:p>1-fInans-&gt;1 <text:s/>2-finans-&gt;2 <text:s/>3-funans-&gt;2</text:p>
          </table:table-cell>
          <table:table-cell/>
          <table:table-cell office:value-type="string">
            <text:p>1-f@n{n(t)s <text:s/>2-faIn{n(t)s</text:p>
          </table:table-cell>
          <table:table-cell office:value-type="string">
            <text:p>1-funans-&gt;2 <text:s/>2-fInans-&gt;1</text:p>
          </table:table-cell>
          <table:table-cell/>
          <table:table-cell office:value-type="string">
            <text:p>1-faIn{ns <text:s/>2-f@n{ns</text:p>
          </table:table-cell>
          <table:table-cell office:value-type="string">
            <text:p>1-fInans-&gt;1 <text:s/>2-funans-&gt;2</text:p>
          </table:table-cell>
          <table:table-cell/>
          <table:table-cell office:value-type="string">
            <text:p>fInans</text:p>
          </table:table-cell>
          <table:table-cell office:value-type="string">
            <text:p>finans</text:p>
          </table:table-cell>
          <table:table-cell table:number-columns-repeated="2"/>
          <table:table-cell office:value-type="string">
            <text:p>RP-3:1.25 <text:s/>GA-1:1.25 <text:s/>Au-2:1.25</text:p>
          </table:table-cell>
          <table:table-cell table:number-columns-repeated="1004"/>
          <table:table-cell table:style-name="ce4"/>
          <table:table-cell table:style-name="ce7" table:number-columns-repeated="3"/>
        </table:table-row>
        <table:table-row table:style-name="ro5">
          <table:table-cell table:style-name="ce3" office:value-type="string">
            <text:p>fire</text:p>
          </table:table-cell>
          <table:table-cell office:value-type="string">
            <text:p>3 dzn</text:p>
          </table:table-cell>
          <table:table-cell table:style-name="Default" office:value-type="string">
            <text:p>faI@</text:p>
          </table:table-cell>
          <table:table-cell table:style-name="ce12" office:value-type="string">
            <text:p>fÏ</text:p>
          </table:table-cell>
          <table:table-cell table:style-name="ce12"/>
          <table:table-cell table:style-name="Default" office:value-type="string">
            <text:p>faI=r</text:p>
          </table:table-cell>
          <table:table-cell table:style-name="ce12" office:value-type="string">
            <text:p>fÏ</text:p>
          </table:table-cell>
          <table:table-cell table:style-name="ce12"/>
          <table:table-cell table:style-name="Default" office:value-type="string">
            <text:p>faI@</text:p>
          </table:table-cell>
          <table:table-cell table:style-name="ce12" office:value-type="string">
            <text:p>fÏ</text:p>
          </table:table-cell>
          <table:table-cell table:style-name="Default"/>
          <table:table-cell table:style-name="ce12" office:value-type="string">
            <text:p>fÏ</text:p>
          </table:table-cell>
          <table:table-cell table:style-name="ce12"/>
          <table:table-cell table:style-name="Default" table:number-columns-repeated="1007"/>
          <table:table-cell table:number-columns-repeated="4"/>
        </table:table-row>
        <table:table-row table:style-name="ro5">
          <table:table-cell office:value-type="string">
            <text:p>float</text:p>
          </table:table-cell>
          <table:table-cell office:value-type="string">
            <text:p>1 _dsn</text:p>
          </table:table-cell>
          <table:table-cell office:value-type="string">
            <text:p><text:a xlink:href="mailto:fl@Ut">fl@Ut</text:a></text:p>
          </table:table-cell>
          <table:table-cell office:value-type="string">
            <text:p>flOt</text:p>
          </table:table-cell>
          <table:table-cell/>
          <table:table-cell office:value-type="string">
            <text:p>floUt</text:p>
          </table:table-cell>
          <table:table-cell office:value-type="string">
            <text:p>flOt</text:p>
          </table:table-cell>
          <table:table-cell table:number-columns-repeated="1017"/>
        </table:table-row>
        <table:table-row table:style-name="ro5">
          <table:table-cell office:value-type="string">
            <text:p>flow</text:p>
          </table:table-cell>
          <table:table-cell office:value-type="string">
            <text:p>1 dzn</text:p>
          </table:table-cell>
          <table:table-cell office:value-type="string">
            <text:p><text:a xlink:href="mailto:fl@U">fl@U</text:a> </text:p>
          </table:table-cell>
          <table:table-cell office:value-type="string">
            <text:p>flO </text:p>
          </table:table-cell>
          <table:table-cell/>
          <table:table-cell office:value-type="string">
            <text:p>floU </text:p>
          </table:table-cell>
          <table:table-cell office:value-type="string">
            <text:p>flO </text:p>
          </table:table-cell>
          <table:table-cell table:number-columns-repeated="1017"/>
        </table:table-row>
        <table:table-row table:style-name="ro5">
          <table:table-cell office:value-type="string">
            <text:p>found</text:p>
          </table:table-cell>
          <table:table-cell office:value-type="string">
            <text:p>1 _dzn</text:p>
          </table:table-cell>
          <table:table-cell office:value-type="string">
            <text:p>faUnd</text:p>
          </table:table-cell>
          <table:table-cell office:value-type="string">
            <text:p>fWnd</text:p>
          </table:table-cell>
          <table:table-cell/>
          <table:table-cell office:value-type="string">
            <text:p>faUnd</text:p>
          </table:table-cell>
          <table:table-cell office:value-type="string">
            <text:p>fWnd</text:p>
          </table:table-cell>
          <table:table-cell table:number-columns-repeated="1017"/>
        </table:table-row>
        <table:table-row table:style-name="ro5">
          <table:table-cell office:value-type="string">
            <text:p>frown</text:p>
          </table:table-cell>
          <table:table-cell office:value-type="string">
            <text:p>1 dzn</text:p>
          </table:table-cell>
          <table:table-cell office:value-type="string">
            <text:p>fraUn</text:p>
          </table:table-cell>
          <table:table-cell office:value-type="string">
            <text:p>frWn</text:p>
          </table:table-cell>
          <table:table-cell/>
          <table:table-cell office:value-type="string">
            <text:p>fraUn</text:p>
          </table:table-cell>
          <table:table-cell office:value-type="string">
            <text:p>frWn</text:p>
          </table:table-cell>
          <table:table-cell table:number-columns-repeated="1017"/>
        </table:table-row>
        <table:table-row table:style-name="ro5">
          <table:table-cell office:value-type="string">
            <text:p>fulfil</text:p>
          </table:table-cell>
          <table:table-cell office:value-type="string">
            <text:p>1 dzn</text:p>
          </table:table-cell>
          <table:table-cell office:value-type="string">
            <text:p>fUlfIl</text:p>
          </table:table-cell>
          <table:table-cell office:value-type="string">
            <text:p>fVlfil</text:p>
          </table:table-cell>
          <table:table-cell/>
          <table:table-cell office:value-type="string">
            <text:p>fUlfIl</text:p>
          </table:table-cell>
          <table:table-cell office:value-type="string">
            <text:p>fVlfil</text:p>
          </table:table-cell>
          <table:table-cell table:number-columns-repeated="1017"/>
        </table:table-row>
        <table:table-row table:style-name="ro5">
          <table:table-cell office:value-type="string">
            <text:p>fund</text:p>
          </table:table-cell>
          <table:table-cell office:value-type="string">
            <text:p>1 _dzn</text:p>
          </table:table-cell>
          <table:table-cell office:value-type="string">
            <text:p>fVnd</text:p>
          </table:table-cell>
          <table:table-cell office:value-type="string">
            <text:p>fund</text:p>
          </table:table-cell>
          <table:table-cell/>
          <table:table-cell office:value-type="string">
            <text:p>fVnd</text:p>
          </table:table-cell>
          <table:table-cell office:value-type="string">
            <text:p>fund</text:p>
          </table:table-cell>
          <table:table-cell table:number-columns-repeated="1017"/>
        </table:table-row>
        <table:table-row table:style-name="ro5">
          <table:table-cell office:value-type="string">
            <text:p>gaze</text:p>
          </table:table-cell>
          <table:table-cell office:value-type="string">
            <text:p>3 d_zn</text:p>
          </table:table-cell>
          <table:table-cell office:value-type="string">
            <text:p>geIz</text:p>
          </table:table-cell>
          <table:table-cell office:value-type="string">
            <text:p>gAz</text:p>
          </table:table-cell>
          <table:table-cell/>
          <table:table-cell office:value-type="string">
            <text:p>geIz</text:p>
          </table:table-cell>
          <table:table-cell office:value-type="string">
            <text:p>gAz</text:p>
          </table:table-cell>
          <table:table-cell table:number-columns-repeated="1017"/>
        </table:table-row>
        <table:table-row table:style-name="ro5">
          <table:table-cell office:value-type="string">
            <text:p>govern</text:p>
          </table:table-cell>
          <table:table-cell office:value-type="string">
            <text:p>1 dzn</text:p>
          </table:table-cell>
          <table:table-cell office:value-type="string">
            <text:p>gVv=n</text:p>
          </table:table-cell>
          <table:table-cell office:value-type="string">
            <text:p>guvuÑn</text:p>
          </table:table-cell>
          <table:table-cell/>
          <table:table-cell office:value-type="string">
            <text:p>gVv=rn</text:p>
          </table:table-cell>
          <table:table-cell office:value-type="string">
            <text:p>guvurn</text:p>
          </table:table-cell>
          <table:table-cell table:number-columns-repeated="1017"/>
        </table:table-row>
        <table:table-row table:style-name="ro5">
          <table:table-cell office:value-type="string">
            <text:p>grab</text:p>
          </table:table-cell>
          <table:table-cell office:value-type="string">
            <text:p>1* dzn</text:p>
          </table:table-cell>
          <table:table-cell office:value-type="string">
            <text:p>gr{b</text:p>
          </table:table-cell>
          <table:table-cell office:value-type="string">
            <text:p>grab</text:p>
          </table:table-cell>
          <table:table-cell/>
          <table:table-cell office:value-type="string">
            <text:p>gr{b</text:p>
          </table:table-cell>
          <table:table-cell office:value-type="string">
            <text:p>grab</text:p>
          </table:table-cell>
          <table:table-cell table:number-columns-repeated="1017"/>
        </table:table-row>
        <table:table-row table:style-name="ro5">
          <table:table-cell office:value-type="string">
            <text:p>greet</text:p>
          </table:table-cell>
          <table:table-cell office:value-type="string">
            <text:p>1 _dsn</text:p>
          </table:table-cell>
          <table:table-cell office:value-type="string">
            <text:p>gri:t</text:p>
          </table:table-cell>
          <table:table-cell office:value-type="string">
            <text:p>grEt</text:p>
          </table:table-cell>
          <table:table-cell/>
          <table:table-cell office:value-type="string">
            <text:p>gri:t</text:p>
          </table:table-cell>
          <table:table-cell office:value-type="string">
            <text:p>grEt</text:p>
          </table:table-cell>
          <table:table-cell table:number-columns-repeated="1017"/>
        </table:table-row>
        <table:table-row table:style-name="ro5">
          <table:table-cell office:value-type="string">
            <text:p>grin</text:p>
          </table:table-cell>
          <table:table-cell office:value-type="string">
            <text:p>1* dzn</text:p>
          </table:table-cell>
          <table:table-cell office:value-type="string">
            <text:p>grIn</text:p>
          </table:table-cell>
          <table:table-cell office:value-type="string">
            <text:p>grin</text:p>
          </table:table-cell>
          <table:table-cell/>
          <table:table-cell office:value-type="string">
            <text:p>grIn</text:p>
          </table:table-cell>
          <table:table-cell office:value-type="string">
            <text:p>grin</text:p>
          </table:table-cell>
          <table:table-cell table:number-columns-repeated="1017"/>
        </table:table-row>
        <table:table-row table:style-name="ro8">
          <table:table-cell table:style-name="Default" table:number-columns-repeated="1020"/>
          <table:table-cell table:number-columns-repeated="4"/>
        </table:table-row>
        <table:table-row table:style-name="ro5">
          <table:table-cell office:value-type="string">
            <text:p>guide</text:p>
          </table:table-cell>
          <table:table-cell office:value-type="string">
            <text:p>3 _dzn</text:p>
          </table:table-cell>
          <table:table-cell office:value-type="string">
            <text:p>gaId</text:p>
          </table:table-cell>
          <table:table-cell office:value-type="string">
            <text:p>gId</text:p>
          </table:table-cell>
          <table:table-cell/>
          <table:table-cell office:value-type="string">
            <text:p>gaId</text:p>
          </table:table-cell>
          <table:table-cell office:value-type="string">
            <text:p>gId</text:p>
          </table:table-cell>
          <table:table-cell table:number-columns-repeated="1017"/>
        </table:table-row>
        <table:table-row table:style-name="ro5">
          <table:table-cell office:value-type="string">
            <text:p>hesitate</text:p>
          </table:table-cell>
          <table:table-cell office:value-type="string">
            <text:p>3 _dsn</text:p>
          </table:table-cell>
          <table:table-cell office:value-type="string">
            <text:p>1-hezIteIt <text:s/><text:a xlink:href="mailto:2-hez@teIt">2-hez@teIt</text:a></text:p>
          </table:table-cell>
          <table:table-cell office:value-type="string">
            <text:p>1-hezitAt-&gt;1 <text:s/>2-hezutAt-&gt;1</text:p>
          </table:table-cell>
          <table:table-cell/>
          <table:table-cell office:value-type="string">
            <text:p>hezIteIt</text:p>
          </table:table-cell>
          <table:table-cell office:value-type="string">
            <text:p>hezitAt</text:p>
          </table:table-cell>
          <table:table-cell/>
          <table:table-cell office:value-type="string">
            <text:p>rp2:25 <text:s text:c="3"/></text:p>
          </table:table-cell>
          <table:table-cell table:number-columns-repeated="1015"/>
        </table:table-row>
        <table:table-row table:style-name="ro5">
          <table:table-cell office:value-type="string">
            <text:p>highlight</text:p>
          </table:table-cell>
          <table:table-cell office:value-type="string">
            <text:p>1 _dsn</text:p>
          </table:table-cell>
          <table:table-cell office:value-type="string">
            <text:p>haIlaIt</text:p>
          </table:table-cell>
          <table:table-cell office:value-type="string">
            <text:p>hIlIt</text:p>
          </table:table-cell>
          <table:table-cell/>
          <table:table-cell office:value-type="string">
            <text:p>haIlaIt</text:p>
          </table:table-cell>
          <table:table-cell office:value-type="string">
            <text:p>hIlIt</text:p>
          </table:table-cell>
          <table:table-cell table:number-columns-repeated="1017"/>
        </table:table-row>
        <table:table-row table:style-name="ro5">
          <table:table-cell office:value-type="string">
            <text:p>hire</text:p>
          </table:table-cell>
          <table:table-cell office:value-type="string">
            <text:p>3 dzn</text:p>
          </table:table-cell>
          <table:table-cell office:value-type="string">
            <text:p>haI@</text:p>
          </table:table-cell>
          <table:table-cell office:value-type="string">
            <text:p>hÏ</text:p>
          </table:table-cell>
          <table:table-cell/>
          <table:table-cell office:value-type="string">
            <text:p>haI=r</text:p>
          </table:table-cell>
          <table:table-cell office:value-type="string">
            <text:p>hÏ</text:p>
          </table:table-cell>
          <table:table-cell table:number-columns-repeated="1017"/>
        </table:table-row>
        <table:table-row table:style-name="ro5">
          <table:table-cell office:value-type="string">
            <text:p>hurry</text:p>
          </table:table-cell>
          <table:table-cell office:value-type="string">
            <text:p>4 dzn</text:p>
          </table:table-cell>
          <table:table-cell office:value-type="string">
            <text:p>hVri</text:p>
          </table:table-cell>
          <table:table-cell office:value-type="string">
            <text:p>hurE</text:p>
          </table:table-cell>
          <table:table-cell/>
          <table:table-cell office:value-type="string">
            <text:p>h3':i</text:p>
          </table:table-cell>
          <table:table-cell office:value-type="string">
            <text:p>hüE</text:p>
          </table:table-cell>
          <table:table-cell table:number-columns-repeated="1017"/>
        </table:table-row>
        <table:table-row table:style-name="ro5">
          <table:table-cell office:value-type="string">
            <text:p>induce</text:p>
          </table:table-cell>
          <table:table-cell office:value-type="string">
            <text:p>3 t_zn</text:p>
          </table:table-cell>
          <table:table-cell office:value-type="string">
            <text:p>Indju:s</text:p>
          </table:table-cell>
          <table:table-cell office:value-type="string">
            <text:p>indyUs</text:p>
          </table:table-cell>
          <table:table-cell/>
          <table:table-cell office:value-type="string">
            <text:p>1-Indu:s <text:s/>2-Indju:s</text:p>
          </table:table-cell>
          <table:table-cell office:value-type="string">
            <text:p>1-indUs-&gt;1 <text:s/>2-indyUs-&gt;1</text:p>
          </table:table-cell>
          <table:table-cell/>
          <table:table-cell office:value-type="string">
            <text:p>ga32</text:p>
          </table:table-cell>
          <table:table-cell table:number-columns-repeated="1015"/>
        </table:table-row>
        <table:table-row table:style-name="ro8">
          <table:table-cell table:style-name="Default" table:number-columns-repeated="1020"/>
          <table:table-cell table:number-columns-repeated="4"/>
        </table:table-row>
        <table:table-row table:style-name="ro5">
          <table:table-cell office:value-type="string">
            <text:p>injure</text:p>
          </table:table-cell>
          <table:table-cell office:value-type="string">
            <text:p>3 dzn</text:p>
          </table:table-cell>
          <table:table-cell office:value-type="string">
            <text:p>IndZ@</text:p>
          </table:table-cell>
          <table:table-cell office:value-type="string">
            <text:p>injuÑ</text:p>
          </table:table-cell>
          <table:table-cell/>
          <table:table-cell office:value-type="string">
            <text:p>IndZ=r</text:p>
          </table:table-cell>
          <table:table-cell office:value-type="string">
            <text:p>injur</text:p>
          </table:table-cell>
          <table:table-cell table:number-columns-repeated="1017"/>
        </table:table-row>
        <table:table-row table:style-name="ro5">
          <table:table-cell office:value-type="string">
            <text:p>inspire</text:p>
          </table:table-cell>
          <table:table-cell office:value-type="string">
            <text:p>3 dzn</text:p>
          </table:table-cell>
          <table:table-cell office:value-type="string">
            <text:p>InspaI@</text:p>
          </table:table-cell>
          <table:table-cell office:value-type="string">
            <text:p>inspÏ</text:p>
          </table:table-cell>
          <table:table-cell/>
          <table:table-cell office:value-type="string">
            <text:p>InspaI=r</text:p>
          </table:table-cell>
          <table:table-cell office:value-type="string">
            <text:p>inspÏ</text:p>
          </table:table-cell>
          <table:table-cell table:number-columns-repeated="1017"/>
        </table:table-row>
        <table:table-row table:style-name="ro5">
          <table:table-cell office:value-type="string">
            <text:p>install</text:p>
          </table:table-cell>
          <table:table-cell office:value-type="string">
            <text:p>1 dzn</text:p>
          </table:table-cell>
          <table:table-cell office:value-type="string">
            <text:p>InstO:l</text:p>
          </table:table-cell>
          <table:table-cell office:value-type="string">
            <text:p>instQl</text:p>
          </table:table-cell>
          <table:table-cell/>
          <table:table-cell office:value-type="string">
            <text:p>1-InstQ:l <text:s/>2-InstA:l</text:p>
          </table:table-cell>
          <table:table-cell office:value-type="string">
            <text:p>1-instol-&gt;1 <text:s/>2-instRl-&gt;1</text:p>
          </table:table-cell>
          <table:table-cell/>
          <table:table-cell office:value-type="string">
            <text:p>ga8</text:p>
          </table:table-cell>
          <table:table-cell table:number-columns-repeated="1015"/>
        </table:table-row>
        <table:table-row table:style-name="ro5">
          <table:table-cell office:value-type="string">
            <text:p>integrate</text:p>
          </table:table-cell>
          <table:table-cell office:value-type="string">
            <text:p>3 _dsn</text:p>
          </table:table-cell>
          <table:table-cell office:value-type="string">
            <text:p>1-IntIgreIt <text:s/><text:a xlink:href="mailto:2-Int@greIt">2-Int@greIt</text:a></text:p>
          </table:table-cell>
          <table:table-cell office:value-type="string">
            <text:p>1-intigrAt-&gt;1 <text:s/>2-intugrAt-&gt;2</text:p>
          </table:table-cell>
          <table:table-cell/>
          <table:table-cell office:value-type="string">
            <text:p><text:a xlink:href="mailto:Int@greIt">Int@greIt</text:a></text:p>
          </table:table-cell>
          <table:table-cell office:value-type="string">
            <text:p>intugrAt-&gt;2</text:p>
          </table:table-cell>
          <table:table-cell/>
          <table:table-cell office:value-type="string">
            <text:p>25exception</text:p>
          </table:table-cell>
          <table:table-cell table:number-columns-repeated="1015"/>
        </table:table-row>
        <table:table-row table:style-name="ro5">
          <table:table-cell office:value-type="string">
            <text:p>interrupt</text:p>
          </table:table-cell>
          <table:table-cell office:value-type="string">
            <text:p>1 _dsn</text:p>
          </table:table-cell>
          <table:table-cell office:value-type="string">
            <text:p><text:a xlink:href="mailto:Int@rVpt">Int@rVpt</text:a></text:p>
          </table:table-cell>
          <table:table-cell office:value-type="string">
            <text:p>inturupt</text:p>
          </table:table-cell>
          <table:table-cell/>
          <table:table-cell office:value-type="string">
            <text:p><text:a xlink:href="mailto:Int@rVpt">Int@rVpt</text:a></text:p>
          </table:table-cell>
          <table:table-cell office:value-type="string">
            <text:p>inturupt</text:p>
          </table:table-cell>
          <table:table-cell table:number-columns-repeated="1017"/>
        </table:table-row>
        <table:table-row table:style-name="ro5">
          <table:table-cell office:value-type="string">
            <text:p>interview</text:p>
          </table:table-cell>
          <table:table-cell office:value-type="string">
            <text:p>1 dzn</text:p>
          </table:table-cell>
          <table:table-cell office:value-type="string">
            <text:p><text:a xlink:href="mailto:Int@vju">Int@vju</text:a>:</text:p>
          </table:table-cell>
          <table:table-cell office:value-type="string">
            <text:p>intuÑvyU</text:p>
          </table:table-cell>
          <table:table-cell/>
          <table:table-cell office:value-type="string">
            <text:p>Int=rvju:</text:p>
          </table:table-cell>
          <table:table-cell office:value-type="string">
            <text:p>inturvyU</text:p>
          </table:table-cell>
          <table:table-cell table:number-columns-repeated="1017"/>
        </table:table-row>
        <table:table-row table:style-name="ro5">
          <table:table-cell office:value-type="string">
            <text:p>invent</text:p>
          </table:table-cell>
          <table:table-cell office:value-type="string">
            <text:p>1 _dsn</text:p>
          </table:table-cell>
          <table:table-cell office:value-type="string">
            <text:p>Invent</text:p>
          </table:table-cell>
          <table:table-cell office:value-type="string">
            <text:p>invent</text:p>
          </table:table-cell>
          <table:table-cell/>
          <table:table-cell office:value-type="string">
            <text:p>Invent</text:p>
          </table:table-cell>
          <table:table-cell office:value-type="string">
            <text:p>invent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kick</text:p>
          </table:table-cell>
          <table:table-cell office:value-type="string">
            <text:p>1 tsn</text:p>
          </table:table-cell>
          <table:table-cell office:value-type="string">
            <text:p>kIk</text:p>
          </table:table-cell>
          <table:table-cell office:value-type="string">
            <text:p>kik</text:p>
          </table:table-cell>
          <table:table-cell/>
          <table:table-cell office:value-type="string">
            <text:p>kIk</text:p>
          </table:table-cell>
          <table:table-cell office:value-type="string">
            <text:p>kik</text:p>
          </table:table-cell>
          <table:table-cell table:number-columns-repeated="1017"/>
        </table:table-row>
        <table:table-row table:style-name="ro5">
          <table:table-cell office:value-type="string">
            <text:p>kiss</text:p>
          </table:table-cell>
          <table:table-cell office:value-type="string">
            <text:p>2 t_zn</text:p>
          </table:table-cell>
          <table:table-cell office:value-type="string">
            <text:p>kIs</text:p>
          </table:table-cell>
          <table:table-cell office:value-type="string">
            <text:p>kis</text:p>
          </table:table-cell>
          <table:table-cell/>
          <table:table-cell office:value-type="string">
            <text:p>kIs</text:p>
          </table:table-cell>
          <table:table-cell office:value-type="string">
            <text:p>kis</text:p>
          </table:table-cell>
          <table:table-cell table:number-columns-repeated="1017"/>
        </table:table-row>
        <table:table-row table:style-name="ro5">
          <table:table-cell office:value-type="string">
            <text:p>knit</text:p>
          </table:table-cell>
          <table:table-cell office:value-type="string">
            <text:p>1* _dsn</text:p>
          </table:table-cell>
          <table:table-cell office:value-type="string">
            <text:p>nIt</text:p>
          </table:table-cell>
          <table:table-cell office:value-type="string">
            <text:p>nit</text:p>
          </table:table-cell>
          <table:table-cell/>
          <table:table-cell office:value-type="string">
            <text:p>nIt</text:p>
          </table:table-cell>
          <table:table-cell office:value-type="string">
            <text:p>nit</text:p>
          </table:table-cell>
          <table:table-cell table:number-columns-repeated="1017"/>
        </table:table-row>
        <table:table-row table:style-name="ro5">
          <table:table-cell office:value-type="string">
            <text:p>line</text:p>
          </table:table-cell>
          <table:table-cell office:value-type="string">
            <text:p>3 dzn</text:p>
          </table:table-cell>
          <table:table-cell office:value-type="string">
            <text:p>laIn</text:p>
          </table:table-cell>
          <table:table-cell office:value-type="string">
            <text:p>lIn</text:p>
          </table:table-cell>
          <table:table-cell/>
          <table:table-cell office:value-type="string">
            <text:p>laIn</text:p>
          </table:table-cell>
          <table:table-cell office:value-type="string">
            <text:p>lIn</text:p>
          </table:table-cell>
          <table:table-cell table:number-columns-repeated="1017"/>
        </table:table-row>
        <table:table-row table:style-name="ro5">
          <table:table-cell office:value-type="string">
            <text:p>load</text:p>
          </table:table-cell>
          <table:table-cell office:value-type="string">
            <text:p>1 _dsn</text:p>
          </table:table-cell>
          <table:table-cell office:value-type="string">
            <text:p><text:a xlink:href="mailto:l@Ud">l@Ud</text:a></text:p>
          </table:table-cell>
          <table:table-cell office:value-type="string">
            <text:p>lOd</text:p>
          </table:table-cell>
          <table:table-cell/>
          <table:table-cell office:value-type="string">
            <text:p>loUd</text:p>
          </table:table-cell>
          <table:table-cell office:value-type="string">
            <text:p>lOd</text:p>
          </table:table-cell>
          <table:table-cell table:number-columns-repeated="1017"/>
        </table:table-row>
        <table:table-row table:style-name="ro5">
          <table:table-cell office:value-type="string">
            <text:p>lower</text:p>
          </table:table-cell>
          <table:table-cell office:value-type="string">
            <text:p>1 dzn</text:p>
          </table:table-cell>
          <table:table-cell office:value-type="string">
            <text:p>l@U@</text:p>
          </table:table-cell>
          <table:table-cell office:value-type="string">
            <text:p>lOuÑ</text:p>
          </table:table-cell>
          <table:table-cell/>
          <table:table-cell office:value-type="string">
            <text:p>loU=r</text:p>
          </table:table-cell>
          <table:table-cell office:value-type="string">
            <text:p>lOur</text:p>
          </table:table-cell>
          <table:table-cell table:number-columns-repeated="1017"/>
        </table:table-row>
        <table:table-row table:style-name="ro5">
          <table:table-cell office:value-type="string">
            <text:p>march</text:p>
          </table:table-cell>
          <table:table-cell office:value-type="string">
            <text:p>2 t_zn</text:p>
          </table:table-cell>
          <table:table-cell office:value-type="string">
            <text:p>mA:tS</text:p>
          </table:table-cell>
          <table:table-cell office:value-type="string">
            <text:p>mäC</text:p>
          </table:table-cell>
          <table:table-cell/>
          <table:table-cell office:value-type="string">
            <text:p>mA:rtS</text:p>
          </table:table-cell>
          <table:table-cell office:value-type="string">
            <text:p>mRrC</text:p>
          </table:table-cell>
          <table:table-cell table:number-columns-repeated="1017"/>
        </table:table-row>
        <table:table-row table:style-name="ro5">
          <table:table-cell office:value-type="string">
            <text:p>modify</text:p>
          </table:table-cell>
          <table:table-cell office:value-type="string">
            <text:p>4 dzn</text:p>
          </table:table-cell>
          <table:table-cell office:value-type="string">
            <text:p>1-mQdIfaI <text:s/><text:a xlink:href="mailto:2-mQd@faI">2-mQd@faI</text:a></text:p>
          </table:table-cell>
          <table:table-cell office:value-type="string">
            <text:p>1-modifI-&gt;1 <text:s/>2-modufI-&gt;1</text:p>
          </table:table-cell>
          <table:table-cell/>
          <table:table-cell office:value-type="string">
            <text:p>mA:dIfaI</text:p>
          </table:table-cell>
          <table:table-cell office:value-type="string">
            <text:p>mRdifI</text:p>
          </table:table-cell>
          <table:table-cell/>
          <table:table-cell office:value-type="string">
            <text:p>rp2:25 <text:s/>ga9</text:p>
          </table:table-cell>
          <table:table-cell table:number-columns-repeated="1015"/>
        </table:table-row>
        <table:table-row table:style-name="ro5">
          <table:table-cell office:value-type="string">
            <text:p>monitor</text:p>
          </table:table-cell>
          <table:table-cell office:value-type="string">
            <text:p>1 dzn</text:p>
          </table:table-cell>
          <table:table-cell office:value-type="string">
            <text:p>1-mQnIt@ <text:s/>2-mQn@t@</text:p>
          </table:table-cell>
          <table:table-cell office:value-type="string">
            <text:p>1-monituÑ-&gt;1 <text:s/>2-monutuÑ-&gt;1</text:p>
          </table:table-cell>
          <table:table-cell/>
          <table:table-cell office:value-type="string">
            <text:p>mA:<text:a xlink:href="mailto:n@t">n@t</text:a>=r</text:p>
          </table:table-cell>
          <table:table-cell office:value-type="string">
            <text:p>mRnutur-&gt;2</text:p>
          </table:table-cell>
          <table:table-cell/>
          <table:table-cell office:value-type="string">
            <text:p>minor 15 except, ga9</text:p>
          </table:table-cell>
          <table:table-cell table:number-columns-repeated="1015"/>
        </table:table-row>
        <table:table-row table:style-name="ro5">
          <table:table-cell office:value-type="string">
            <text:p>mount</text:p>
          </table:table-cell>
          <table:table-cell office:value-type="string">
            <text:p>1 _dsn</text:p>
          </table:table-cell>
          <table:table-cell office:value-type="string">
            <text:p>maUnt</text:p>
          </table:table-cell>
          <table:table-cell office:value-type="string">
            <text:p>mWnt</text:p>
          </table:table-cell>
          <table:table-cell/>
          <table:table-cell office:value-type="string">
            <text:p>maUnt</text:p>
          </table:table-cell>
          <table:table-cell office:value-type="string">
            <text:p>mWnt</text:p>
          </table:table-cell>
          <table:table-cell table:number-columns-repeated="1017"/>
        </table:table-row>
        <table:table-row table:style-name="ro5">
          <table:table-cell office:value-type="string">
            <text:p>murder</text:p>
          </table:table-cell>
          <table:table-cell office:value-type="string">
            <text:p>1 dzn</text:p>
          </table:table-cell>
          <table:table-cell office:value-type="string">
            <text:p>m3:d@</text:p>
          </table:table-cell>
          <table:table-cell office:value-type="string">
            <text:p>müduÑ</text:p>
          </table:table-cell>
          <table:table-cell/>
          <table:table-cell office:value-type="string">
            <text:p>m3':d=r</text:p>
          </table:table-cell>
          <table:table-cell office:value-type="string">
            <text:p>müdur</text:p>
          </table:table-cell>
          <table:table-cell table:number-columns-repeated="1017"/>
        </table:table-row>
        <table:table-row table:style-name="ro5">
          <table:table-cell office:value-type="string">
            <text:p>murmur</text:p>
          </table:table-cell>
          <table:table-cell office:value-type="string">
            <text:p>1 dzn</text:p>
          </table:table-cell>
          <table:table-cell office:value-type="string">
            <text:p>m3:m@</text:p>
          </table:table-cell>
          <table:table-cell office:value-type="string">
            <text:p>mümuÑ</text:p>
          </table:table-cell>
          <table:table-cell/>
          <table:table-cell office:value-type="string">
            <text:p>m3':m=r</text:p>
          </table:table-cell>
          <table:table-cell office:value-type="string">
            <text:p>mümur</text:p>
          </table:table-cell>
          <table:table-cell table:number-columns-repeated="1017"/>
        </table:table-row>
        <table:table-row table:style-name="ro5">
          <table:table-cell office:value-type="string">
            <text:p>mutter</text:p>
          </table:table-cell>
          <table:table-cell office:value-type="string">
            <text:p>1 dzn</text:p>
          </table:table-cell>
          <table:table-cell office:value-type="string">
            <text:p>mVt@</text:p>
          </table:table-cell>
          <table:table-cell office:value-type="string">
            <text:p>mutuÑ</text:p>
          </table:table-cell>
          <table:table-cell/>
          <table:table-cell office:value-type="string">
            <text:p>mVt=r</text:p>
          </table:table-cell>
          <table:table-cell office:value-type="string">
            <text:p>mutuÑ</text:p>
          </table:table-cell>
          <table:table-cell table:number-columns-repeated="1017"/>
        </table:table-row>
        <table:table-row table:style-name="ro5">
          <table:table-cell office:value-type="string">
            <text:p>need</text:p>
          </table:table-cell>
          <table:table-cell office:value-type="string">
            <text:p>1 _dzn</text:p>
          </table:table-cell>
          <table:table-cell office:value-type="string">
            <text:p>ni:d</text:p>
          </table:table-cell>
          <table:table-cell office:value-type="string">
            <text:p>nEd</text:p>
          </table:table-cell>
          <table:table-cell/>
          <table:table-cell office:value-type="string">
            <text:p>ni:d</text:p>
          </table:table-cell>
          <table:table-cell office:value-type="string">
            <text:p>nEd</text:p>
          </table:table-cell>
          <table:table-cell table:number-columns-repeated="1017"/>
        </table:table-row>
        <table:table-row table:style-name="ro8">
          <table:table-cell table:style-name="Default" table:number-columns-repeated="1020"/>
          <table:table-cell table:number-columns-repeated="4"/>
        </table:table-row>
        <table:table-row table:style-name="ro5">
          <table:table-cell office:value-type="string">
            <text:p>object</text:p>
          </table:table-cell>
          <table:table-cell office:value-type="string">
            <text:p>1 _dsn</text:p>
          </table:table-cell>
          <table:table-cell office:value-type="string">
            <text:p>@bdZekt</text:p>
          </table:table-cell>
          <table:table-cell office:value-type="string">
            <text:p>ubjekt</text:p>
          </table:table-cell>
          <table:table-cell/>
          <table:table-cell office:value-type="string">
            <text:p>A:bdZekt</text:p>
          </table:table-cell>
          <table:table-cell office:value-type="string">
            <text:p>Rbjekt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oppose</text:p>
          </table:table-cell>
          <table:table-cell office:value-type="string">
            <text:p>3 d_zn</text:p>
          </table:table-cell>
          <table:table-cell office:value-type="string">
            <text:p>@p@Uz</text:p>
          </table:table-cell>
          <table:table-cell office:value-type="string">
            <text:p>upOz</text:p>
          </table:table-cell>
          <table:table-cell/>
          <table:table-cell office:value-type="string">
            <text:p>@poUz</text:p>
          </table:table-cell>
          <table:table-cell office:value-type="string">
            <text:p>upOz</text:p>
          </table:table-cell>
          <table:table-cell table:number-columns-repeated="1017"/>
        </table:table-row>
        <table:table-row table:style-name="ro5">
          <table:table-cell office:value-type="string">
            <text:p>organize</text:p>
          </table:table-cell>
          <table:table-cell office:value-type="string">
            <text:p>3 d_zn</text:p>
          </table:table-cell>
          <table:table-cell office:value-type="string">
            <text:p>O:<text:a xlink:href="mailto:g@naIz">g@naIz</text:a></text:p>
          </table:table-cell>
          <table:table-cell office:value-type="string">
            <text:p>ögunIz</text:p>
          </table:table-cell>
          <table:table-cell/>
          <table:table-cell office:value-type="string">
            <text:p>O:<text:a xlink:href="mailto:rg@naIz">rg@naIz</text:a></text:p>
          </table:table-cell>
          <table:table-cell office:value-type="string">
            <text:p>QrgunIz</text:p>
          </table:table-cell>
          <table:table-cell table:number-columns-repeated="1017"/>
        </table:table-row>
        <table:table-row table:style-name="ro5">
          <table:table-cell office:value-type="string">
            <text:p>outline</text:p>
          </table:table-cell>
          <table:table-cell office:value-type="string">
            <text:p>3 dzn</text:p>
          </table:table-cell>
          <table:table-cell office:value-type="string">
            <text:p>aUtlaIn</text:p>
          </table:table-cell>
          <table:table-cell office:value-type="string">
            <text:p>WtlIn</text:p>
          </table:table-cell>
          <table:table-cell/>
          <table:table-cell office:value-type="string">
            <text:p>aUtlaIn</text:p>
          </table:table-cell>
          <table:table-cell office:value-type="string">
            <text:p>WtlIn</text:p>
          </table:table-cell>
          <table:table-cell table:number-columns-repeated="1017"/>
        </table:table-row>
        <table:table-row table:style-name="ro5">
          <table:table-cell office:value-type="string">
            <text:p>overlook</text:p>
          </table:table-cell>
          <table:table-cell office:value-type="string">
            <text:p>1 tsn</text:p>
          </table:table-cell>
          <table:table-cell office:value-type="string">
            <text:p>@Uv@lUk</text:p>
          </table:table-cell>
          <table:table-cell office:value-type="string">
            <text:p>OvuÑlVk</text:p>
          </table:table-cell>
          <table:table-cell/>
          <table:table-cell office:value-type="string">
            <text:p>oUv=rlUk</text:p>
          </table:table-cell>
          <table:table-cell office:value-type="string">
            <text:p>OvurlVk</text:p>
          </table:table-cell>
          <table:table-cell table:number-columns-repeated="1017"/>
        </table:table-row>
        <table:table-row table:style-name="ro5">
          <table:table-cell office:value-type="string">
            <text:p>pack</text:p>
          </table:table-cell>
          <table:table-cell office:value-type="string">
            <text:p>1 tsn</text:p>
          </table:table-cell>
          <table:table-cell office:value-type="string">
            <text:p>p{k</text:p>
          </table:table-cell>
          <table:table-cell office:value-type="string">
            <text:p>pak</text:p>
          </table:table-cell>
          <table:table-cell/>
          <table:table-cell office:value-type="string">
            <text:p>p{k</text:p>
          </table:table-cell>
          <table:table-cell office:value-type="string">
            <text:p>pak</text:p>
          </table:table-cell>
          <table:table-cell table:number-columns-repeated="1017"/>
        </table:table-row>
        <table:table-row table:style-name="ro5">
          <table:table-cell office:value-type="string">
            <text:p>park</text:p>
          </table:table-cell>
          <table:table-cell office:value-type="string">
            <text:p>1 tsn</text:p>
          </table:table-cell>
          <table:table-cell office:value-type="string">
            <text:p>pA:k</text:p>
          </table:table-cell>
          <table:table-cell office:value-type="string">
            <text:p>päk</text:p>
          </table:table-cell>
          <table:table-cell/>
          <table:table-cell office:value-type="string">
            <text:p>pA:rk</text:p>
          </table:table-cell>
          <table:table-cell office:value-type="string">
            <text:p>pRrk</text:p>
          </table:table-cell>
          <table:table-cell table:number-columns-repeated="1017"/>
        </table:table-row>
        <table:table-row table:style-name="ro5">
          <table:table-cell office:value-type="string">
            <text:p>participate</text:p>
          </table:table-cell>
          <table:table-cell office:value-type="string">
            <text:p>3 _dsn</text:p>
          </table:table-cell>
          <table:table-cell office:value-type="string">
            <text:p>1-pA:tIsIpeIt <text:s/>2-pA:tIs@peIt</text:p>
          </table:table-cell>
          <table:table-cell office:value-type="string">
            <text:p>1-pätisipAt-&gt;1 <text:s/>2-pätisupAt-&gt;1</text:p>
          </table:table-cell>
          <table:table-cell/>
          <table:table-cell office:value-type="string">
            <text:p>1-pA:rtIsIpeIt <text:s/>2-p=rtIsIpeIt</text:p>
          </table:table-cell>
          <table:table-cell office:value-type="string">
            <text:p>1-pRrtisipAt-&gt;1 <text:s/>2-purtisipAt-&gt;1</text:p>
          </table:table-cell>
          <table:table-cell/>
          <table:table-cell office:value-type="string">
            <text:p>rp25, ga19</text:p>
          </table:table-cell>
          <table:table-cell table:number-columns-repeated="1015"/>
        </table:table-row>
        <table:table-row table:style-name="ro5">
          <table:table-cell office:value-type="string">
            <text:p>pause</text:p>
          </table:table-cell>
          <table:table-cell office:value-type="string">
            <text:p>3 dsn</text:p>
          </table:table-cell>
          <table:table-cell office:value-type="string">
            <text:p>pO:z</text:p>
          </table:table-cell>
          <table:table-cell office:value-type="string">
            <text:p>pQz</text:p>
          </table:table-cell>
          <table:table-cell/>
          <table:table-cell office:value-type="string">
            <text:p>1-pQ:z <text:s/>2-pA:z</text:p>
          </table:table-cell>
          <table:table-cell office:value-type="string">
            <text:p>1-poz-&gt;1 <text:s/>2-pRz-&gt;1</text:p>
          </table:table-cell>
          <table:table-cell/>
          <table:table-cell office:value-type="string">
            <text:p>ga1,2:8</text:p>
          </table:table-cell>
          <table:table-cell table:number-columns-repeated="1015"/>
        </table:table-row>
        <table:table-row table:style-name="ro5">
          <table:table-cell office:value-type="string">
            <text:p>perceive</text:p>
          </table:table-cell>
          <table:table-cell office:value-type="string">
            <text:p>3 dzn</text:p>
          </table:table-cell>
          <table:table-cell office:value-type="string">
            <text:p><text:a xlink:href="mailto:p@si">p@si</text:a>:v</text:p>
          </table:table-cell>
          <table:table-cell office:value-type="string">
            <text:p>puÑsEv</text:p>
          </table:table-cell>
          <table:table-cell/>
          <table:table-cell office:value-type="string">
            <text:p>p=rsi:v</text:p>
          </table:table-cell>
          <table:table-cell office:value-type="string">
            <text:p>pursEv</text:p>
          </table:table-cell>
          <table:table-cell table:number-columns-repeated="1017"/>
        </table:table-row>
        <table:table-row table:style-name="ro5">
          <table:table-cell office:value-type="string">
            <text:p>phone</text:p>
          </table:table-cell>
          <table:table-cell office:value-type="string">
            <text:p>3 dzn</text:p>
          </table:table-cell>
          <table:table-cell office:value-type="string">
            <text:p><text:a xlink:href="mailto:f@Un">f@Un</text:a></text:p>
          </table:table-cell>
          <table:table-cell office:value-type="string">
            <text:p>fOn</text:p>
          </table:table-cell>
          <table:table-cell/>
          <table:table-cell office:value-type="string">
            <text:p>foUn</text:p>
          </table:table-cell>
          <table:table-cell office:value-type="string">
            <text:p>fOn</text:p>
          </table:table-cell>
          <table:table-cell table:number-columns-repeated="1017"/>
        </table:table-row>
        <table:table-row table:style-name="ro5">
          <table:table-cell office:value-type="string">
            <text:p>plant</text:p>
          </table:table-cell>
          <table:table-cell office:value-type="string">
            <text:p>1 _dsn</text:p>
          </table:table-cell>
          <table:table-cell office:value-type="string">
            <text:p>plA:nt</text:p>
          </table:table-cell>
          <table:table-cell office:value-type="string">
            <text:p>plRnt</text:p>
          </table:table-cell>
          <table:table-cell/>
          <table:table-cell office:value-type="string">
            <text:p>pl{nt</text:p>
          </table:table-cell>
          <table:table-cell office:value-type="string">
            <text:p>plant</text:p>
          </table:table-cell>
          <table:table-cell/>
          <table:table-cell office:value-type="string">
            <text:p>rp16</text:p>
          </table:table-cell>
          <table:table-cell table:number-columns-repeated="1015"/>
        </table:table-row>
        <table:table-row table:style-name="ro5">
          <table:table-cell office:value-type="string">
            <text:p>pop</text:p>
          </table:table-cell>
          <table:table-cell office:value-type="string">
            <text:p>1* tsn</text:p>
          </table:table-cell>
          <table:table-cell office:value-type="string">
            <text:p>pQp</text:p>
          </table:table-cell>
          <table:table-cell office:value-type="string">
            <text:p>pop</text:p>
          </table:table-cell>
          <table:table-cell/>
          <table:table-cell office:value-type="string">
            <text:p>pA:p</text:p>
          </table:table-cell>
          <table:table-cell office:value-type="string">
            <text:p>pRp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pose</text:p>
          </table:table-cell>
          <table:table-cell office:value-type="string">
            <text:p>3 d_zn</text:p>
          </table:table-cell>
          <table:table-cell office:value-type="string">
            <text:p><text:a xlink:href="mailto:p@Uz">p@Uz</text:a></text:p>
          </table:table-cell>
          <table:table-cell office:value-type="string">
            <text:p>pOz</text:p>
          </table:table-cell>
          <table:table-cell/>
          <table:table-cell office:value-type="string">
            <text:p>poUz</text:p>
          </table:table-cell>
          <table:table-cell office:value-type="string">
            <text:p>pOz</text:p>
          </table:table-cell>
          <table:table-cell table:number-columns-repeated="1017"/>
        </table:table-row>
        <table:table-row table:style-name="ro5">
          <table:table-cell office:value-type="string">
            <text:p>practise</text:p>
          </table:table-cell>
          <table:table-cell office:value-type="string">
            <text:p>3 t_zn</text:p>
          </table:table-cell>
          <table:table-cell office:value-type="string">
            <text:p>pr{ktIs</text:p>
          </table:table-cell>
          <table:table-cell office:value-type="string">
            <text:p>praktis</text:p>
          </table:table-cell>
          <table:table-cell/>
          <table:table-cell office:value-type="string">
            <text:p>pr{ktIs</text:p>
          </table:table-cell>
          <table:table-cell office:value-type="string">
            <text:p>praktis</text:p>
          </table:table-cell>
          <table:table-cell table:number-columns-repeated="1017"/>
        </table:table-row>
        <table:table-row table:style-name="ro5">
          <table:table-cell office:value-type="string">
            <text:p>pray</text:p>
          </table:table-cell>
          <table:table-cell office:value-type="string">
            <text:p>1 dzn</text:p>
          </table:table-cell>
          <table:table-cell office:value-type="string">
            <text:p>preI</text:p>
          </table:table-cell>
          <table:table-cell office:value-type="string">
            <text:p>prA</text:p>
          </table:table-cell>
          <table:table-cell/>
          <table:table-cell office:value-type="string">
            <text:p>preI</text:p>
          </table:table-cell>
          <table:table-cell office:value-type="string">
            <text:p>prA</text:p>
          </table:table-cell>
          <table:table-cell table:number-columns-repeated="1017"/>
        </table:table-row>
        <table:table-row table:style-name="ro5">
          <table:table-cell office:value-type="string">
            <text:p>pretend</text:p>
          </table:table-cell>
          <table:table-cell office:value-type="string">
            <text:p>1 _dzn</text:p>
          </table:table-cell>
          <table:table-cell office:value-type="string">
            <text:p>1-prItend <text:s/>2-pr@tend</text:p>
          </table:table-cell>
          <table:table-cell office:value-type="string">
            <text:p>1-pritend-&gt;1 <text:s/>2-prutend-&gt;1</text:p>
          </table:table-cell>
          <table:table-cell/>
          <table:table-cell office:value-type="string">
            <text:p>prItend</text:p>
          </table:table-cell>
          <table:table-cell office:value-type="string">
            <text:p>pritend</text:p>
          </table:table-cell>
          <table:table-cell/>
          <table:table-cell office:value-type="string">
            <text:p>rp2:25 <text:s text:c="3"/></text:p>
          </table:table-cell>
          <table:table-cell table:number-columns-repeated="1015"/>
        </table:table-row>
        <table:table-row table:style-name="ro5">
          <table:table-cell office:value-type="string">
            <text:p>print</text:p>
          </table:table-cell>
          <table:table-cell office:value-type="string">
            <text:p>1 _dsn</text:p>
          </table:table-cell>
          <table:table-cell office:value-type="string">
            <text:p>prInt</text:p>
          </table:table-cell>
          <table:table-cell office:value-type="string">
            <text:p>print</text:p>
          </table:table-cell>
          <table:table-cell/>
          <table:table-cell office:value-type="string">
            <text:p>prInt</text:p>
          </table:table-cell>
          <table:table-cell office:value-type="string">
            <text:p>print</text:p>
          </table:table-cell>
          <table:table-cell table:number-columns-repeated="1017"/>
        </table:table-row>
        <table:table-row table:style-name="ro5">
          <table:table-cell office:value-type="string">
            <text:p>process</text:p>
          </table:table-cell>
          <table:table-cell office:value-type="string">
            <text:p>2 t_zn</text:p>
          </table:table-cell>
          <table:table-cell office:value-type="string">
            <text:p>1-pr@Uses <text:s/>2-prQses</text:p>
          </table:table-cell>
          <table:table-cell office:value-type="string">
            <text:p>1-prOses-&gt;1 <text:s/>2-proses-&gt;?</text:p>
          </table:table-cell>
          <table:table-cell/>
          <table:table-cell office:value-type="string">
            <text:p>prA:ses</text:p>
          </table:table-cell>
          <table:table-cell office:value-type="string">
            <text:p>prRses-&gt;?</text:p>
          </table:table-cell>
          <table:table-cell/>
          <table:table-cell office:value-type="string">
            <text:p>ga 9 : two pronun?</text:p>
          </table:table-cell>
          <table:table-cell table:number-columns-repeated="1015"/>
        </table:table-row>
        <table:table-row table:style-name="ro5">
          <table:table-cell office:value-type="string">
            <text:p>progress</text:p>
          </table:table-cell>
          <table:table-cell office:value-type="string">
            <text:p>2 t_zn</text:p>
          </table:table-cell>
          <table:table-cell office:value-type="string">
            <text:p>pr@Ugres</text:p>
          </table:table-cell>
          <table:table-cell office:value-type="string">
            <text:p>prOgres</text:p>
          </table:table-cell>
          <table:table-cell/>
          <table:table-cell office:value-type="string">
            <text:p>pr@gres</text:p>
          </table:table-cell>
          <table:table-cell office:value-type="string">
            <text:p>prugres</text:p>
          </table:table-cell>
          <table:table-cell/>
          <table:table-cell office:value-type="string">
            <text:p>ga 13</text:p>
          </table:table-cell>
          <table:table-cell table:number-columns-repeated="1015"/>
        </table:table-row>
        <table:table-row table:style-name="ro5">
          <table:table-cell office:value-type="string">
            <text:p>prompt</text:p>
          </table:table-cell>
          <table:table-cell office:value-type="string">
            <text:p>1 _dsn</text:p>
          </table:table-cell>
          <table:table-cell office:value-type="string">
            <text:p>prQmpt</text:p>
          </table:table-cell>
          <table:table-cell office:value-type="string">
            <text:p>prompt</text:p>
          </table:table-cell>
          <table:table-cell/>
          <table:table-cell office:value-type="string">
            <text:p>prA:mpt</text:p>
          </table:table-cell>
          <table:table-cell office:value-type="string">
            <text:p>prRmpt</text:p>
          </table:table-cell>
          <table:table-cell/>
          <table:table-cell office:value-type="string">
            <text:p>ga 9 <text:s text:c="2"/></text:p>
          </table:table-cell>
          <table:table-cell table:number-columns-repeated="1015"/>
        </table:table-row>
        <table:table-row table:style-name="ro5">
          <table:table-cell office:value-type="string">
            <text:p>protest</text:p>
          </table:table-cell>
          <table:table-cell office:value-type="string">
            <text:p>1 _dsn</text:p>
          </table:table-cell>
          <table:table-cell office:value-type="string">
            <text:p>1-pr@test <text:s/>2-pr@Utest</text:p>
          </table:table-cell>
          <table:table-cell office:value-type="string">
            <text:p>1-prutest-&gt;? <text:s/>2-prOtest-&gt;?</text:p>
          </table:table-cell>
          <table:table-cell/>
          <table:table-cell office:value-type="string">
            <text:p>proUtest</text:p>
          </table:table-cell>
          <table:table-cell office:value-type="string">
            <text:p>prOtest-&gt;?</text:p>
          </table:table-cell>
          <table:table-cell/>
          <table:table-cell office:value-type="string">
            <text:p>two pronun?</text:p>
          </table:table-cell>
          <table:table-cell table:number-columns-repeated="1015"/>
        </table:table-row>
        <table:table-row table:style-name="ro5">
          <table:table-cell office:value-type="string">
            <text:p>provoke</text:p>
          </table:table-cell>
          <table:table-cell office:value-type="string">
            <text:p>3 tsn</text:p>
          </table:table-cell>
          <table:table-cell office:value-type="string">
            <text:p>1-pr@v@Uk <text:s/>2-pr@Uv@Uk</text:p>
          </table:table-cell>
          <table:table-cell office:value-type="string">
            <text:p>1-pruvOk-&gt;? <text:s/>2-prOvOk-&gt;?</text:p>
          </table:table-cell>
          <table:table-cell/>
          <table:table-cell office:value-type="string">
            <text:p>pr@voUk</text:p>
          </table:table-cell>
          <table:table-cell office:value-type="string">
            <text:p>pruvOk-&gt;?</text:p>
          </table:table-cell>
          <table:table-cell/>
          <table:table-cell office:value-type="string">
            <text:p>two pronun?</text:p>
          </table:table-cell>
          <table:table-cell table:number-columns-repeated="1015"/>
        </table:table-row>
        <table:table-row table:style-name="ro5">
          <table:table-cell office:value-type="string">
            <text:p>purchase</text:p>
          </table:table-cell>
          <table:table-cell office:value-type="string">
            <text:p>3 t_zn</text:p>
          </table:table-cell>
          <table:table-cell office:value-type="string">
            <text:p>1-p3:tS@s <text:s/>2-p3:tSIs</text:p>
          </table:table-cell>
          <table:table-cell office:value-type="string">
            <text:p>1-püCus-&gt;1 <text:s/>2-püCis-&gt;2</text:p>
          </table:table-cell>
          <table:table-cell/>
          <table:table-cell office:value-type="string">
            <text:p>p3':tS@s</text:p>
          </table:table-cell>
          <table:table-cell office:value-type="string">
            <text:p>püCus-&gt;1</text:p>
          </table:table-cell>
          <table:table-cell/>
          <table:table-cell office:value-type="string">
            <text:p>major 25 exception</text:p>
          </table:table-cell>
          <table:table-cell table:number-columns-repeated="1015"/>
        </table:table-row>
        <table:table-row table:style-name="ro5">
          <table:table-cell office:value-type="string">
            <text:p>qualify</text:p>
          </table:table-cell>
          <table:table-cell office:value-type="string">
            <text:p>4 dzn</text:p>
          </table:table-cell>
          <table:table-cell office:value-type="string">
            <text:p>1-kwQlIfaI <text:s/>2-kwQl@faI</text:p>
          </table:table-cell>
          <table:table-cell office:value-type="string">
            <text:p>1-kwolifI-&gt;1 <text:s/>2-kwolufI-&gt;1</text:p>
          </table:table-cell>
          <table:table-cell/>
          <table:table-cell office:value-type="string">
            <text:p>kwA:lIfaI</text:p>
          </table:table-cell>
          <table:table-cell office:value-type="string">
            <text:p>klRlifI</text:p>
          </table:table-cell>
          <table:table-cell/>
          <table:table-cell office:value-type="string">
            <text:p>rp2:25 <text:s/>ga:9</text:p>
          </table:table-cell>
          <table:table-cell table:number-columns-repeated="1015"/>
        </table:table-row>
        <table:table-row table:style-name="ro5">
          <table:table-cell office:value-type="string">
            <text:p>race</text:p>
          </table:table-cell>
          <table:table-cell office:value-type="string">
            <text:p>3 t_zn</text:p>
          </table:table-cell>
          <table:table-cell office:value-type="string">
            <text:p>reIs</text:p>
          </table:table-cell>
          <table:table-cell office:value-type="string">
            <text:p>rAs</text:p>
          </table:table-cell>
          <table:table-cell/>
          <table:table-cell office:value-type="string">
            <text:p>reIs</text:p>
          </table:table-cell>
          <table:table-cell office:value-type="string">
            <text:p>rAs</text:p>
          </table:table-cell>
          <table:table-cell table:number-columns-repeated="1017"/>
        </table:table-row>
        <table:table-row table:style-name="ro5">
          <table:table-cell office:value-type="string">
            <text:p>range</text:p>
          </table:table-cell>
          <table:table-cell office:value-type="string">
            <text:p>3 d_zn</text:p>
          </table:table-cell>
          <table:table-cell office:value-type="string">
            <text:p>reIndZ</text:p>
          </table:table-cell>
          <table:table-cell office:value-type="string">
            <text:p>rAnj</text:p>
          </table:table-cell>
          <table:table-cell/>
          <table:table-cell office:value-type="string">
            <text:p>reIndZ</text:p>
          </table:table-cell>
          <table:table-cell office:value-type="string">
            <text:p>rAnj</text:p>
          </table:table-cell>
          <table:table-cell table:number-columns-repeated="1017"/>
        </table:table-row>
        <table:table-row table:style-name="ro5">
          <table:table-cell office:value-type="string">
            <text:p>react</text:p>
          </table:table-cell>
          <table:table-cell office:value-type="string">
            <text:p>1 _dsn</text:p>
          </table:table-cell>
          <table:table-cell office:value-type="string">
            <text:p>ri{kt</text:p>
          </table:table-cell>
          <table:table-cell office:value-type="string">
            <text:p>rEakt</text:p>
          </table:table-cell>
          <table:table-cell/>
          <table:table-cell office:value-type="string">
            <text:p>ri{kt</text:p>
          </table:table-cell>
          <table:table-cell office:value-type="string">
            <text:p>rEakt</text:p>
          </table:table-cell>
          <table:table-cell table:number-columns-repeated="1017"/>
        </table:table-row>
        <table:table-row table:style-name="ro5">
          <table:table-cell office:value-type="string">
            <text:p>recruit</text:p>
          </table:table-cell>
          <table:table-cell office:value-type="string">
            <text:p>1 _dsn</text:p>
          </table:table-cell>
          <table:table-cell office:value-type="string">
            <text:p>1-rIkru:t <text:s/><text:a xlink:href="mailto:2-r@kru">2-r@kru</text:a>:t</text:p>
          </table:table-cell>
          <table:table-cell office:value-type="string">
            <text:p>1-rikrUt-&gt;1 <text:s/>2-rukrUt-&gt;1</text:p>
          </table:table-cell>
          <table:table-cell/>
          <table:table-cell office:value-type="string">
            <text:p>rIkru:t</text:p>
          </table:table-cell>
          <table:table-cell office:value-type="string">
            <text:p>rikrU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gister</text:p>
          </table:table-cell>
          <table:table-cell office:value-type="string">
            <text:p>1 dzn</text:p>
          </table:table-cell>
          <table:table-cell office:value-type="string">
            <text:p>1-redZIst@ <text:s/>2-redZ@st@</text:p>
          </table:table-cell>
          <table:table-cell office:value-type="string">
            <text:p>1-rejistuÑ-&gt;1 <text:s/>2-redustuÑ-&gt;1</text:p>
          </table:table-cell>
          <table:table-cell/>
          <table:table-cell office:value-type="string">
            <text:p>redZIst=r</text:p>
          </table:table-cell>
          <table:table-cell office:value-type="string">
            <text:p>rejistur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inforce</text:p>
          </table:table-cell>
          <table:table-cell office:value-type="string">
            <text:p>3 t_zn</text:p>
          </table:table-cell>
          <table:table-cell office:value-type="string">
            <text:p>ri:InfO:s</text:p>
          </table:table-cell>
          <table:table-cell office:value-type="string">
            <text:p>rEinfös</text:p>
          </table:table-cell>
          <table:table-cell/>
          <table:table-cell office:value-type="string">
            <text:p>1-ri:infO:rs <text:s/>2-ri:info:rs</text:p>
          </table:table-cell>
          <table:table-cell office:value-type="string">
            <text:p>1-rEinfQrs-&gt;1 <text:s/>2=1</text:p>
          </table:table-cell>
          <table:table-cell/>
          <table:table-cell office:value-type="string">
            <text:p>force</text:p>
          </table:table-cell>
          <table:table-cell table:number-columns-repeated="1015"/>
        </table:table-row>
        <table:table-row table:style-name="ro5">
          <table:table-cell office:value-type="string">
            <text:p>relax</text:p>
          </table:table-cell>
          <table:table-cell office:value-type="string">
            <text:p>2 t_zn</text:p>
          </table:table-cell>
          <table:table-cell office:value-type="string">
            <text:p>1-rIl{ks <text:s/><text:a xlink:href="mailto:2-r@l">2-r@l</text:a>{ks</text:p>
          </table:table-cell>
          <table:table-cell office:value-type="string">
            <text:p>1-rilaks-&gt;1 <text:s/>2-rulaks-&gt;1</text:p>
          </table:table-cell>
          <table:table-cell/>
          <table:table-cell office:value-type="string">
            <text:p>rIl{ks</text:p>
          </table:table-cell>
          <table:table-cell office:value-type="string">
            <text:p>rilaks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mark</text:p>
          </table:table-cell>
          <table:table-cell office:value-type="string">
            <text:p>1 tsn</text:p>
          </table:table-cell>
          <table:table-cell office:value-type="string">
            <text:p>1-rImA:k <text:s/><text:a xlink:href="mailto:2-r@mA">2-r@mA</text:a>:k</text:p>
          </table:table-cell>
          <table:table-cell office:value-type="string">
            <text:p>1-rimRÑk-&gt;1 <text:s/>2-rumRÑk-&gt;1</text:p>
          </table:table-cell>
          <table:table-cell/>
          <table:table-cell office:value-type="string">
            <text:p>rImA:rk</text:p>
          </table:table-cell>
          <table:table-cell office:value-type="string">
            <text:p>rimRrk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nder</text:p>
          </table:table-cell>
          <table:table-cell office:value-type="string">
            <text:p>1 dzn</text:p>
          </table:table-cell>
          <table:table-cell office:value-type="string">
            <text:p>rend@</text:p>
          </table:table-cell>
          <table:table-cell office:value-type="string">
            <text:p>renduÑ</text:p>
          </table:table-cell>
          <table:table-cell/>
          <table:table-cell office:value-type="string">
            <text:p>rend=r</text:p>
          </table:table-cell>
          <table:table-cell office:value-type="string">
            <text:p>rendur</text:p>
          </table:table-cell>
          <table:table-cell table:number-columns-repeated="1017"/>
        </table:table-row>
        <table:table-row table:style-name="ro5">
          <table:table-cell office:value-type="string">
            <text:p>request</text:p>
          </table:table-cell>
          <table:table-cell office:value-type="string">
            <text:p>1 _dsn</text:p>
          </table:table-cell>
          <table:table-cell office:value-type="string">
            <text:p>1-rIkwest <text:s/><text:a xlink:href="mailto:2-r@kwest">2-r@kwest</text:a></text:p>
          </table:table-cell>
          <table:table-cell office:value-type="string">
            <text:p>1-rikwest-&gt;1 <text:s/>2-rukwest-&gt;</text:p>
          </table:table-cell>
          <table:table-cell/>
          <table:table-cell office:value-type="string">
            <text:p>rIkwest</text:p>
          </table:table-cell>
          <table:table-cell office:value-type="string">
            <text:p>rikwes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search</text:p>
          </table:table-cell>
          <table:table-cell office:value-type="string">
            <text:p>2 t_zn</text:p>
          </table:table-cell>
          <table:table-cell office:value-type="string">
            <text:p>1-rIs3:tS <text:s/><text:a xlink:href="mailto:2-r@s3">2-r@s3</text:a>:tS <text:s/>3-ri:s3:tS</text:p>
          </table:table-cell>
          <table:table-cell office:value-type="string">
            <text:p>1-risüC-&gt;1 <text:s/>2-rusüC-&gt;1 <text:s/>2-rEsüC-&gt;2</text:p>
          </table:table-cell>
          <table:table-cell/>
          <table:table-cell office:value-type="string">
            <text:p>1-rIs3':tS <text:s/>2-ri:s3':tS</text:p>
          </table:table-cell>
          <table:table-cell office:value-type="string">
            <text:p>1-risüC-&gt;1 <text:s/>2-rEsüC-2</text:p>
          </table:table-cell>
          <table:table-cell/>
          <table:table-cell office:value-type="string">
            <text:p>rp2:25</text:p>
          </table:table-cell>
          <table:table-cell table:number-columns-repeated="1015"/>
        </table:table-row>
        <table:table-row table:style-name="ro5">
          <table:table-cell office:value-type="string">
            <text:p>reserve</text:p>
          </table:table-cell>
          <table:table-cell office:value-type="string">
            <text:p>3 dzn</text:p>
          </table:table-cell>
          <table:table-cell office:value-type="string">
            <text:p>1-rIz3:v <text:s/><text:a xlink:href="mailto:2-r@z3">2-r@z3</text:a>:v</text:p>
          </table:table-cell>
          <table:table-cell office:value-type="string">
            <text:p>1-rizüv-&gt;1 <text:s/>2-ruzüv-&gt;1</text:p>
          </table:table-cell>
          <table:table-cell/>
          <table:table-cell office:value-type="string">
            <text:p>rIz3':v</text:p>
          </table:table-cell>
          <table:table-cell office:value-type="string">
            <text:p>rizüv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sign</text:p>
          </table:table-cell>
          <table:table-cell office:value-type="string">
            <text:p>1 dzn</text:p>
          </table:table-cell>
          <table:table-cell office:value-type="string">
            <text:p>1-rIzaIn <text:s/><text:a xlink:href="mailto:2-r@zaIn">2-r@zaIn</text:a></text:p>
          </table:table-cell>
          <table:table-cell office:value-type="string">
            <text:p>1-rizIn-&gt;1 <text:s/>2-ruzIn-&gt;1</text:p>
          </table:table-cell>
          <table:table-cell/>
          <table:table-cell office:value-type="string">
            <text:p>rIzaIn</text:p>
          </table:table-cell>
          <table:table-cell office:value-type="string">
            <text:p>rizIn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sist</text:p>
          </table:table-cell>
          <table:table-cell office:value-type="string">
            <text:p>1 _dsn</text:p>
          </table:table-cell>
          <table:table-cell office:value-type="string">
            <text:p>1-rIzIst <text:s/><text:a xlink:href="mailto:2-r@zIst">2-r@zIst</text:a></text:p>
          </table:table-cell>
          <table:table-cell office:value-type="string">
            <text:p>1-rizist-&gt;1 <text:s/>2-ruzist-&gt;1</text:p>
          </table:table-cell>
          <table:table-cell/>
          <table:table-cell office:value-type="string">
            <text:p>rIzIst</text:p>
          </table:table-cell>
          <table:table-cell office:value-type="string">
            <text:p>rizis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spect</text:p>
          </table:table-cell>
          <table:table-cell office:value-type="string">
            <text:p>1 _dsn</text:p>
          </table:table-cell>
          <table:table-cell office:value-type="string">
            <text:p>1-rIspekt <text:s/><text:a xlink:href="mailto:2-r@spekt">2-r@spekt</text:a></text:p>
          </table:table-cell>
          <table:table-cell office:value-type="string">
            <text:p>1-rispekt-&gt;1 <text:s/>2-ruspekt-&gt;1</text:p>
          </table:table-cell>
          <table:table-cell/>
          <table:table-cell office:value-type="string">
            <text:p>rIspekt</text:p>
          </table:table-cell>
          <table:table-cell office:value-type="string">
            <text:p>rispekt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tire</text:p>
          </table:table-cell>
          <table:table-cell office:value-type="string">
            <text:p>3 dzn</text:p>
          </table:table-cell>
          <table:table-cell office:value-type="string">
            <text:p>1-rItaI@ <text:s/>2-r@taI@</text:p>
          </table:table-cell>
          <table:table-cell office:value-type="string">
            <text:p>1-ritÏ-&gt;1 <text:s/>2-rutÏ-&gt;1</text:p>
          </table:table-cell>
          <table:table-cell/>
          <table:table-cell office:value-type="string">
            <text:p>rItaI=r</text:p>
          </table:table-cell>
          <table:table-cell office:value-type="string">
            <text:p>ritÏ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everse</text:p>
          </table:table-cell>
          <table:table-cell office:value-type="string">
            <text:p>3 t_zn</text:p>
          </table:table-cell>
          <table:table-cell office:value-type="string">
            <text:p>1-rIv3:s <text:s/><text:a xlink:href="mailto:2-r@v3">2-r@v3</text:a>:s</text:p>
          </table:table-cell>
          <table:table-cell office:value-type="string">
            <text:p>1-rivüs-&gt;1 <text:s/>2-ruvüs-&gt;1</text:p>
          </table:table-cell>
          <table:table-cell/>
          <table:table-cell office:value-type="string">
            <text:p>rIv3':s</text:p>
          </table:table-cell>
          <table:table-cell office:value-type="string">
            <text:p>rivüs</text:p>
          </table:table-cell>
          <table:table-cell/>
          <table:table-cell office:value-type="string">
            <text:p>rp25</text:p>
          </table:table-cell>
          <table:table-cell table:number-columns-repeated="1015"/>
        </table:table-row>
        <table:table-row table:style-name="ro5">
          <table:table-cell office:value-type="string">
            <text:p>rid</text:p>
          </table:table-cell>
          <table:table-cell office:value-type="string">
            <text:p>1* _dzn</text:p>
          </table:table-cell>
          <table:table-cell office:value-type="string">
            <text:p>rId</text:p>
          </table:table-cell>
          <table:table-cell office:value-type="string">
            <text:p>rid</text:p>
          </table:table-cell>
          <table:table-cell/>
          <table:table-cell office:value-type="string">
            <text:p>rId</text:p>
          </table:table-cell>
          <table:table-cell office:value-type="string">
            <text:p>rid</text:p>
          </table:table-cell>
          <table:table-cell table:number-columns-repeated="1017"/>
        </table:table-row>
        <table:table-row table:style-name="ro5">
          <table:table-cell office:value-type="string">
            <text:p>risk</text:p>
          </table:table-cell>
          <table:table-cell office:value-type="string">
            <text:p>1 tsn</text:p>
          </table:table-cell>
          <table:table-cell office:value-type="string">
            <text:p>rIsk</text:p>
          </table:table-cell>
          <table:table-cell office:value-type="string">
            <text:p>risk</text:p>
          </table:table-cell>
          <table:table-cell/>
          <table:table-cell office:value-type="string">
            <text:p>rIsk</text:p>
          </table:table-cell>
          <table:table-cell office:value-type="string">
            <text:p>risk</text:p>
          </table:table-cell>
          <table:table-cell table:number-columns-repeated="1017"/>
        </table:table-row>
        <table:table-row table:style-name="ro5">
          <table:table-cell office:value-type="string">
            <text:p>rub</text:p>
          </table:table-cell>
          <table:table-cell office:value-type="string">
            <text:p>1* dzn</text:p>
          </table:table-cell>
          <table:table-cell office:value-type="string">
            <text:p>rVb</text:p>
          </table:table-cell>
          <table:table-cell office:value-type="string">
            <text:p>rub</text:p>
          </table:table-cell>
          <table:table-cell/>
          <table:table-cell office:value-type="string">
            <text:p>rVb</text:p>
          </table:table-cell>
          <table:table-cell office:value-type="string">
            <text:p>rub</text:p>
          </table:table-cell>
          <table:table-cell table:number-columns-repeated="1017"/>
        </table:table-row>
        <table:table-row table:style-name="ro5">
          <table:table-cell office:value-type="string">
            <text:p>rush</text:p>
          </table:table-cell>
          <table:table-cell office:value-type="string">
            <text:p>2 t_zn</text:p>
          </table:table-cell>
          <table:table-cell office:value-type="string">
            <text:p>rVS</text:p>
          </table:table-cell>
          <table:table-cell office:value-type="string">
            <text:p>ruS</text:p>
          </table:table-cell>
          <table:table-cell/>
          <table:table-cell office:value-type="string">
            <text:p>rVS</text:p>
          </table:table-cell>
          <table:table-cell office:value-type="string">
            <text:p>ruS</text:p>
          </table:table-cell>
          <table:table-cell table:number-columns-repeated="1017"/>
        </table:table-row>
        <table:table-row table:style-name="ro5">
          <table:table-cell office:value-type="string">
            <text:p>sail</text:p>
          </table:table-cell>
          <table:table-cell office:value-type="string">
            <text:p>1 dzn</text:p>
          </table:table-cell>
          <table:table-cell office:value-type="string">
            <text:p>seI=l</text:p>
          </table:table-cell>
          <table:table-cell office:value-type="string">
            <text:p>sAl</text:p>
          </table:table-cell>
          <table:table-cell/>
          <table:table-cell office:value-type="string">
            <text:p>seI=l</text:p>
          </table:table-cell>
          <table:table-cell office:value-type="string">
            <text:p>sAl</text:p>
          </table:table-cell>
          <table:table-cell table:number-columns-repeated="1017"/>
        </table:table-row>
        <table:table-row table:style-name="ro5">
          <table:table-cell office:value-type="string">
            <text:p>satisfy</text:p>
          </table:table-cell>
          <table:table-cell office:value-type="string">
            <text:p>4 dzn</text:p>
          </table:table-cell>
          <table:table-cell office:value-type="string">
            <text:p>1-s{tIsfaI <text:s/>2-s{t@sfaI</text:p>
          </table:table-cell>
          <table:table-cell office:value-type="string">
            <text:p>1-satisfI-&gt;1 <text:s/>2-satusfI-&gt;1</text:p>
          </table:table-cell>
          <table:table-cell/>
          <table:table-cell office:value-type="string">
            <text:p>s{tIsfaI</text:p>
          </table:table-cell>
          <table:table-cell office:value-type="string">
            <text:p>satisfI</text:p>
          </table:table-cell>
          <table:table-cell/>
          <table:table-cell office:value-type="string">
            <text:p>rp2:25 <text:s text:c="3"/></text:p>
          </table:table-cell>
          <table:table-cell table:number-columns-repeated="1015"/>
        </table:table-row>
        <table:table-row table:style-name="ro5">
          <table:table-cell office:value-type="string">
            <text:p>scream</text:p>
          </table:table-cell>
          <table:table-cell office:value-type="string">
            <text:p>1 dzn</text:p>
          </table:table-cell>
          <table:table-cell office:value-type="string">
            <text:p>skri:m</text:p>
          </table:table-cell>
          <table:table-cell office:value-type="string">
            <text:p>skrEm</text:p>
          </table:table-cell>
          <table:table-cell/>
          <table:table-cell office:value-type="string">
            <text:p>skri:m</text:p>
          </table:table-cell>
          <table:table-cell office:value-type="string">
            <text:p>skrEm</text:p>
          </table:table-cell>
          <table:table-cell table:number-columns-repeated="1017"/>
        </table:table-row>
        <table:table-row table:style-name="ro5">
          <table:table-cell office:value-type="string">
            <text:p>seize</text:p>
          </table:table-cell>
          <table:table-cell office:value-type="string">
            <text:p>3 d_zn</text:p>
          </table:table-cell>
          <table:table-cell office:value-type="string">
            <text:p>si:z</text:p>
          </table:table-cell>
          <table:table-cell office:value-type="string">
            <text:p>sEz</text:p>
          </table:table-cell>
          <table:table-cell/>
          <table:table-cell office:value-type="string">
            <text:p>si:z</text:p>
          </table:table-cell>
          <table:table-cell office:value-type="string">
            <text:p>sEz</text:p>
          </table:table-cell>
          <table:table-cell table:number-columns-repeated="1017"/>
        </table:table-row>
        <table:table-row table:style-name="ro5">
          <table:table-cell office:value-type="string">
            <text:p>sense</text:p>
          </table:table-cell>
          <table:table-cell office:value-type="string">
            <text:p>3 t_zn</text:p>
          </table:table-cell>
          <table:table-cell office:value-type="string">
            <text:p>sen(t)s</text:p>
          </table:table-cell>
          <table:table-cell office:value-type="string">
            <text:p>sens</text:p>
          </table:table-cell>
          <table:table-cell/>
          <table:table-cell office:value-type="string">
            <text:p>sen(t)s</text:p>
          </table:table-cell>
          <table:table-cell office:value-type="string">
            <text:p>sens</text:p>
          </table:table-cell>
          <table:table-cell table:number-columns-repeated="1017"/>
        </table:table-row>
        <table:table-row table:style-name="ro5">
          <table:table-cell office:value-type="string">
            <text:p>shape</text:p>
          </table:table-cell>
          <table:table-cell office:value-type="string">
            <text:p>3 tsn</text:p>
          </table:table-cell>
          <table:table-cell office:value-type="string">
            <text:p>SeIp</text:p>
          </table:table-cell>
          <table:table-cell office:value-type="string">
            <text:p>SAp</text:p>
          </table:table-cell>
          <table:table-cell/>
          <table:table-cell office:value-type="string">
            <text:p>SeIp</text:p>
          </table:table-cell>
          <table:table-cell office:value-type="string">
            <text:p>SAp</text:p>
          </table:table-cell>
          <table:table-cell table:number-columns-repeated="1017"/>
        </table:table-row>
        <table:table-row table:style-name="ro5">
          <table:table-cell office:value-type="string">
            <text:p>shrug</text:p>
          </table:table-cell>
          <table:table-cell office:value-type="string">
            <text:p>1* dzn</text:p>
          </table:table-cell>
          <table:table-cell office:value-type="string">
            <text:p>SrVg</text:p>
          </table:table-cell>
          <table:table-cell office:value-type="string">
            <text:p>Srug</text:p>
          </table:table-cell>
          <table:table-cell/>
          <table:table-cell office:value-type="string">
            <text:p>SrVg</text:p>
          </table:table-cell>
          <table:table-cell office:value-type="string">
            <text:p>Srug</text:p>
          </table:table-cell>
          <table:table-cell table:number-columns-repeated="1017"/>
        </table:table-row>
        <table:table-row table:style-name="ro5">
          <table:table-cell office:value-type="string">
            <text:p>sigh</text:p>
          </table:table-cell>
          <table:table-cell office:value-type="string">
            <text:p>1 dzn</text:p>
          </table:table-cell>
          <table:table-cell office:value-type="string">
            <text:p>saI </text:p>
          </table:table-cell>
          <table:table-cell office:value-type="string">
            <text:p>sI </text:p>
          </table:table-cell>
          <table:table-cell/>
          <table:table-cell office:value-type="string">
            <text:p>saI <text:s/></text:p>
          </table:table-cell>
          <table:table-cell office:value-type="string">
            <text:p>sI 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low</text:p>
          </table:table-cell>
          <table:table-cell office:value-type="string">
            <text:p>1 dzn</text:p>
          </table:table-cell>
          <table:table-cell office:value-type="string">
            <text:p><text:a xlink:href="mailto:sl@U">sl@U</text:a></text:p>
          </table:table-cell>
          <table:table-cell office:value-type="string">
            <text:p>slO</text:p>
          </table:table-cell>
          <table:table-cell/>
          <table:table-cell office:value-type="string">
            <text:p>sloU</text:p>
          </table:table-cell>
          <table:table-cell office:value-type="string">
            <text:p>slO</text:p>
          </table:table-cell>
          <table:table-cell table:number-columns-repeated="1017"/>
        </table:table-row>
        <table:table-row table:style-name="ro5">
          <table:table-cell office:value-type="string">
            <text:p>smoke</text:p>
          </table:table-cell>
          <table:table-cell office:value-type="string">
            <text:p>3 tsn</text:p>
          </table:table-cell>
          <table:table-cell office:value-type="string">
            <text:p><text:a xlink:href="mailto:sm@Uk">sm@Uk</text:a></text:p>
          </table:table-cell>
          <table:table-cell office:value-type="string">
            <text:p>smOk</text:p>
          </table:table-cell>
          <table:table-cell/>
          <table:table-cell office:value-type="string">
            <text:p>smoUk</text:p>
          </table:table-cell>
          <table:table-cell office:value-type="string">
            <text:p>smOk</text:p>
          </table:table-cell>
          <table:table-cell table:number-columns-repeated="1017"/>
        </table:table-row>
        <table:table-row table:style-name="ro5">
          <table:table-cell office:value-type="string">
            <text:p>snap</text:p>
          </table:table-cell>
          <table:table-cell office:value-type="string">
            <text:p>1* tsn</text:p>
          </table:table-cell>
          <table:table-cell office:value-type="string">
            <text:p>sn{p</text:p>
          </table:table-cell>
          <table:table-cell office:value-type="string">
            <text:p>snap</text:p>
          </table:table-cell>
          <table:table-cell/>
          <table:table-cell office:value-type="string">
            <text:p>sn{p</text:p>
          </table:table-cell>
          <table:table-cell office:value-type="string">
            <text:p>snap</text:p>
          </table:table-cell>
          <table:table-cell table:number-columns-repeated="1017"/>
        </table:table-row>
        <table:table-row table:style-name="ro5">
          <table:table-cell office:value-type="string">
            <text:p>split</text:p>
          </table:table-cell>
          <table:table-cell office:value-type="string">
            <text:p>1* xsn</text:p>
          </table:table-cell>
          <table:table-cell office:value-type="string">
            <text:p>splIt</text:p>
          </table:table-cell>
          <table:table-cell office:value-type="string">
            <text:p>split</text:p>
          </table:table-cell>
          <table:table-cell/>
          <table:table-cell office:value-type="string">
            <text:p>splIt</text:p>
          </table:table-cell>
          <table:table-cell office:value-type="string">
            <text:p>split</text:p>
          </table:table-cell>
          <table:table-cell table:number-columns-repeated="1017"/>
        </table:table-row>
        <table:table-row table:style-name="ro5">
          <table:table-cell office:value-type="string">
            <text:p>spot</text:p>
          </table:table-cell>
          <table:table-cell office:value-type="string">
            <text:p>1* _dsn</text:p>
          </table:table-cell>
          <table:table-cell office:value-type="string">
            <text:p>spQt</text:p>
          </table:table-cell>
          <table:table-cell office:value-type="string">
            <text:p>spot</text:p>
          </table:table-cell>
          <table:table-cell/>
          <table:table-cell office:value-type="string">
            <text:p>spA:t</text:p>
          </table:table-cell>
          <table:table-cell office:value-type="string">
            <text:p>spRt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squeeze</text:p>
          </table:table-cell>
          <table:table-cell office:value-type="string">
            <text:p>3 d_zn</text:p>
          </table:table-cell>
          <table:table-cell office:value-type="string">
            <text:p>skwi:z</text:p>
          </table:table-cell>
          <table:table-cell office:value-type="string">
            <text:p>skwEz</text:p>
          </table:table-cell>
          <table:table-cell/>
          <table:table-cell office:value-type="string">
            <text:p>skwi:z</text:p>
          </table:table-cell>
          <table:table-cell office:value-type="string">
            <text:p>skwEz</text:p>
          </table:table-cell>
          <table:table-cell table:number-columns-repeated="1017"/>
        </table:table-row>
        <table:table-row table:style-name="ro5">
          <table:table-cell office:value-type="string">
            <text:p>stimulate</text:p>
          </table:table-cell>
          <table:table-cell office:value-type="string">
            <text:p>3 dsn</text:p>
          </table:table-cell>
          <table:table-cell office:value-type="string">
            <text:p>1-stImjuleIt <text:s/><text:a xlink:href="mailto:2-stImj@leIt">2-stImj@leIt</text:a></text:p>
          </table:table-cell>
          <table:table-cell office:value-type="string">
            <text:p>1-stimyUlAt-&gt;1 <text:s/>2-stimyulAt-&gt;2</text:p>
          </table:table-cell>
          <table:table-cell/>
          <table:table-cell office:value-type="string">
            <text:p><text:a xlink:href="mailto:stImj@leIt">stImj@leIt</text:a></text:p>
          </table:table-cell>
          <table:table-cell office:value-type="string">
            <text:p>stimyulAt-&gt;2</text:p>
          </table:table-cell>
          <table:table-cell/>
          <table:table-cell office:value-type="string">
            <text:p>Minor 15 except</text:p>
          </table:table-cell>
          <table:table-cell table:number-columns-repeated="1015"/>
        </table:table-row>
        <table:table-row table:style-name="ro5">
          <table:table-cell office:value-type="string">
            <text:p>stir</text:p>
          </table:table-cell>
          <table:table-cell office:value-type="string">
            <text:p>1* dzn</text:p>
          </table:table-cell>
          <table:table-cell office:value-type="string">
            <text:p>st3:</text:p>
          </table:table-cell>
          <table:table-cell office:value-type="string">
            <text:p>stü</text:p>
          </table:table-cell>
          <table:table-cell/>
          <table:table-cell office:value-type="string">
            <text:p>st3':</text:p>
          </table:table-cell>
          <table:table-cell office:value-type="string">
            <text:p>stü</text:p>
          </table:table-cell>
          <table:table-cell table:number-columns-repeated="1017"/>
        </table:table-row>
        <table:table-row table:style-name="ro5">
          <table:table-cell office:value-type="string">
            <text:p>store</text:p>
          </table:table-cell>
          <table:table-cell office:value-type="string">
            <text:p>3 dzn</text:p>
          </table:table-cell>
          <table:table-cell office:value-type="string">
            <text:p>stO:</text:p>
          </table:table-cell>
          <table:table-cell office:value-type="string">
            <text:p>stö</text:p>
          </table:table-cell>
          <table:table-cell/>
          <table:table-cell office:value-type="string">
            <text:p>1-stO:r <text:s/>2-sto:r</text:p>
          </table:table-cell>
          <table:table-cell office:value-type="string">
            <text:p>1-stQr-&gt;1 <text:s/>2=1</text:p>
          </table:table-cell>
          <table:table-cell/>
          <table:table-cell office:value-type="string">
            <text:p>force</text:p>
          </table:table-cell>
          <table:table-cell table:number-columns-repeated="1015"/>
        </table:table-row>
        <table:table-row table:style-name="ro5">
          <table:table-cell office:value-type="string">
            <text:p>strengthen</text:p>
          </table:table-cell>
          <table:table-cell office:value-type="string">
            <text:p>1 dzn</text:p>
          </table:table-cell>
          <table:table-cell office:value-type="string">
            <text:p>streN(k)T=n</text:p>
          </table:table-cell>
          <table:table-cell office:value-type="string">
            <text:p>streNTun</text:p>
          </table:table-cell>
          <table:table-cell/>
          <table:table-cell office:value-type="string">
            <text:p>streN(k)T=n</text:p>
          </table:table-cell>
          <table:table-cell office:value-type="string">
            <text:p>streNTun</text:p>
          </table:table-cell>
          <table:table-cell/>
          <table:table-cell office:value-type="string">
            <text:p>rp,ga S9</text:p>
          </table:table-cell>
          <table:table-cell table:number-columns-repeated="1015"/>
        </table:table-row>
        <table:table-row table:style-name="ro5">
          <table:table-cell office:value-type="string">
            <text:p>suspend</text:p>
          </table:table-cell>
          <table:table-cell office:value-type="string">
            <text:p>1 _dzn</text:p>
          </table:table-cell>
          <table:table-cell office:value-type="string">
            <text:p><text:a xlink:href="mailto:s@spend">s@spend</text:a></text:p>
          </table:table-cell>
          <table:table-cell office:value-type="string">
            <text:p>suspend</text:p>
          </table:table-cell>
          <table:table-cell/>
          <table:table-cell office:value-type="string">
            <text:p><text:a xlink:href="mailto:s@spend">s@spend</text:a></text:p>
          </table:table-cell>
          <table:table-cell office:value-type="string">
            <text:p>suspend</text:p>
          </table:table-cell>
          <table:table-cell table:number-columns-repeated="1017"/>
        </table:table-row>
        <table:table-row table:style-name="ro5">
          <table:table-cell office:value-type="string">
            <text:p>sustain</text:p>
          </table:table-cell>
          <table:table-cell office:value-type="string">
            <text:p>1 dzn</text:p>
          </table:table-cell>
          <table:table-cell office:value-type="string">
            <text:p><text:a xlink:href="mailto:s@steIn">s@steIn</text:a></text:p>
          </table:table-cell>
          <table:table-cell office:value-type="string">
            <text:p>sustAn</text:p>
          </table:table-cell>
          <table:table-cell/>
          <table:table-cell office:value-type="string">
            <text:p><text:a xlink:href="mailto:s@steIn">s@steIn</text:a></text:p>
          </table:table-cell>
          <table:table-cell office:value-type="string">
            <text:p>sustAn</text:p>
          </table:table-cell>
          <table:table-cell table:number-columns-repeated="1017"/>
        </table:table-row>
        <table:table-row table:style-name="ro5">
          <table:table-cell office:value-type="string">
            <text:p>swallow</text:p>
          </table:table-cell>
          <table:table-cell office:value-type="string">
            <text:p>1 dzn</text:p>
          </table:table-cell>
          <table:table-cell office:value-type="string">
            <text:p><text:a xlink:href="mailto:swQl@U">swQl@U</text:a></text:p>
          </table:table-cell>
          <table:table-cell office:value-type="string">
            <text:p>swolO</text:p>
          </table:table-cell>
          <table:table-cell/>
          <table:table-cell office:value-type="string">
            <text:p>swA:loU</text:p>
          </table:table-cell>
          <table:table-cell office:value-type="string">
            <text:p>swRlO</text:p>
          </table:table-cell>
          <table:table-cell/>
          <table:table-cell office:value-type="string">
            <text:p>Ga 9</text:p>
          </table:table-cell>
          <table:table-cell table:number-columns-repeated="1015"/>
        </table:table-row>
        <table:table-row table:style-name="ro5">
          <table:table-cell office:value-type="string">
            <text:p>tackle</text:p>
          </table:table-cell>
          <table:table-cell office:value-type="string">
            <text:p>3 dzn</text:p>
          </table:table-cell>
          <table:table-cell office:value-type="string">
            <text:p>t{k=l</text:p>
          </table:table-cell>
          <table:table-cell office:value-type="string">
            <text:p>takl</text:p>
          </table:table-cell>
          <table:table-cell/>
          <table:table-cell office:value-type="string">
            <text:p>t{k=l</text:p>
          </table:table-cell>
          <table:table-cell office:value-type="string">
            <text:p>takl</text:p>
          </table:table-cell>
          <table:table-cell table:number-columns-repeated="1017"/>
        </table:table-row>
        <table:table-row table:style-name="ro5">
          <table:table-cell office:value-type="string">
            <text:p>tap</text:p>
          </table:table-cell>
          <table:table-cell office:value-type="string">
            <text:p>1* tsn</text:p>
          </table:table-cell>
          <table:table-cell office:value-type="string">
            <text:p>t{p</text:p>
          </table:table-cell>
          <table:table-cell office:value-type="string">
            <text:p>tap</text:p>
          </table:table-cell>
          <table:table-cell/>
          <table:table-cell office:value-type="string">
            <text:p>t{p</text:p>
          </table:table-cell>
          <table:table-cell office:value-type="string">
            <text:p>tap</text:p>
          </table:table-cell>
          <table:table-cell table:number-columns-repeated="1017"/>
        </table:table-row>
        <table:table-row table:style-name="ro5">
          <table:table-cell office:value-type="string">
            <text:p>telephone</text:p>
          </table:table-cell>
          <table:table-cell office:value-type="string">
            <text:p>3 dzn</text:p>
          </table:table-cell>
          <table:table-cell office:value-type="string">
            <text:p>1-telIf@Un <text:s/>2-tel@f@Un</text:p>
          </table:table-cell>
          <table:table-cell office:value-type="string">
            <text:p>1-telifOn-&gt;1 <text:s/>2-telufOn-&gt;2</text:p>
          </table:table-cell>
          <table:table-cell/>
          <table:table-cell office:value-type="string">
            <text:p><text:a xlink:href="mailto:tel@foUn">tel@foUn</text:a></text:p>
          </table:table-cell>
          <table:table-cell office:value-type="string">
            <text:p>TelufOn-&gt;2</text:p>
          </table:table-cell>
          <table:table-cell/>
          <table:table-cell office:value-type="string">
            <text:p>Minor 25 except</text:p>
          </table:table-cell>
          <table:table-cell table:number-columns-repeated="1015"/>
        </table:table-row>
        <table:table-row table:style-name="ro5">
          <table:table-cell office:value-type="string">
            <text:p>trace</text:p>
          </table:table-cell>
          <table:table-cell office:value-type="string">
            <text:p>3 t_zn</text:p>
          </table:table-cell>
          <table:table-cell office:value-type="string">
            <text:p>treIs</text:p>
          </table:table-cell>
          <table:table-cell office:value-type="string">
            <text:p>trAs</text:p>
          </table:table-cell>
          <table:table-cell/>
          <table:table-cell office:value-type="string">
            <text:p>treIs</text:p>
          </table:table-cell>
          <table:table-cell office:value-type="string">
            <text:p>trAs</text:p>
          </table:table-cell>
          <table:table-cell table:number-columns-repeated="1017"/>
        </table:table-row>
        <table:table-row table:style-name="ro5">
          <table:table-cell office:value-type="string">
            <text:p>trade</text:p>
          </table:table-cell>
          <table:table-cell office:value-type="string">
            <text:p>3 _dzn</text:p>
          </table:table-cell>
          <table:table-cell office:value-type="string">
            <text:p>treId</text:p>
          </table:table-cell>
          <table:table-cell office:value-type="string">
            <text:p>trAd</text:p>
          </table:table-cell>
          <table:table-cell/>
          <table:table-cell office:value-type="string">
            <text:p>treId</text:p>
          </table:table-cell>
          <table:table-cell office:value-type="string">
            <text:p>trAd</text:p>
          </table:table-cell>
          <table:table-cell table:number-columns-repeated="1017"/>
        </table:table-row>
        <table:table-row table:style-name="ro5">
          <table:table-cell office:value-type="string">
            <text:p>transform</text:p>
          </table:table-cell>
          <table:table-cell office:value-type="string">
            <text:p>1 dzn</text:p>
          </table:table-cell>
          <table:table-cell office:value-type="string">
            <text:p>1-tr{n(t)sfO:m <text:s/>2-trA:n(t)sfO:m <text:s/><text:a xlink:href="mailto:3-tr@n">3-tr@n</text:a>(t)sfO:m</text:p>
          </table:table-cell>
          <table:table-cell office:value-type="string">
            <text:p>1-transföm-&gt;1 <text:s/>2-trRnsföm-&gt;1 <text:s/>3-trunsföm-&gt;1</text:p>
          </table:table-cell>
          <table:table-cell/>
          <table:table-cell office:value-type="string">
            <text:p>tr{n(t)sfO:rm</text:p>
          </table:table-cell>
          <table:table-cell office:value-type="string">
            <text:p>transfQrm</text:p>
          </table:table-cell>
          <table:table-cell/>
          <table:table-cell office:value-type="string">
            <text:p>rp2,3:16</text:p>
          </table:table-cell>
          <table:table-cell table:number-columns-repeated="1015"/>
        </table:table-row>
        <table:table-row table:style-name="ro5">
          <table:table-cell office:value-type="string">
            <text:p>translate</text:p>
          </table:table-cell>
          <table:table-cell office:value-type="string">
            <text:p>3 _dsn</text:p>
          </table:table-cell>
          <table:table-cell office:value-type="string">
            <text:p>1-tr{n(t)sleIt <text:s/>2-trA:n(t)sleIt <text:s/>3-tr{nzleIt <text:s/>4-trA:nzleIt <text:s/><text:a xlink:href="mailto:5-tr@n">5-tr@n</text:a>(t)sleIt <text:s text:c="2"/><text:a xlink:href="mailto:6-tr@nzleIt">6-tr@nzleIt</text:a></text:p>
          </table:table-cell>
          <table:table-cell office:value-type="string">
            <text:p>1-translAt-&gt;1 <text:s/>2-trRnslAt-&gt;1 <text:s/>3-tranzlAt-&gt;2 <text:s/>4-trRnzlAt-&gt;2 <text:s/>5-trunslAt-&gt;1 <text:s/>6-trunzLAt-&gt;2</text:p>
          </table:table-cell>
          <table:table-cell/>
          <table:table-cell office:value-type="string">
            <text:p>tr{nzleIt</text:p>
          </table:table-cell>
          <table:table-cell office:value-type="string">
            <text:p>TranzlAt-&gt;2</text:p>
          </table:table-cell>
          <table:table-cell/>
          <table:table-cell office:value-type="string">
            <text:p>two pronun : rp2,4,5,6:16</text:p>
          </table:table-cell>
          <table:table-cell table:number-columns-repeated="1015"/>
        </table:table-row>
        <table:table-row table:style-name="ro5">
          <table:table-cell office:value-type="string">
            <text:p>trap</text:p>
          </table:table-cell>
          <table:table-cell office:value-type="string">
            <text:p>1* tsn</text:p>
          </table:table-cell>
          <table:table-cell office:value-type="string">
            <text:p>tr{p</text:p>
          </table:table-cell>
          <table:table-cell office:value-type="string">
            <text:p>trap</text:p>
          </table:table-cell>
          <table:table-cell/>
          <table:table-cell office:value-type="string">
            <text:p>tr{p</text:p>
          </table:table-cell>
          <table:table-cell office:value-type="string">
            <text:p>trap</text:p>
          </table:table-cell>
          <table:table-cell table:number-columns-repeated="1017"/>
        </table:table-row>
        <table:table-row table:style-name="ro5">
          <table:table-cell office:value-type="string">
            <text:p>twist</text:p>
          </table:table-cell>
          <table:table-cell office:value-type="string">
            <text:p>1 _dsn</text:p>
          </table:table-cell>
          <table:table-cell office:value-type="string">
            <text:p>twIst</text:p>
          </table:table-cell>
          <table:table-cell office:value-type="string">
            <text:p>twist</text:p>
          </table:table-cell>
          <table:table-cell/>
          <table:table-cell office:value-type="string">
            <text:p>twIst</text:p>
          </table:table-cell>
          <table:table-cell office:value-type="string">
            <text:p>twist</text:p>
          </table:table-cell>
          <table:table-cell table:number-columns-repeated="1017"/>
        </table:table-row>
        <table:table-row table:style-name="ro5">
          <table:table-cell office:value-type="string">
            <text:p>undermine</text:p>
          </table:table-cell>
          <table:table-cell office:value-type="string">
            <text:p>3 dzn</text:p>
          </table:table-cell>
          <table:table-cell office:value-type="string">
            <text:p><text:a xlink:href="mailto:Vnd@maIn">Vnd@maIn</text:a></text:p>
          </table:table-cell>
          <table:table-cell office:value-type="string">
            <text:p>unduÑmIn</text:p>
          </table:table-cell>
          <table:table-cell/>
          <table:table-cell office:value-type="string">
            <text:p>Vnd=rmaIN</text:p>
          </table:table-cell>
          <table:table-cell office:value-type="string">
            <text:p>undurmIn</text:p>
          </table:table-cell>
          <table:table-cell table:number-columns-repeated="1017"/>
        </table:table-row>
        <table:table-row table:style-name="ro5">
          <table:table-cell office:value-type="string">
            <text:p>unite</text:p>
          </table:table-cell>
          <table:table-cell office:value-type="string">
            <text:p>3 _dsn</text:p>
          </table:table-cell>
          <table:table-cell office:value-type="string">
            <text:p>junaIt</text:p>
          </table:table-cell>
          <table:table-cell office:value-type="string">
            <text:p>yUnIt</text:p>
          </table:table-cell>
          <table:table-cell/>
          <table:table-cell office:value-type="string">
            <text:p>junaIt</text:p>
          </table:table-cell>
          <table:table-cell office:value-type="string">
            <text:p>yUnIt</text:p>
          </table:table-cell>
          <table:table-cell table:number-columns-repeated="1017"/>
        </table:table-row>
        <table:table-row table:style-name="ro5">
          <table:table-cell office:value-type="string">
            <text:p>value</text:p>
          </table:table-cell>
          <table:table-cell office:value-type="string">
            <text:p>3 dzn</text:p>
          </table:table-cell>
          <table:table-cell office:value-type="string">
            <text:p>v{lju:</text:p>
          </table:table-cell>
          <table:table-cell office:value-type="string">
            <text:p>valyU</text:p>
          </table:table-cell>
          <table:table-cell/>
          <table:table-cell office:value-type="string">
            <text:p>v{lju:</text:p>
          </table:table-cell>
          <table:table-cell office:value-type="string">
            <text:p>valyU</text:p>
          </table:table-cell>
          <table:table-cell table:number-columns-repeated="1017"/>
        </table:table-row>
        <table:table-row table:style-name="ro5">
          <table:table-cell office:value-type="string">
            <text:p>wander</text:p>
          </table:table-cell>
          <table:table-cell office:value-type="string">
            <text:p>1 dzn</text:p>
          </table:table-cell>
          <table:table-cell office:value-type="string">
            <text:p>wQnd@</text:p>
          </table:table-cell>
          <table:table-cell office:value-type="string">
            <text:p>wonduÑ</text:p>
          </table:table-cell>
          <table:table-cell/>
          <table:table-cell office:value-type="string">
            <text:p>wA:nd=r</text:p>
          </table:table-cell>
          <table:table-cell office:value-type="string">
            <text:p>wRndur</text:p>
          </table:table-cell>
          <table:table-cell/>
          <table:table-cell office:value-type="string">
            <text:p>ga9</text:p>
          </table:table-cell>
          <table:table-cell table:number-columns-repeated="1015"/>
        </table:table-row>
        <table:table-row table:style-name="ro5">
          <table:table-cell office:value-type="string">
            <text:p>waste</text:p>
          </table:table-cell>
          <table:table-cell office:value-type="string">
            <text:p>3 _dsn</text:p>
          </table:table-cell>
          <table:table-cell office:value-type="string">
            <text:p>weIst</text:p>
          </table:table-cell>
          <table:table-cell office:value-type="string">
            <text:p>wAst</text:p>
          </table:table-cell>
          <table:table-cell/>
          <table:table-cell office:value-type="string">
            <text:p>weIst</text:p>
          </table:table-cell>
          <table:table-cell office:value-type="string">
            <text:p>wAst</text:p>
          </table:table-cell>
          <table:table-cell table:number-columns-repeated="1017"/>
        </table:table-row>
        <table:table-row table:style-name="ro5">
          <table:table-cell office:value-type="string">
            <text:p>wave</text:p>
          </table:table-cell>
          <table:table-cell office:value-type="string">
            <text:p>3 dzn</text:p>
          </table:table-cell>
          <table:table-cell office:value-type="string">
            <text:p>weIv</text:p>
          </table:table-cell>
          <table:table-cell office:value-type="string">
            <text:p>wAv</text:p>
          </table:table-cell>
          <table:table-cell/>
          <table:table-cell office:value-type="string">
            <text:p>weIv</text:p>
          </table:table-cell>
          <table:table-cell office:value-type="string">
            <text:p>wAv</text:p>
          </table:table-cell>
          <table:table-cell table:number-columns-repeated="1017"/>
        </table:table-row>
        <table:table-row table:style-name="ro5">
          <table:table-cell office:value-type="string">
            <text:p>weigh</text:p>
          </table:table-cell>
          <table:table-cell office:value-type="string">
            <text:p>1 dzn</text:p>
          </table:table-cell>
          <table:table-cell office:value-type="string">
            <text:p>weI </text:p>
          </table:table-cell>
          <table:table-cell office:value-type="string">
            <text:p>wA </text:p>
          </table:table-cell>
          <table:table-cell/>
          <table:table-cell office:value-type="string">
            <text:p>weI</text:p>
          </table:table-cell>
          <table:table-cell office:value-type="string">
            <text:p>wA</text:p>
          </table:table-cell>
          <table:table-cell table:number-columns-repeated="1017"/>
        </table:table-row>
        <table:table-row table:style-name="ro5">
          <table:table-cell office:value-type="string">
            <text:p>whisper</text:p>
          </table:table-cell>
          <table:table-cell office:value-type="string">
            <text:p>1 dzn</text:p>
          </table:table-cell>
          <table:table-cell office:value-type="string">
            <text:p>1-wIsp@ <text:s/>2-hwIsp@</text:p>
          </table:table-cell>
          <table:table-cell office:value-type="string">
            <text:p>1-wispuÑ-&gt;1 <text:s/>2-PispuÑ-&gt;2</text:p>
          </table:table-cell>
          <table:table-cell/>
          <table:table-cell office:value-type="string">
            <text:p>hwIsp=r</text:p>
          </table:table-cell>
          <table:table-cell office:value-type="string">
            <text:p>Pispur-&gt;2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5">
          <table:table-cell office:value-type="string">
            <text:p>wipe</text:p>
          </table:table-cell>
          <table:table-cell office:value-type="string">
            <text:p>3 tsn</text:p>
          </table:table-cell>
          <table:table-cell office:value-type="string">
            <text:p>waIp</text:p>
          </table:table-cell>
          <table:table-cell office:value-type="string">
            <text:p>wIp</text:p>
          </table:table-cell>
          <table:table-cell/>
          <table:table-cell office:value-type="string">
            <text:p>waIp</text:p>
          </table:table-cell>
          <table:table-cell office:value-type="string">
            <text:p>wIp</text:p>
          </table:table-cell>
          <table:table-cell table:number-columns-repeated="1017"/>
        </table:table-row>
        <table:table-row table:style-name="ro5">
          <table:table-cell office:value-type="string">
            <text:p>witness</text:p>
          </table:table-cell>
          <table:table-cell office:value-type="string">
            <text:p>2 t_zn</text:p>
          </table:table-cell>
          <table:table-cell office:value-type="string">
            <text:p>1-<text:a xlink:href="mailto:wItn@s">wItn@s</text:a> <text:s/>2-wItnIs</text:p>
          </table:table-cell>
          <table:table-cell office:value-type="string">
            <text:p>1-witnus-&gt;? <text:s/>2-witnis-&gt;?</text:p>
          </table:table-cell>
          <table:table-cell/>
          <table:table-cell office:value-type="string">
            <text:p><text:a xlink:href="mailto:wItn@s">wItn@s</text:a></text:p>
          </table:table-cell>
          <table:table-cell office:value-type="string">
            <text:p>witnus-&gt;</text:p>
          </table:table-cell>
          <table:table-cell/>
          <table:table-cell office:value-type="string">
            <text:p>??</text:p>
          </table:table-cell>
          <table:table-cell table:number-columns-repeated="1015"/>
        </table:table-row>
        <table:table-row table:style-name="ro5">
          <table:table-cell office:value-type="string">
            <text:p>wrap</text:p>
          </table:table-cell>
          <table:table-cell office:value-type="string">
            <text:p>1 tsn</text:p>
          </table:table-cell>
          <table:table-cell office:value-type="string">
            <text:p>r{p</text:p>
          </table:table-cell>
          <table:table-cell office:value-type="string">
            <text:p>rap</text:p>
          </table:table-cell>
          <table:table-cell/>
          <table:table-cell office:value-type="string">
            <text:p>r{p</text:p>
          </table:table-cell>
          <table:table-cell office:value-type="string">
            <text:p>rap</text:p>
          </table:table-cell>
          <table:table-cell table:number-columns-repeated="1017"/>
        </table:table-row>
        <table:table-row table:style-name="ro5">
          <table:table-cell office:value-type="string">
            <text:p>yield</text:p>
          </table:table-cell>
          <table:table-cell office:value-type="string">
            <text:p>1 _dzn</text:p>
          </table:table-cell>
          <table:table-cell office:value-type="string">
            <text:p>ji:=ld</text:p>
          </table:table-cell>
          <table:table-cell office:value-type="string">
            <text:p>yEld</text:p>
          </table:table-cell>
          <table:table-cell/>
          <table:table-cell office:value-type="string">
            <text:p>j:=ld</text:p>
          </table:table-cell>
          <table:table-cell office:value-type="string">
            <text:p>yEld</text:p>
          </table:table-cell>
          <table:table-cell/>
          <table:table-cell office:value-type="string">
            <text:p>rp/ga O</text:p>
          </table:table-cell>
          <table:table-cell table:number-columns-repeated="1015"/>
        </table:table-row>
        <table:table-row table:style-name="ro5">
          <table:table-cell table:style-name="ce6"/>
          <table:table-cell table:number-columns-repeated="1023"/>
        </table:table-row>
        <table:table-row table:style-name="ro5" table:number-rows-repeated="652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target-range-address="Sheet1.S14:Sheet1.S656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2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95</meta:editing-cycles>
    <meta:creation-date>2008-11-03T13:42:32</meta:creation-date>
    <dc:date>2010-09-27T12:50:16</dc:date>
    <meta:editing-duration>PT17H12M16S</meta:editing-duration>
    <meta:document-statistic meta:table-count="3" meta:cell-count="1899" meta:object-count="0"/>
    <meta:user-defined meta:name="Info 1"/>
    <meta:user-defined meta:name="Info 2"/>
    <meta:user-defined meta:name="Info 3"/>
    <meta:user-defined meta:name="Info 4"/>
  </office:meta>
</office:document-meta>
</file>